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erif" svg:font-family="'!Bitstream Vera Serif'"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list-style-name="L17"/>
    <style:style style:name="P3" style:family="paragraph" style:parent-style-name="Standard" style:list-style-name="L21"/>
    <style:style style:name="P4" style:family="paragraph" style:parent-style-name="Standard" style:list-style-name="L24"/>
    <style:style style:name="P5" style:family="paragraph" style:parent-style-name="Standard">
      <style:text-properties fo:font-weight="normal" style:font-weight-asian="normal" style:font-weight-complex="normal"/>
    </style:style>
    <style:style style:name="P6" style:family="paragraph" style:parent-style-name="Standard" style:list-style-name="L26"/>
    <style:style style:name="P7" style:family="paragraph" style:parent-style-name="Standard" style:list-style-name="L27"/>
    <style:style style:name="P8" style:family="paragraph" style:parent-style-name="Standard">
      <style:paragraph-properties fo:background-color="transparent">
        <style:background-image/>
      </style:paragraph-properties>
    </style:style>
    <style:style style:name="P9" style:family="paragraph" style:parent-style-name="Standard" style:list-style-name="L26">
      <style:paragraph-properties fo:margin-left="0cm" fo:margin-right="0cm" fo:text-indent="-0.635cm" style:auto-text-indent="false"/>
    </style:style>
    <style:style style:name="P10" style:family="paragraph" style:parent-style-name="Text_20_body" style:list-style-name="L28"/>
    <style:style style:name="P11" style:family="paragraph" style:parent-style-name="Text_20_body" style:list-style-name="L29"/>
    <style:style style:name="P12" style:family="paragraph" style:parent-style-name="Prérequis_20_et_20_objectifs" style:list-style-name="L1">
      <style:paragraph-properties fo:margin-left="0.499cm" fo:margin-right="0cm" fo:text-indent="0cm" style:auto-text-indent="false"/>
    </style:style>
    <style:style style:name="P13" style:family="paragraph" style:parent-style-name="Colored_20_code" style:list-style-name=""/>
    <style:style style:name="P14" style:family="paragraph" style:parent-style-name="Colored_20_code" style:list-style-name="Colored_20_code_20_numerotation"/>
    <style:style style:name="P15" style:family="paragraph" style:parent-style-name="Colored_20_code" style:list-style-name="">
      <style:paragraph-properties fo:margin-left="-0.025cm" fo:margin-right="0cm" fo:text-indent="0cm" style:auto-text-indent="false"/>
    </style:style>
    <style:style style:name="P16" style:family="paragraph" style:parent-style-name="Preformatted_20_Text">
      <style:text-properties fo:font-size="8pt" style:font-size-asian="8pt" style:font-size-complex="8pt"/>
    </style:style>
    <style:style style:name="P17" style:family="paragraph" style:parent-style-name="En_20_résumé">
      <style:text-properties style:font-name="Courier New"/>
    </style:style>
    <style:style style:name="P18" style:family="paragraph" style:parent-style-name="Attention">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style:font-style-asian="normal" style:font-weight-asian="bold" style:font-style-complex="normal" style:font-weight-complex="bold"/>
    </style:style>
    <style:style style:name="T3" style:family="text">
      <style:text-properties style:font-style-asian="normal" style:font-style-complex="normal"/>
    </style:style>
    <style:style style:name="T4" style:family="text">
      <style:text-properties fo:color="#000000"/>
    </style:style>
    <style:style style:name="T5" style:family="text">
      <style:text-properties fo:color="#000000" fo:font-style="normal" style:font-style-asian="normal" style:font-style-complex="normal"/>
    </style:style>
    <style:style style:name="T6" style:family="text">
      <style:text-properties fo:color="#000000" fo:font-style="normal" fo:font-weight="bold" style:font-style-asian="normal" style:font-weight-asian="bold" style:font-style-complex="normal" style:font-weight-complex="bold"/>
    </style:style>
    <style:style style:name="T7" style:family="text">
      <style:text-properties fo:color="#000000" fo:font-style="normal" fo:font-weight="normal" style:font-style-asian="normal" style:font-weight-asian="normal" style:font-style-complex="normal" style:font-weight-complex="normal"/>
    </style:style>
    <style:style style:name="T8" style:family="text">
      <style:text-properties fo:color="#000000" style:font-style-asian="normal" style:font-style-complex="normal"/>
    </style:style>
    <style:style style:name="T9" style:family="text">
      <style:text-properties fo:color="#000000" fo:font-weight="bold" style:font-style-asian="normal" style:font-weight-asian="bold" style:font-style-complex="normal" style:font-weight-complex="bold"/>
    </style:style>
    <style:style style:name="T10" style:family="text">
      <style:text-properties fo:font-weight="normal" style:font-weight-asian="normal" style:font-weight-complex="normal"/>
    </style:style>
    <style:style style:name="T11" style:family="text">
      <style:text-properties fo:color="#60c000" fo:font-weight="bold" style:font-weight-asian="bold" style:font-weight-complex="bold"/>
    </style:style>
    <style:style style:name="T12" style:family="text">
      <style:text-properties fo:color="#60c000" fo:font-style="normal" fo:font-weight="bold" style:font-style-asian="normal" style:font-weight-asian="bold" style:font-style-complex="normal"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color="#008000" fo:font-weight="bold"/>
    </style:style>
    <style:style style:name="T15" style:family="text">
      <style:text-properties style:text-underline-style="solid" style:text-underline-type="double" style:text-underline-width="auto" style:text-underline-color="font-color"/>
    </style:style>
    <style:style style:name="T16"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99cm" fo:text-indent="-0.635cm" fo:margin-left="1.3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4cm" fo:text-indent="-0.635cm" fo:margin-left="2.0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9cm" fo:text-indent="-0.635cm" fo:margin-left="2.6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4cm" fo:text-indent="-0.635cm" fo:margin-left="3.3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9cm" fo:text-indent="-0.635cm" fo:margin-left="3.9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4cm" fo:text-indent="-0.635cm" fo:margin-left="4.5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9cm" fo:text-indent="-0.635cm" fo:margin-left="5.2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4cm" fo:text-indent="-0.635cm" fo:margin-left="5.8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9cm" fo:text-indent="-0.635cm" fo:margin-left="6.4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4cm" fo:text-indent="-0.635cm" fo:margin-left="7.11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8. S'entourer d'objets qui ont la classe</text:h>
      <text:p text:style-name="Prérequis_20_et_20_objectifs"><text:span text:style-name="T1">Prérequis </text:span>:</text:p>
      <text:p text:style-name="Prérequis_20_et_20_objectifs"/>
      <text:p text:style-name="Prérequis_20_et_20_objectifs">- Être à l'aise avec les générateurs et les fonctions<text:line-break/>- Avoir des notions sur les expressions rationnelles dans un autre langage</text:p>
      <text:p text:style-name="Prérequis_20_et_20_objectifs"/>
      <text:p text:style-name="Prérequis_20_et_20_objectifs"><text:span text:style-name="T1">Objectifs </text:span>: </text:p>
      <text:p text:style-name="Prérequis_20_et_20_objectifs"/>
      <text:list xml:id="list8011875122" text:style-name="L1">
        <text:list-item>
          <text:p text:style-name="P12">Écrire et instancier sa première classe en Python</text:p>
        </text:list-item>
        <text:list-item>
          <text:p text:style-name="P12">Récupérer et traiter des donner en ligne</text:p>
        </text:list-item>
        <text:list-item>
          <text:p text:style-name="P12">S'initier aux dictionnaires et aux sets.</text:p>
        </text:list-item>
      </text:list>
      <text:p text:style-name="Standard"/>
      <text:p text:style-name="Standard"/>
      <text:p text:style-name="Standard">Une astuce pour apprendre une langue étrangère : prenez les 100 mots les plus utilisés dans votre langue, et traduisez les littéralement. Apprenez les par cœur. Vous pouvez maintenant consommer des bandes dessinées, des films ou même des livres simples. Vous ne comprendrez pas tout, mais vous aurez assez de contexte pour ne pas avancer dans le noir, et vous progresserez très vite !</text:p>
      <text:p text:style-name="Standard"/>
      <text:p text:style-name="Standard">Problème : comment savoir quels sont les 100 mots les plus utilisés dans sa langue ?</text:p>
      <text:p text:style-name="Standard"/>
      <text:p text:style-name="Standard">Solution : analyser le flux continue de paroles sur Internet.</text:p>
      <text:p text:style-name="Standard"/>
      <text:p text:style-name="Standard">Nous avons besoin de deux sources, l'une pour le langage familier, et l'autre pour le langage formel. Commençons par la première, en téléchargeant depuis Tweeter les dernières conversations et en comptant les mots les plus utilisés.</text:p>
      <text:p text:style-name="Standard"/>
      <text:p text:style-name="Standard">Si vous ne connaissez pas du tout la programmation orientée objet, je vous invite exceptionnellement à aller d'abord lire la partie théorique. </text:p>
      <text:p text:style-name="Standard"/>
      <text:p text:style-name="Standard"><text:span text:style-name="filename_20_and_20_line_20_number">compteur_twitter.py</text:span></text:p>
      <text:p text:style-name="Standard"><text:span text:style-name="filename_20_and_20_line_20_number"/></text:p>
      <text:list xml:id="list8011875121" text:style-name="Colored_20_code_20_numerotation">
        <text:list-item>
          <text:p text:style-name="Colored_20_code"><text:span text:style-name="comment0_5f_python">#!/usr/bin/env python</text:span></text:p>
        </text:list-item>
        <text:list-item>
          <text:p text:style-name="Colored_20_code"><text:span text:style-name="comment0_5f_python"># -*- coding: utf-8 -*-</text:span></text:p>
        </text:list-item>
        <text:list-item>
          <text:p text:style-name="Colored_20_code"/>
        </text:list-item>
        <text:list-item>
          <text:p text:style-name="Colored_20_code"><text:span text:style-name="keyword0_5f_python">import</text:span> <text:span text:style-name="keyword2_5f_python">re</text:span></text:p>
        </text:list-item>
        <text:list-item>
          <text:p text:style-name="Colored_20_code"><text:span text:style-name="keyword0_5f_python">import</text:span> <text:span text:style-name="keyword2_5f_python">sys</text:span></text:p>
        </text:list-item>
        <text:list-item>
          <text:p text:style-name="Colored_20_code"><text:span text:style-name="keyword0_5f_python">import</text:span> <text:span text:style-name="keyword2_5f_python">urllib2</text:span></text:p>
        </text:list-item>
        <text:list-item>
          <text:p text:style-name="Colored_20_code"><text:soft-page-break/><text:span text:style-name="keyword0_5f_python">import</text:span> json</text:p>
        </text:list-item>
        <text:list-item>
          <text:p text:style-name="Colored_20_code"><text:span text:style-name="keyword0_5f_python">from</text:span> <text:span text:style-name="keyword2_5f_python">collections</text:span> <text:span text:style-name="keyword0_5f_python">import</text:span> Counter</text:p>
        </text:list-item>
        <text:list-item>
          <text:p text:style-name="Colored_20_code"><text:span text:style-name="keyword0_5f_python">from</text:span> contextlib <text:span text:style-name="keyword0_5f_python">import</text:span> closing</text:p>
        </text:list-item>
        <text:list-item>
          <text:p text:style-name="Colored_20_code"/>
        </text:list-item>
        <text:list-item>
          <text:p text:style-name="Colored_20_code"/>
        </text:list-item>
        <text:list-item>
          <text:p text:style-name="Colored_20_code"><text:span text:style-name="keyword0_5f_python">class</text:span> ParseurTwitter<text:span text:style-name="symbol0_5f_python">(</text:span><text:span text:style-name="keyword1_5f_python">object</text:span><text:span text:style-name="symbol0_5f_python">)</text:span>:</text:p>
        </text:list-item>
        <text:list-item>
          <text:p text:style-name="Colored_20_code"><text:s text:c="4"/><text:span text:style-name="string_5f_python">"""</text:span></text:p>
        </text:list-item>
        <text:list-item>
          <text:p text:style-name="Colored_20_code"><text:span text:style-name="string_5f_python"><text:s text:c="8"/>Télécharge les derniers tweets dans une langue, et</text:span></text:p>
        </text:list-item>
        <text:list-item>
          <text:p text:style-name="Colored_20_code"><text:span text:style-name="string_5f_python"><text:s text:c="8"/>récupère les mots pour déterminer ceux qui sont les plus</text:span></text:p>
        </text:list-item>
        <text:list-item>
          <text:p text:style-name="Colored_20_code"><text:span text:style-name="string_5f_python"><text:s text:c="8"/>utilisés.</text:span></text:p>
        </text:list-item>
        <text:list-item>
          <text:p text:style-name="Colored_20_code"><text:span text:style-name="string_5f_python"><text:s text:c="4"/>"""</text:span></text:p>
        </text:list-item>
        <text:list-item>
          <text:p text:style-name="Colored_20_code"/>
        </text:list-item>
        <text:list-item>
          <text:p text:style-name="Colored_20_code"><text:s text:c="4"/><text:span text:style-name="comment0_5f_python"># on définit quelques variables de classes (tout ce qui est</text:span></text:p>
        </text:list-item>
        <text:list-item>
          <text:p text:style-name="Colored_20_code"><text:s text:c="4"/><text:span text:style-name="comment0_5f_python"># plus ou moins statique dans notre code)</text:span></text:p>
        </text:list-item>
        <text:list-item>
          <text:p text:style-name="Colored_20_code"/>
        </text:list-item>
        <text:list-item>
          <text:p text:style-name="Colored_20_code"><text:s text:c="4"/><text:span text:style-name="comment0_5f_python"># nombre de mots qu'on veut récupérer de twitter par défaut</text:span></text:p>
        </text:list-item>
        <text:list-item>
          <text:p text:style-name="Colored_20_code"><text:s text:c="4"/>mots_max = <text:span text:style-name="number_5f_python">1000000</text:span></text:p>
        </text:list-item>
        <text:list-item>
          <text:p text:style-name="Colored_20_code"><text:s text:c="4"/><text:span text:style-name="comment0_5f_python"># la source des mots depuis twitter</text:span></text:p>
        </text:list-item>
        <text:list-item>
          <text:p text:style-name="Colored_20_code"><text:s text:c="4"/>url_source = <text:span text:style-name="string_5f_python">"http://search.twitter.com/search.json"</text:span></text:p>
        </text:list-item>
        <text:list-item>
          <text:p text:style-name="Colored_20_code"><text:s text:c="4"/><text:span text:style-name="comment0_5f_python"># la requête GET qu'on vas demander à la source</text:span></text:p>
        </text:list-item>
        <text:list-item>
          <text:p text:style-name="Colored_20_code"><text:s text:c="4"/>requete = <text:span text:style-name="string_5f_python">"?lang=%s&amp;q=*&amp;result_type=recent"</text:span></text:p>
        </text:list-item>
        <text:list-item>
          <text:p text:style-name="Colored_20_code"><text:s text:c="4"/><text:span text:style-name="comment0_5f_python"># le nombre d'essai qu'on va faire si la source ne répond pas</text:span></text:p>
        </text:list-item>
        <text:list-item>
          <text:p text:style-name="Colored_20_code"><text:s text:c="4"/>essais_max = <text:span text:style-name="number_5f_python">3</text:span></text:p>
        </text:list-item>
        <text:list-item>
          <text:p text:style-name="Colored_20_code"><text:s text:c="4"/><text:span text:style-name="comment0_5f_python"># la taille minimale d'un mot qu'on souhaite compter</text:span></text:p>
        </text:list-item>
        <text:list-item>
          <text:p text:style-name="Colored_20_code"><text:s text:c="4"/>taille_mot_min = <text:span text:style-name="number_5f_python">3</text:span></text:p>
        </text:list-item>
        <text:list-item>
          <text:p text:style-name="Colored_20_code"><text:s text:c="4"/><text:span text:style-name="comment0_5f_python"># les mots qu'on ne souhaite pas compter, comme les prépositions</text:span></text:p>
        </text:list-item>
        <text:list-item>
          <text:p text:style-name="Colored_20_code"><text:s text:c="4"/><text:span text:style-name="comment0_5f_python"># communes, etc</text:span></text:p>
        </text:list-item>
        <text:list-item>
          <text:p text:style-name="Colored_20_code"><text:s text:c="4"/>mots_vides = <text:span text:style-name="keyword1_5f_python">set</text:span><text:span text:style-name="symbol0_5f_python">((</text:span><text:span text:style-name="string_5f_python">"les"</text:span>, <text:span text:style-name="string_5f_python">"est"</text:span>, <text:span text:style-name="string_5f_python">"pas"</text:span>, <text:span text:style-name="string_5f_python">"que"</text:span>, <text:span text:style-name="string_5f_python">"pour"</text:span>, <text:span text:style-name="string_5f_python">"qui"</text:span>,</text:p>
        </text:list-item>
        <text:list-item>
          <text:p text:style-name="Colored_20_code"><text:s text:c="23"/><text:span text:style-name="string_5f_python">"avec"</text:span>, <text:span text:style-name="string_5f_python">"une"</text:span>, <text:span text:style-name="string_5f_python">"follow"</text:span>, <text:span text:style-name="string_5f_python">"des"</text:span>, <text:span text:style-name="string_5f_python">"sur"</text:span>,</text:p>
        </text:list-item>
        <text:list-item>
          <text:p text:style-name="Colored_20_code"><text:s text:c="23"/><text:span text:style-name="string_5f_python">"mais"</text:span>, <text:span text:style-name="string_5f_python">"dans"</text:span>, <text:span text:style-name="string_5f_python">"tre"</text:span><text:span text:style-name="symbol0_5f_python">))</text:span></text:p>
        </text:list-item>
        <text:list-item>
          <text:p text:style-name="Colored_20_code"/>
        </text:list-item>
        <text:list-item>
          <text:p text:style-name="Colored_20_code"><text:bookmark-start text:name="__DdeLink__92303_2023156098"/></text:p>
        </text:list-item>
        <text:list-item>
          <text:p text:style-name="Colored_20_code"><text:s text:c="4"/><text:span text:style-name="comment0_5f_python"># initlisatation de notre classe</text:span></text:p>
        </text:list-item>
        <text:list-item>
          <text:p text:style-name="Colored_20_code"><text:s text:c="4"/><text:span text:style-name="comment0_5f_python"># essentiellement le passage en argument de la langue et</text:span></text:p>
        </text:list-item>
        <text:list-item>
          <text:p text:style-name="Colored_20_code"><text:s text:c="4"/><text:span text:style-name="comment0_5f_python"># la création du compteur</text:span></text:p>
        </text:list-item>
        <text:list-item>
          <text:p text:style-name="Colored_20_code"><text:s text:c="4"/><text:span text:style-name="keyword0_5f_python">def</text:span> <text:span text:style-name="keyword3_5f_python">__init__</text:span><text:span text:style-name="symbol0_5f_python">(</text:span><text:span text:style-name="keyword1_5f_python">self</text:span>, langue<text:span text:style-name="symbol0_5f_python">)</text:span>:</text:p>
        </text:list-item>
        <text:list-item>
          <text:p text:style-name="Colored_20_code"><text:s text:c="8"/><text:span text:style-name="keyword1_5f_python">self</text:span>.<text:span text:style-name="member0_5f_python">langue</text:span> = langue</text:p>
        </text:list-item>
        <text:list-item>
          <text:p text:style-name="Colored_20_code"><text:s text:c="8"/><text:span text:style-name="keyword1_5f_python">self</text:span>.<text:span text:style-name="member0_5f_python">compteur</text:span> = Counter<text:span text:style-name="symbol0_5f_python">()</text:span></text:p>
        </text:list-item>
        <text:list-item>
          <text:p text:style-name="Colored_20_code"><text:bookmark-end text:name="__DdeLink__92303_2023156098"/></text:p>
        </text:list-item>
        <text:list-item>
          <text:p text:style-name="Colored_20_code"/>
        </text:list-item>
        <text:list-item>
          <text:p text:style-name="Colored_20_code"><text:s text:c="4"/><text:span text:style-name="keyword0_5f_python">def</text:span> telecharger_tweets<text:span text:style-name="symbol0_5f_python">(</text:span><text:span text:style-name="keyword1_5f_python">self</text:span><text:span text:style-name="symbol0_5f_python">)</text:span>:</text:p>
        </text:list-item>
        <text:list-item>
          <text:p text:style-name="Colored_20_code"><text:s text:c="8"/><text:span text:style-name="string_5f_python">"""</text:span></text:p>
        </text:list-item>
        <text:list-item>
          <text:p text:style-name="Colored_20_code"><text:span text:style-name="string_5f_python"><text:s text:c="12"/>Télécharge les tweets, et permet d'itérer sur chaque</text:span></text:p>
        </text:list-item>
        <text:list-item>
          <text:p text:style-name="Colored_20_code"><text:span text:style-name="string_5f_python"><text:s text:c="12"/>tweet.</text:span></text:p>
        </text:list-item>
        <text:list-item>
          <text:p text:style-name="Colored_20_code"><text:span text:style-name="string_5f_python"><text:s text:c="8"/>"""</text:span></text:p>
        </text:list-item>
        <text:list-item>
          <text:p text:style-name="Colored_20_code"/>
        </text:list-item>
        <text:list-item>
          <text:p text:style-name="Colored_20_code"><text:s text:c="8"/><text:span text:style-name="comment0_5f_python"># on créé la première url avec le source, la requete GET</text:span></text:p>
        </text:list-item>
        <text:list-item>
          <text:p text:style-name="Colored_20_code"><text:s text:c="8"/><text:span text:style-name="comment0_5f_python"># et la lanque</text:span></text:p>
        </text:list-item>
        <text:list-item>
          <text:p text:style-name="Colored_20_code"><text:s text:c="8"/>url_suivante = <text:span text:style-name="keyword1_5f_python">self</text:span>.<text:span text:style-name="member0_5f_python">url_source</text:span> + <text:span text:style-name="symbol0_5f_python">(</text:span><text:span text:style-name="keyword1_5f_python">self</text:span>.<text:span text:style-name="member0_5f_python">requete</text:span> <text:span text:style-name="symbol0_5f_python">%</text:span> <text:span text:style-name="keyword1_5f_python">self</text:span>.<text:span text:style-name="member0_5f_python">langue</text:span><text:span text:style-name="symbol0_5f_python">)</text:span></text:p>
        </text:list-item>
        <text:list-item>
          <text:p text:style-name="Colored_20_code"><text:s text:c="8"/>essais = <text:span text:style-name="number_5f_python">0</text:span></text:p>
        </text:list-item>
        <text:list-item>
          <text:p text:style-name="Colored_20_code"/>
        </text:list-item>
        <text:list-item>
          <text:p text:style-name="Colored_20_code"><text:s text:c="8"/><text:span text:style-name="comment0_5f_python"># tant qu'il y a encore une page de lire, on continue</text:span></text:p>
        </text:list-item>
        <text:list-item>
          <text:p text:style-name="Colored_20_code"><text:s text:c="8"/><text:span text:style-name="comment0_5f_python"># c'est presque une boucle infinie, car il est peut probable</text:span></text:p>
        </text:list-item>
        <text:list-item>
          <text:p text:style-name="Colored_20_code"><text:s text:c="8"/><text:span text:style-name="comment0_5f_python"># que vous arriviez au bout de tweeter avec votre laptop</text:span></text:p>
        </text:list-item>
        <text:list-item>
          <text:p text:style-name="Colored_20_code"><text:s text:c="8"/><text:span text:style-name="keyword0_5f_python">while</text:span> url_suivante:</text:p>
        </text:list-item>
        <text:list-item>
          <text:p text:style-name="Colored_20_code"/>
        </text:list-item>
        <text:list-item>
          <text:p text:style-name="Colored_20_code"><text:s text:c="12"/><text:span text:style-name="comment0_5f_python"># on ouvre une connexion sur l'url comme on ouvrirait</text:span></text:p>
        </text:list-item>
        <text:list-item>
          <text:p text:style-name="Colored_20_code"><text:s text:c="12"/><text:span text:style-name="comment0_5f_python"># un fichier. l'utilisation du context manager "closing"</text:span></text:p>
        </text:list-item>
        <text:list-item>
          <text:p text:style-name="Colored_20_code"><text:s text:c="12"/><text:span text:style-name="comment0_5f_python"># nous permet d'utiliser le mot clé with</text:span></text:p>
        </text:list-item>
        <text:list-item>
          <text:p text:style-name="Colored_20_code"><text:s text:c="12"/>with closing<text:span text:style-name="symbol0_5f_python">(</text:span><text:span text:style-name="keyword2_5f_python">urllib2</text:span>.<text:span text:style-name="member0_5f_python">urlopen</text:span><text:span text:style-name="symbol0_5f_python">(</text:span>url_suivante<text:span text:style-name="symbol0_5f_python">))</text:span> as connection:</text:p>
        </text:list-item>
        <text:list-item>
          <text:p text:style-name="Colored_20_code"/>
        </text:list-item>
        <text:list-item>
          <text:p text:style-name="Colored_20_code"><text:s text:c="16"/><text:span text:style-name="comment0_5f_python"># le mot clé with ne nous dispense pas de gérer</text:span></text:p>
        </text:list-item>
        <text:list-item>
          <text:p text:style-name="Colored_20_code"><text:s text:c="16"/><text:span text:style-name="comment0_5f_python"># les erreurs, et il y en un a un paquets possibles</text:span></text:p>
        </text:list-item>
        <text:list-item>
          <text:p text:style-name="Colored_20_code"><text:s text:c="16"/><text:span text:style-name="comment0_5f_python"># quand on travail en réseau, tout le code</text:span></text:p>
        </text:list-item>
        <text:list-item>
          <text:p text:style-name="Colored_20_code"><text:soft-page-break/><text:s text:c="16"/><text:span text:style-name="comment0_5f_python"># est donc enrobé dans un try / except</text:span></text:p>
        </text:list-item>
        <text:list-item>
          <text:p text:style-name="Colored_20_code"><text:s text:c="16"/><text:span text:style-name="keyword0_5f_python">try</text:span>:</text:p>
        </text:list-item>
        <text:list-item>
          <text:p text:style-name="Colored_20_code"><text:s text:c="20"/><text:span text:style-name="comment0_5f_python"># on essaye de récupérer le contenu situé à l'url</text:span></text:p>
        </text:list-item>
        <text:list-item>
          <text:p text:style-name="Colored_20_code"><text:s text:c="20"/>reponse = connection.<text:span text:style-name="member0_5f_python">read</text:span><text:span text:style-name="symbol0_5f_python">(</text:span><text:span text:style-name="number_5f_python">20000</text:span><text:span text:style-name="symbol0_5f_python">)</text:span></text:p>
        </text:list-item>
        <text:list-item>
          <text:p text:style-name="Colored_20_code"><text:s text:c="20"/><text:span text:style-name="comment0_5f_python"># les données sont normalement au format JSON</text:span></text:p>
        </text:list-item>
        <text:list-item>
          <text:p text:style-name="Colored_20_code"><text:s text:c="20"/><text:span text:style-name="comment0_5f_python"># que Python sait parser nativement</text:span></text:p>
        </text:list-item>
        <text:list-item>
          <text:p text:style-name="Colored_20_code"><text:s text:c="20"/><text:span text:style-name="comment0_5f_python"># on transforme donc le JSON en une imbrications</text:span></text:p>
        </text:list-item>
        <text:list-item>
          <text:p text:style-name="Colored_20_code"><text:s text:c="20"/><text:span text:style-name="comment0_5f_python"># de listes et de dictionnaires</text:span></text:p>
        </text:list-item>
        <text:list-item>
          <text:p text:style-name="Colored_20_code"><text:s text:c="20"/>donnees_json = json.<text:span text:style-name="member0_5f_python">loads</text:span><text:span text:style-name="symbol0_5f_python">(</text:span>reponse<text:span text:style-name="symbol0_5f_python">)</text:span></text:p>
        </text:list-item>
        <text:list-item>
          <text:p text:style-name="Colored_20_code"><text:s text:c="20"/><text:span text:style-name="comment0_5f_python"># twitter renvoie toujours la page suivante si</text:span></text:p>
        </text:list-item>
        <text:list-item>
          <text:p text:style-name="Colored_20_code"><text:s text:c="20"/><text:span text:style-name="comment0_5f_python"># elle existe car il expose une API REST</text:span></text:p>
        </text:list-item>
        <text:list-item>
          <text:p text:style-name="Colored_20_code"><text:s text:c="20"/><text:span text:style-name="comment0_5f_python"># donc on fabrique l'url suivante grace à la valeur</text:span></text:p>
        </text:list-item>
        <text:list-item>
          <text:p text:style-name="Colored_20_code"><text:s text:c="20"/><text:span text:style-name="comment0_5f_python"># qu'il nous donne</text:span></text:p>
        </text:list-item>
        <text:list-item>
          <text:p text:style-name="Colored_20_code"><text:s text:c="20"/>url_suivante = <text:span text:style-name="keyword1_5f_python">self</text:span>.<text:span text:style-name="member0_5f_python">url_source</text:span> + donnees_json<text:span text:style-name="symbol0_5f_python">[</text:span><text:span text:style-name="string_5f_python">'next_page'</text:span><text:span text:style-name="symbol0_5f_python">]</text:span></text:p>
        </text:list-item>
        <text:list-item>
          <text:p text:style-name="Colored_20_code"><text:s text:c="20"/>essais = <text:span text:style-name="number_5f_python">0</text:span></text:p>
        </text:list-item>
        <text:list-item>
          <text:p text:style-name="Colored_20_code"><text:s text:c="16"/><text:span text:style-name="keyword0_5f_python">except</text:span> <text:span text:style-name="symbol0_5f_python">(</text:span><text:span text:style-name="keyword1_5f_python">KeyError</text:span>, <text:span text:style-name="keyword1_5f_python">TypeError</text:span><text:span text:style-name="symbol0_5f_python">)</text:span>:</text:p>
        </text:list-item>
        <text:list-item>
          <text:p text:style-name="Colored_20_code"><text:s text:c="20"/><text:span text:style-name="comment0_5f_python"># Si la ligne créant "url_suivante" n'a pas marché</text:span></text:p>
        </text:list-item>
        <text:list-item>
          <text:p text:style-name="Colored_20_code"><text:s text:c="20"/><text:span text:style-name="comment0_5f_python"># c'est qu'on arrive à la fin du flux</text:span></text:p>
        </text:list-item>
        <text:list-item>
          <text:p text:style-name="Colored_20_code"><text:s text:c="20"/><text:span text:style-name="comment0_5f_python"># donc on sort de la boucle</text:span></text:p>
        </text:list-item>
        <text:list-item>
          <text:p text:style-name="Colored_20_code"><text:s text:c="20"/>url_suivante = <text:span text:style-name="keyword1_5f_python">None</text:span></text:p>
        </text:list-item>
        <text:list-item>
          <text:p text:style-name="Colored_20_code"><text:s text:c="16"/><text:span text:style-name="keyword0_5f_python">except</text:span> <text:span text:style-name="keyword2_5f_python">urllib2</text:span>.<text:span text:style-name="member0_5f_python">URLError</text:span>:</text:p>
        </text:list-item>
        <text:list-item>
          <text:p text:style-name="Colored_20_code"><text:s text:c="20"/><text:span text:style-name="comment0_5f_python"># url invalide, pas de connexion internet, etc</text:span></text:p>
        </text:list-item>
        <text:list-item>
          <text:p text:style-name="Colored_20_code"><text:s text:c="20"/><text:span text:style-name="comment0_5f_python"># on sort du programme</text:span></text:p>
        </text:list-item>
        <text:list-item>
          <text:p text:style-name="Colored_20_code"><text:s text:c="20"/><text:span text:style-name="keyword2_5f_python">sys</text:span>.<text:span text:style-name="member0_5f_python">exit</text:span><text:span text:style-name="symbol0_5f_python">(</text:span><text:span text:style-name="string_5f_python">"Impossible d'accéder à l'url : %s. "</text:span></text:p>
        </text:list-item>
        <text:list-item>
          <text:p text:style-name="Colored_20_code"><text:s text:c="29"/><text:span text:style-name="string_5f_python">"Verifiez l'adresse et votre connexion"</text:span></text:p>
        </text:list-item>
        <text:list-item>
          <text:p text:style-name="Colored_20_code"><text:s text:c="29"/><text:span text:style-name="string_5f_python">" internet."</text:span> <text:span text:style-name="symbol0_5f_python">%</text:span> url_suivante<text:span text:style-name="symbol0_5f_python">)</text:span></text:p>
        </text:list-item>
        <text:list-item>
          <text:p text:style-name="Colored_20_code"><text:s text:c="16"/><text:span text:style-name="keyword0_5f_python">except</text:span> <text:span text:style-name="keyword2_5f_python">urllib2</text:span>.<text:span text:style-name="member0_5f_python">HTTPError</text:span> as e:</text:p>
        </text:list-item>
        <text:list-item>
          <text:p text:style-name="Colored_20_code"><text:s text:c="20"/><text:span text:style-name="comment0_5f_python"># le server en face répond un erreur</text:span></text:p>
        </text:list-item>
        <text:list-item>
          <text:p text:style-name="Colored_20_code"><text:s text:c="20"/><text:span text:style-name="comment0_5f_python"># c'est peut être temporaire, on réessaye</text:span></text:p>
        </text:list-item>
        <text:list-item>
          <text:p text:style-name="Colored_20_code"><text:s text:c="20"/><text:span text:style-name="keyword0_5f_python">if</text:span> essais <text:span text:style-name="symbol0_5f_python">&gt;</text:span>= <text:span text:style-name="keyword1_5f_python">self</text:span>.<text:span text:style-name="member0_5f_python">essais_max</text:span>:</text:p>
        </text:list-item>
        <text:list-item>
          <text:p text:style-name="Colored_20_code"><text:s text:c="24"/><text:span text:style-name="keyword2_5f_python">sys</text:span>.<text:span text:style-name="member0_5f_python">exit</text:span><text:span text:style-name="symbol0_5f_python">(</text:span><text:span text:style-name="string_5f_python">"Echec à la récupération de "</text:span></text:p>
        </text:list-item>
        <text:list-item>
          <text:p text:style-name="Colored_20_code"><text:s text:c="33"/><text:span text:style-name="string_5f_python">"l'url : %s"</text:span> <text:span text:style-name="symbol0_5f_python">%</text:span> url_suivante<text:span text:style-name="symbol0_5f_python">)</text:span></text:p>
        </text:list-item>
        <text:list-item>
          <text:p text:style-name="Colored_20_code"><text:s text:c="20"/>essais += <text:span text:style-name="number_5f_python">1</text:span></text:p>
        </text:list-item>
        <text:list-item>
          <text:p text:style-name="Colored_20_code"><text:s text:c="20"/><text:span text:style-name="keyword0_5f_python">print</text:span> <text:span text:style-name="string_5f_python">"Http Error (%s) for URL: %s"</text:span> <text:span text:style-name="symbol0_5f_python">%</text:span> <text:span text:style-name="symbol0_5f_python">(</text:span></text:p>
        </text:list-item>
        <text:list-item>
          <text:p text:style-name="Colored_20_code"><text:s text:c="27"/>e.<text:span text:style-name="member0_5f_python">code</text:span>, url_suivante<text:span text:style-name="symbol0_5f_python">)</text:span></text:p>
        </text:list-item>
        <text:list-item>
          <text:p text:style-name="Colored_20_code"><text:s text:c="20"/><text:span text:style-name="keyword0_5f_python">print</text:span> <text:span text:style-name="string_5f_python">"Server answered: %s"</text:span> <text:span text:style-name="symbol0_5f_python">%</text:span> e.<text:span text:style-name="member0_5f_python">msg</text:span></text:p>
        </text:list-item>
        <text:list-item>
          <text:p text:style-name="Colored_20_code"><text:s text:c="20"/><text:span text:style-name="keyword0_5f_python">print</text:span> <text:span text:style-name="string_5f_python">"Retry..."</text:span></text:p>
        </text:list-item>
        <text:list-item>
          <text:p text:style-name="Colored_20_code"/>
        </text:list-item>
        <text:list-item>
          <text:p text:style-name="Colored_20_code"><text:s text:c="16"/><text:span text:style-name="keyword0_5f_python">else</text:span>:</text:p>
        </text:list-item>
        <text:list-item>
          <text:p text:style-name="Colored_20_code"><text:s text:c="20"/><text:span text:style-name="comment0_5f_python"># si tout s'est bien passé, on retourne le</text:span></text:p>
        </text:list-item>
        <text:list-item>
          <text:p text:style-name="Colored_20_code"><text:s text:c="20"/><text:span text:style-name="comment0_5f_python"># texte des tweets avec yield pour donner</text:span></text:p>
        </text:list-item>
        <text:list-item>
          <text:p text:style-name="Colored_20_code"><text:s text:c="20"/><text:span text:style-name="comment0_5f_python"># une l'impression de simplement itérer sur</text:span></text:p>
        </text:list-item>
        <text:list-item>
          <text:p text:style-name="Colored_20_code"><text:s text:c="20"/><text:span text:style-name="comment0_5f_python"># une collection de tweets</text:span></text:p>
        </text:list-item>
        <text:list-item>
          <text:p text:style-name="Colored_20_code"><text:s text:c="20"/><text:span text:style-name="keyword0_5f_python">for</text:span> tweet <text:span text:style-name="keyword0_5f_python">in</text:span> donnees_json<text:span text:style-name="symbol0_5f_python">[</text:span><text:span text:style-name="string_5f_python">'results'</text:span><text:span text:style-name="symbol0_5f_python">]</text:span>:</text:p>
        </text:list-item>
        <text:list-item>
          <text:p text:style-name="Colored_20_code"><text:s text:c="24"/><text:span text:style-name="keyword0_5f_python">yield</text:span> tweet<text:span text:style-name="symbol0_5f_python">[</text:span><text:span text:style-name="string_5f_python">'text'</text:span><text:span text:style-name="symbol0_5f_python">]</text:span></text:p>
        </text:list-item>
        <text:list-item>
          <text:p text:style-name="Colored_20_code"/>
        </text:list-item>
        <text:list-item>
          <text:p text:style-name="Colored_20_code"/>
        </text:list-item>
        <text:list-item>
          <text:p text:style-name="Colored_20_code"><text:s text:c="4"/><text:span text:style-name="keyword0_5f_python">def</text:span> lister_les_mots<text:span text:style-name="symbol0_5f_python">(</text:span><text:span text:style-name="keyword1_5f_python">self</text:span>, tweets, mots_max<text:span text:style-name="symbol0_5f_python">)</text:span>:</text:p>
        </text:list-item>
        <text:list-item>
          <text:p text:style-name="Colored_20_code"><text:s text:c="8"/><text:span text:style-name="string_5f_python">"""</text:span></text:p>
        </text:list-item>
        <text:list-item>
          <text:p text:style-name="Colored_20_code"><text:span text:style-name="string_5f_python"><text:s text:c="12"/>Prend un itérable de tweets en paramètre et</text:span></text:p>
        </text:list-item>
        <text:list-item>
          <text:p text:style-name="Colored_20_code"><text:span text:style-name="string_5f_python"><text:s text:c="12"/>le transforme en un itérable de mots, limités en nombre par</text:span></text:p>
        </text:list-item>
        <text:list-item>
          <text:p text:style-name="Colored_20_code"><text:span text:style-name="string_5f_python"><text:s text:c="12"/>mots_max.</text:span></text:p>
        </text:list-item>
        <text:list-item>
          <text:p text:style-name="Colored_20_code"><text:span text:style-name="string_5f_python"><text:s text:c="8"/>"""</text:span></text:p>
        </text:list-item>
        <text:list-item>
          <text:p text:style-name="Colored_20_code"/>
        </text:list-item>
        <text:list-item>
          <text:p text:style-name="Colored_20_code"><text:s text:c="8"/><text:span text:style-name="comment0_5f_python"># on split juste le tweet et on yield chaque mot</text:span></text:p>
        </text:list-item>
        <text:list-item>
          <text:p text:style-name="Colored_20_code"><text:s text:c="8"/><text:span text:style-name="comment0_5f_python"># avec un limite</text:span></text:p>
        </text:list-item>
        <text:list-item>
          <text:p text:style-name="Colored_20_code"><text:s text:c="8"/><text:span text:style-name="comment0_5f_python"># ça va permettre de s'arrêter à un certains nombre de mots</text:span></text:p>
        </text:list-item>
        <text:list-item>
          <text:p text:style-name="Colored_20_code"><text:s text:c="8"/><text:span text:style-name="comment0_5f_python"># malgré le fait que telecharger_tweets est une source</text:span></text:p>
        </text:list-item>
        <text:list-item>
          <text:p text:style-name="Colored_20_code"><text:s text:c="8"/><text:span text:style-name="comment0_5f_python"># presque infinie de tweets</text:span></text:p>
        </text:list-item>
        <text:list-item>
          <text:p text:style-name="Colored_20_code"><text:s text:c="8"/>i = <text:span text:style-name="number_5f_python">0</text:span></text:p>
        </text:list-item>
        <text:list-item>
          <text:p text:style-name="Colored_20_code"><text:s text:c="8"/><text:span text:style-name="keyword0_5f_python">while</text:span> i <text:span text:style-name="symbol0_5f_python">&lt;</text:span> mots_max:</text:p>
        </text:list-item>
        <text:list-item>
          <text:p text:style-name="Colored_20_code"><text:s text:c="12"/><text:span text:style-name="keyword0_5f_python">for</text:span> x <text:span text:style-name="keyword0_5f_python">in</text:span> tweets.<text:span text:style-name="member0_5f_python">next</text:span><text:span text:style-name="symbol0_5f_python">()</text:span>.<text:span text:style-name="member0_5f_python">split</text:span><text:span text:style-name="symbol0_5f_python">()</text:span>:</text:p>
        </text:list-item>
        <text:list-item>
          <text:p text:style-name="Colored_20_code"><text:s text:c="16"/><text:span text:style-name="keyword0_5f_python">yield</text:span> x</text:p>
        </text:list-item>
        <text:list-item>
          <text:p text:style-name="Colored_20_code"><text:s text:c="16"/>i += <text:span text:style-name="number_5f_python">1</text:span></text:p>
        </text:list-item>
        <text:list-item>
          <text:p text:style-name="Colored_20_code"><text:soft-page-break/></text:p>
        </text:list-item>
        <text:list-item>
          <text:p text:style-name="Colored_20_code"/>
        </text:list-item>
        <text:list-item>
          <text:p text:style-name="Colored_20_code"><text:s text:c="4"/><text:span text:style-name="keyword0_5f_python">def</text:span> nettoyer_tweet<text:span text:style-name="symbol0_5f_python">(</text:span><text:span text:style-name="keyword1_5f_python">self</text:span>, text<text:span text:style-name="symbol0_5f_python">)</text:span>:</text:p>
        </text:list-item>
        <text:list-item>
          <text:p text:style-name="Colored_20_code"><text:s text:c="8"/><text:span text:style-name="string_5f_python">"""</text:span></text:p>
        </text:list-item>
        <text:list-item>
          <text:p text:style-name="Colored_20_code"><text:span text:style-name="string_5f_python"><text:s text:c="12"/>Prends un tweet et retire tout ce qui n'est pas intéressant</text:span></text:p>
        </text:list-item>
        <text:list-item>
          <text:p text:style-name="Colored_20_code"><text:span text:style-name="string_5f_python"><text:s text:c="12"/>à compter, comme les mentions, les tags ou les urls.</text:span></text:p>
        </text:list-item>
        <text:list-item>
          <text:p text:style-name="Colored_20_code"><text:span text:style-name="string_5f_python"/></text:p>
        </text:list-item>
        <text:list-item>
          <text:p text:style-name="Colored_20_code"><text:span text:style-name="string_5f_python"><text:s text:c="12"/>On retire aussi la ponctuation et les chiffres arabes.</text:span></text:p>
        </text:list-item>
        <text:list-item>
          <text:p text:style-name="Colored_20_code"><text:span text:style-name="string_5f_python"><text:s text:c="8"/>"""</text:span></text:p>
        </text:list-item>
        <text:list-item>
          <text:p text:style-name="Colored_20_code"/>
        </text:list-item>
        <text:list-item>
          <text:p text:style-name="Colored_20_code"><text:s text:c="8"/>text = text.<text:span text:style-name="member0_5f_python">strip</text:span><text:span text:style-name="symbol0_5f_python">()</text:span>.<text:span text:style-name="member0_5f_python">lower</text:span><text:span text:style-name="symbol0_5f_python">()</text:span></text:p>
        </text:list-item>
        <text:list-item>
          <text:p text:style-name="Colored_20_code"><text:s text:c="8"/><text:span text:style-name="comment0_5f_python"># retirer les @user, $company et #tags</text:span></text:p>
        </text:list-item>
        <text:list-item>
          <text:p text:style-name="Colored_20_code"><text:s text:c="8"/>text = <text:span text:style-name="keyword2_5f_python">re</text:span>.<text:span text:style-name="member0_5f_python">sub</text:span><text:span text:style-name="symbol0_5f_python">(</text:span>r<text:span text:style-name="string_5f_python">'(?:^|</text:span><text:span text:style-name="escaped_5f_python">\s</text:span><text:span text:style-name="string_5f_python">)(?:@|#|</text:span><text:span text:style-name="escaped_5f_python">\$</text:span><text:span text:style-name="string_5f_python">)[^</text:span><text:span text:style-name="escaped_5f_python">\s</text:span><text:span text:style-name="string_5f_python">]+(?:</text:span><text:span text:style-name="escaped_5f_python">\s</text:span><text:span text:style-name="string_5f_python">|$)'</text:span>, <text:span text:style-name="string_5f_python">' '</text:span>, text<text:span text:style-name="symbol0_5f_python">)</text:span></text:p>
        </text:list-item>
        <text:list-item>
          <text:p text:style-name="Colored_20_code"><text:s text:c="8"/><text:span text:style-name="comment0_5f_python"># returer les http//:truc</text:span></text:p>
        </text:list-item>
        <text:list-item>
          <text:p text:style-name="Colored_20_code"><text:s text:c="8"/>text = <text:span text:style-name="keyword2_5f_python">re</text:span>.<text:span text:style-name="member0_5f_python">sub</text:span><text:span text:style-name="symbol0_5f_python">(</text:span>r<text:span text:style-name="string_5f_python">'(?:^|</text:span><text:span text:style-name="escaped_5f_python">\s</text:span><text:span text:style-name="string_5f_python">)http://[^</text:span><text:span text:style-name="escaped_5f_python">\s</text:span><text:span text:style-name="string_5f_python">]+(?:</text:span><text:span text:style-name="escaped_5f_python">\s</text:span><text:span text:style-name="string_5f_python">|$)'</text:span>, <text:span text:style-name="string_5f_python">' '</text:span>, text<text:span text:style-name="symbol0_5f_python">)</text:span></text:p>
        </text:list-item>
        <text:list-item>
          <text:p text:style-name="Colored_20_code"><text:s text:c="8"/><text:span text:style-name="comment0_5f_python"># retirer les !, ?, 1-9, /, :, etc</text:span></text:p>
        </text:list-item>
        <text:list-item>
          <text:p text:style-name="Colored_20_code"><text:s text:c="8"/><text:span text:style-name="keyword0_5f_python">return</text:span> <text:span text:style-name="keyword2_5f_python">re</text:span>.<text:span text:style-name="member0_5f_python">sub</text:span><text:span text:style-name="symbol0_5f_python">(</text:span>r<text:span text:style-name="string_5f_python">'[^a-z</text:span><text:span text:style-name="escaped_5f_python">\-</text:span><text:span text:style-name="string_5f_python">]'</text:span>, <text:span text:style-name="string_5f_python">' '</text:span>, text<text:span text:style-name="symbol0_5f_python">)</text:span></text:p>
        </text:list-item>
        <text:list-item>
          <text:p text:style-name="Colored_20_code"/>
        </text:list-item>
        <text:list-item>
          <text:p text:style-name="Colored_20_code"/>
        </text:list-item>
        <text:list-item>
          <text:p text:style-name="Colored_20_code"><text:s text:c="4"/><text:span text:style-name="keyword0_5f_python">def</text:span> filtrer_un_mot<text:span text:style-name="symbol0_5f_python">(</text:span><text:span text:style-name="keyword1_5f_python">self</text:span>, word<text:span text:style-name="symbol0_5f_python">)</text:span>:</text:p>
        </text:list-item>
        <text:list-item>
          <text:p text:style-name="Colored_20_code"><text:s text:c="8"/><text:span text:style-name="string_5f_python">"""</text:span></text:p>
        </text:list-item>
        <text:list-item>
          <text:p text:style-name="Colored_20_code"><text:span text:style-name="string_5f_python"><text:s text:c="12"/>Retourne True si le mot doit être compté, False</text:span></text:p>
        </text:list-item>
        <text:list-item>
          <text:p text:style-name="Colored_20_code"><text:span text:style-name="string_5f_python"><text:s text:c="12"/>sinon. Pour le moment, vérifie la taille minimale et</text:span></text:p>
        </text:list-item>
        <text:list-item>
          <text:p text:style-name="Colored_20_code"><text:span text:style-name="string_5f_python"><text:s text:c="12"/>si il fait parti de la liste de mots vides.</text:span></text:p>
        </text:list-item>
        <text:list-item>
          <text:p text:style-name="Colored_20_code"><text:span text:style-name="string_5f_python"><text:s text:c="8"/>"""</text:span></text:p>
        </text:list-item>
        <text:list-item>
          <text:p text:style-name="Colored_20_code"><text:s text:c="8"/><text:span text:style-name="keyword0_5f_python">return</text:span> <text:span text:style-name="keyword1_5f_python">len</text:span><text:span text:style-name="symbol0_5f_python">(</text:span>word<text:span text:style-name="symbol0_5f_python">)</text:span> <text:span text:style-name="symbol0_5f_python">&gt;</text:span>= <text:span text:style-name="keyword1_5f_python">self</text:span>.<text:span text:style-name="member0_5f_python">taille_mot_min</text:span> <text:span text:style-name="keyword0_5f_python">and</text:span> word <text:span text:style-name="keyword0_5f_python">not</text:span> <text:span text:style-name="keyword0_5f_python">in</text:span> <text:span text:style-name="keyword1_5f_python">self</text:span>.<text:span text:style-name="member0_5f_python">mots_vides</text:span></text:p>
        </text:list-item>
        <text:list-item>
          <text:p text:style-name="Colored_20_code"/>
        </text:list-item>
        <text:list-item>
          <text:p text:style-name="Colored_20_code"/>
        </text:list-item>
        <text:list-item>
          <text:p text:style-name="Colored_20_code"><text:s text:c="4"/><text:span text:style-name="keyword0_5f_python">def</text:span> count<text:span text:style-name="symbol0_5f_python">(</text:span><text:span text:style-name="keyword1_5f_python">self</text:span>, mots_max=<text:span text:style-name="keyword1_5f_python">None</text:span><text:span text:style-name="symbol0_5f_python">)</text:span>:</text:p>
        </text:list-item>
        <text:list-item>
          <text:p text:style-name="Colored_20_code"><text:s text:c="8"/><text:span text:style-name="string_5f_python">"""</text:span></text:p>
        </text:list-item>
        <text:list-item>
          <text:p text:style-name="Colored_20_code"><text:span text:style-name="string_5f_python"><text:s text:c="12"/>Lance le téléchargement et le comptage des mots,</text:span></text:p>
        </text:list-item>
        <text:list-item>
          <text:p text:style-name="Colored_20_code"><text:span text:style-name="string_5f_python"><text:s text:c="12"/>et retourne le résultat.</text:span></text:p>
        </text:list-item>
        <text:list-item>
          <text:p text:style-name="Colored_20_code"><text:span text:style-name="string_5f_python"><text:s text:c="8"/>"""</text:span></text:p>
        </text:list-item>
        <text:list-item>
          <text:p text:style-name="Colored_20_code"/>
        </text:list-item>
        <text:list-item>
          <text:p text:style-name="Colored_20_code"><text:s text:c="8"/><text:span text:style-name="comment0_5f_python"># on créé un générateur (donc un itérable) qui prend les</text:span></text:p>
        </text:list-item>
        <text:list-item>
          <text:p text:style-name="Colored_20_code"><text:s text:c="8"/><text:span text:style-name="comment0_5f_python"># tweets et les nettoient</text:span></text:p>
        </text:list-item>
        <text:list-item>
          <text:p text:style-name="Colored_20_code"><text:s text:c="8"/>tweets = <text:span text:style-name="symbol0_5f_python">(</text:span><text:span text:style-name="keyword1_5f_python">self</text:span>.<text:span text:style-name="member0_5f_python">nettoyer_tweet</text:span><text:span text:style-name="symbol0_5f_python">(</text:span><text:span text:style-name="keyword2_5f_python">tweet</text:span><text:span text:style-name="symbol0_5f_python">)</text:span> <text:span text:style-name="keyword0_5f_python">for</text:span> <text:span text:style-name="keyword2_5f_python">tweet</text:span> <text:span text:style-name="keyword0_5f_python">in</text:span> <text:span text:style-name="keyword1_5f_python">self</text:span>.<text:span text:style-name="member0_5f_python">telecharger_tweets</text:span><text:span text:style-name="symbol0_5f_python">())</text:span></text:p>
        </text:list-item>
        <text:list-item>
          <text:p text:style-name="Colored_20_code"><text:s text:c="8"/><text:span text:style-name="comment0_5f_python"># on passe cet itérable au listeur de mot, en lui passant</text:span></text:p>
        </text:list-item>
        <text:list-item>
          <text:p text:style-name="Colored_20_code"><text:s text:c="8"/><text:span text:style-name="comment0_5f_python"># une limite de mots</text:span></text:p>
        </text:list-item>
        <text:list-item>
          <text:p text:style-name="Colored_20_code"><text:s text:c="8"/>words = <text:span text:style-name="keyword1_5f_python">self</text:span>.<text:span text:style-name="member0_5f_python">lister_les_mots</text:span><text:span text:style-name="symbol0_5f_python">(</text:span>tweets, mots_max <text:span text:style-name="keyword0_5f_python">or</text:span> <text:span text:style-name="keyword1_5f_python">self</text:span>.<text:span text:style-name="member0_5f_python">mots_max</text:span><text:span text:style-name="symbol0_5f_python">)</text:span></text:p>
        </text:list-item>
        <text:list-item>
          <text:p text:style-name="Colored_20_code"><text:s text:c="8"/><text:span text:style-name="comment0_5f_python"># lister_les_mots retourne aussi un générateurs, que l'on</text:span></text:p>
        </text:list-item>
        <text:list-item>
          <text:p text:style-name="Colored_20_code"><text:s text:c="8"/><text:span text:style-name="comment0_5f_python"># filtre pour récupérer uniquement les mots utiles</text:span></text:p>
        </text:list-item>
        <text:list-item>
          <text:p text:style-name="Colored_20_code"><text:s text:c="8"/>filtered_words = <text:span text:style-name="symbol0_5f_python">(</text:span>word <text:span text:style-name="keyword0_5f_python">for</text:span> word <text:span text:style-name="keyword0_5f_python">in</text:span> words <text:span text:style-name="keyword0_5f_python">if</text:span> <text:span text:style-name="keyword1_5f_python">self</text:span>.<text:span text:style-name="member0_5f_python">filtrer_un_mot</text:span><text:span text:style-name="symbol0_5f_python">(</text:span>word<text:span text:style-name="symbol0_5f_python">))</text:span></text:p>
        </text:list-item>
        <text:list-item>
          <text:p text:style-name="Colored_20_code"><text:s text:c="8"/><text:span text:style-name="comment0_5f_python"># enfin on passe cet itérable au compteur, qui fait sont travail</text:span></text:p>
        </text:list-item>
        <text:list-item>
          <text:p text:style-name="Colored_20_code"><text:s text:c="8"/><text:span text:style-name="comment0_5f_python"># en compteur l'occurence de chaque élément</text:span></text:p>
        </text:list-item>
        <text:list-item>
          <text:p text:style-name="Colored_20_code"><text:s text:c="8"/><text:span text:style-name="keyword1_5f_python">self</text:span>.<text:span text:style-name="member0_5f_python">compteur</text:span>.<text:span text:style-name="member0_5f_python">update</text:span><text:span text:style-name="symbol0_5f_python">(</text:span>filtered_words<text:span text:style-name="symbol0_5f_python">)</text:span></text:p>
        </text:list-item>
        <text:list-item>
          <text:p text:style-name="Colored_20_code"><text:s text:c="8"/><text:span text:style-name="comment0_5f_python"># et on retourne le compteur</text:span></text:p>
        </text:list-item>
        <text:list-item>
          <text:p text:style-name="Colored_20_code"><text:s text:c="8"/><text:span text:style-name="keyword0_5f_python">return</text:span> <text:span text:style-name="keyword1_5f_python">self</text:span>.<text:span text:style-name="member0_5f_python">compteur</text:span></text:p>
        </text:list-item>
        <text:list-item>
          <text:p text:style-name="Colored_20_code"/>
        </text:list-item>
        <text:list-item>
          <text:p text:style-name="Colored_20_code"/>
        </text:list-item>
        <text:list-item>
          <text:p text:style-name="Colored_20_code"><text:span text:style-name="keyword0_5f_python">if</text:span> __name__ == <text:span text:style-name="string_5f_python">"__main__"</text:span>:</text:p>
        </text:list-item>
        <text:list-item>
          <text:p text:style-name="P14"><text:s text:c="4"/>resultats = ParseurTwitter<text:span text:style-name="symbol0_5f_python">(</text:span><text:span text:style-name="string_5f_python">'fr'</text:span><text:span text:style-name="symbol0_5f_python">)</text:span>.<text:span text:style-name="member0_5f_python">count</text:span><text:span text:style-name="symbol0_5f_python">()</text:span></text:p>
        </text:list-item>
        <text:list-item>
          <text:p text:style-name="Colored_20_code"><text:s text:c="4"/><text:span text:style-name="comment0_5f_python"># on affiche les 100 mots les plus communs</text:span></text:p>
        </text:list-item>
        <text:list-item>
          <text:p text:style-name="P14"><text:s text:c="4"/><text:span text:style-name="keyword0_5f_python">for</text:span> word, score <text:span text:style-name="keyword0_5f_python">in</text:span> resultats.<text:span text:style-name="member0_5f_python">most_common</text:span><text:span text:style-name="symbol0_5f_python">(</text:span><text:span text:style-name="number_5f_python">100</text:span><text:span text:style-name="symbol0_5f_python">)</text:span>:</text:p>
        </text:list-item>
        <text:list-item>
          <text:p text:style-name="Colored_20_code"><text:s text:c="8"/><text:span text:style-name="keyword0_5f_python">print</text:span> <text:span text:style-name="string_5f_python">"%s: %s"</text:span> <text:span text:style-name="symbol0_5f_python">%</text:span> <text:span text:style-name="symbol0_5f_python">(</text:span>word, score<text:span text:style-name="symbol0_5f_python">)</text:span></text:p>
        </text:list-item>
      </text:list>
      <text:h text:style-name="Heading_20_2" text:outline-level="2">Explication du script</text:h>
      <text:list xml:id="list168630570" text:continue-list="list8011875121" text:style-name="Colored_20_code_20_numerotation">
        <text:list-item text:start-value="1">
          <text:p text:style-name="Colored_20_code"><text:span text:style-name="comment0_5f_python">#!/usr/bin/env python</text:span></text:p>
        </text:list-item>
        <text:list-item>
          <text:p text:style-name="Colored_20_code"><text:span text:style-name="comment0_5f_python"># -*- coding: utf-8 -*-</text:span></text:p>
        </text:list-item>
        <text:list-item>
          <text:p text:style-name="Colored_20_code"><text:soft-page-break/></text:p>
        </text:list-item>
        <text:list-item>
          <text:p text:style-name="Colored_20_code"><text:span text:style-name="keyword0_5f_python">import</text:span> <text:span text:style-name="keyword2_5f_python">re</text:span></text:p>
        </text:list-item>
        <text:list-item>
          <text:p text:style-name="Colored_20_code"><text:span text:style-name="keyword0_5f_python">import</text:span> <text:span text:style-name="keyword2_5f_python">sys</text:span></text:p>
        </text:list-item>
        <text:list-item>
          <text:p text:style-name="Colored_20_code"><text:span text:style-name="keyword0_5f_python">import</text:span> <text:span text:style-name="keyword2_5f_python">urllib2</text:span></text:p>
        </text:list-item>
        <text:list-item>
          <text:p text:style-name="Colored_20_code"><text:span text:style-name="keyword0_5f_python">import</text:span> json</text:p>
        </text:list-item>
        <text:list-item>
          <text:p text:style-name="Colored_20_code"><text:span text:style-name="keyword0_5f_python">from</text:span> <text:span text:style-name="keyword2_5f_python">collections</text:span> <text:span text:style-name="keyword0_5f_python">import</text:span> Counter</text:p>
        </text:list-item>
        <text:list-item>
          <text:p text:style-name="Colored_20_code"><text:span text:style-name="keyword0_5f_python">from</text:span> contextlib <text:span text:style-name="keyword0_5f_python">import</text:span> closing</text:p>
        </text:list-item>
        <text:list-item>
          <text:p text:style-name="Colored_20_code"/>
        </text:list-item>
      </text:list>
      <text:p text:style-name="P13"/>
      <text:p text:style-name="Standard">Vous connaissez la plupart des ces importx. Les petits nouveaux sont :</text:p>
      <text:p text:style-name="Standard"/>
      <text:list xml:id="list1648127938" text:style-name="L17">
        <text:list-item>
          <text:p text:style-name="P2"><text:span text:style-name="Code">json</text:span>, un module qui permet de lire le format éponyme et le transformer en structures de données faciles à manipuler : des listes et des dictionnaires.</text:p>
        </text:list-item>
        <text:list-item>
          <text:p text:style-name="P2"><text:span text:style-name="Code">contextlib</text:span>, spécialisée dans les context managers.</text:p>
        </text:list-item>
        <text:list-item>
          <text:p text:style-name="P2"><text:span text:style-name="Code">collections</text:span>, qui contient des collections pour des usages moins courant qu'un array ou un mapping.</text:p>
        </text:list-item>
      </text:list>
      <text:p text:style-name="P13"><text:span text:style-name="symbol0_5f_python"/></text:p>
      <text:list xml:id="list151178869" text:continue-list="list168630570" text:style-name="Colored_20_code_20_numerotation">
        <text:list-item>
          <text:p text:style-name="P14"/>
        </text:list-item>
        <text:list-item>
          <text:p text:style-name="P14"><text:span text:style-name="keyword0_5f_python">class</text:span> ParseurTwitter<text:span text:style-name="symbol0_5f_python">(</text:span><text:span text:style-name="keyword1_5f_python">object</text:span><text:span text:style-name="symbol0_5f_python">)</text:span>:</text:p>
        </text:list-item>
        <text:list-item>
          <text:p text:style-name="P14"><text:s text:c="4"/><text:span text:style-name="string_5f_python">"""</text:span></text:p>
        </text:list-item>
        <text:list-item>
          <text:p text:style-name="P14"><text:span text:style-name="string_5f_python"><text:s text:c="8"/>Télécharge les derniers tweets dans une langue, et</text:span></text:p>
        </text:list-item>
        <text:list-item>
          <text:p text:style-name="P14"><text:span text:style-name="string_5f_python"><text:s text:c="8"/>récupère les mots pour déterminer ceux qui sont les plus</text:span></text:p>
        </text:list-item>
        <text:list-item>
          <text:p text:style-name="P14"><text:span text:style-name="string_5f_python"><text:s text:c="8"/>utilisés.</text:span></text:p>
        </text:list-item>
        <text:list-item>
          <text:p text:style-name="P14"><text:span text:style-name="string_5f_python"><text:s text:c="4"/>"""</text:span></text:p>
        </text:list-item>
        <text:list-item>
          <text:p text:style-name="P14"/>
        </text:list-item>
        <text:list-item>
          <text:p text:style-name="P14"><text:s text:c="4"/><text:span text:style-name="comment0_5f_python"># on définit quelques variables de classes (tout ce qui est</text:span></text:p>
        </text:list-item>
        <text:list-item>
          <text:p text:style-name="P14"><text:s text:c="4"/><text:span text:style-name="comment0_5f_python"># plus ou moins statique dans notre code)</text:span></text:p>
        </text:list-item>
        <text:list-item>
          <text:p text:style-name="P14"/>
        </text:list-item>
        <text:list-item>
          <text:p text:style-name="P14"><text:s text:c="4"/><text:span text:style-name="comment0_5f_python"># nombre de mots qu'on veut récupérer de twitter par défaut</text:span></text:p>
        </text:list-item>
        <text:list-item>
          <text:p text:style-name="P14"><text:s text:c="4"/>mots_max = <text:span text:style-name="number_5f_python">1000000</text:span></text:p>
        </text:list-item>
        <text:list-item>
          <text:p text:style-name="P14"><text:s text:c="4"/><text:span text:style-name="comment0_5f_python"># la source des mots depuis twitter</text:span></text:p>
        </text:list-item>
        <text:list-item>
          <text:p text:style-name="P14"><text:s text:c="4"/>url_source = <text:span text:style-name="string_5f_python">"http://search.twitter.com/search.json"</text:span></text:p>
        </text:list-item>
        <text:list-item>
          <text:p text:style-name="P14"><text:s text:c="4"/><text:span text:style-name="comment0_5f_python"># la requête GET qu'on vas demander à la source</text:span></text:p>
        </text:list-item>
        <text:list-item>
          <text:p text:style-name="P14"><text:s text:c="4"/>requete = <text:span text:style-name="string_5f_python">"?lang=%s&amp;q=*&amp;result_type=recent"</text:span></text:p>
        </text:list-item>
        <text:list-item>
          <text:p text:style-name="P14"><text:s text:c="4"/><text:span text:style-name="comment0_5f_python"># le nombre d'essai qu'on va faire si la source ne répond pas</text:span></text:p>
        </text:list-item>
        <text:list-item>
          <text:p text:style-name="P14"><text:s text:c="4"/>essais_max = <text:span text:style-name="number_5f_python">3</text:span></text:p>
        </text:list-item>
        <text:list-item>
          <text:p text:style-name="P14"><text:s text:c="4"/><text:span text:style-name="comment0_5f_python"># la taille minimale d'un mot qu'on souhaite compter</text:span></text:p>
        </text:list-item>
        <text:list-item>
          <text:p text:style-name="P14"><text:s text:c="4"/>taille_mot_min = <text:span text:style-name="number_5f_python">3</text:span></text:p>
        </text:list-item>
        <text:list-item>
          <text:p text:style-name="P14"><text:s text:c="4"/><text:span text:style-name="comment0_5f_python"># les mots qu'on ne souhaite pas compter, comme les prépositions</text:span></text:p>
        </text:list-item>
        <text:list-item>
          <text:p text:style-name="P14"><text:s text:c="4"/><text:span text:style-name="comment0_5f_python"># communes, etc</text:span></text:p>
        </text:list-item>
        <text:list-item>
          <text:p text:style-name="P14"><text:s text:c="4"/>mots_vides = <text:span text:style-name="keyword1_5f_python">set</text:span><text:span text:style-name="symbol0_5f_python">((</text:span><text:span text:style-name="string_5f_python">"les"</text:span>, <text:span text:style-name="string_5f_python">"est"</text:span>, <text:span text:style-name="string_5f_python">"pas"</text:span>, <text:span text:style-name="string_5f_python">"que"</text:span>, <text:span text:style-name="string_5f_python">"pour"</text:span>, <text:span text:style-name="string_5f_python">"qui"</text:span>,</text:p>
        </text:list-item>
        <text:list-item>
          <text:p text:style-name="P14"><text:s text:c="23"/><text:span text:style-name="string_5f_python">"avec"</text:span>, <text:span text:style-name="string_5f_python">"une"</text:span>, <text:span text:style-name="string_5f_python">"follow"</text:span>, <text:span text:style-name="string_5f_python">"des"</text:span>, <text:span text:style-name="string_5f_python">"sur"</text:span>,</text:p>
        </text:list-item>
        <text:list-item>
          <text:p text:style-name="P14"><text:s text:c="23"/><text:span text:style-name="string_5f_python">"mais"</text:span>, <text:span text:style-name="string_5f_python">"dans"</text:span>, <text:span text:style-name="string_5f_python">"tre"</text:span><text:span text:style-name="symbol0_5f_python">))</text:span></text:p>
        </text:list-item>
        <text:list-item>
          <text:p text:style-name="P14"><text:span text:style-name="symbol0_5f_python"/></text:p>
        </text:list-item>
      </text:list>
      <text:p text:style-name="P13"/>
      <text:p text:style-name="Standard">Python est assez classique dans son approche de la POO, il propose des <text:span text:style-name="T1">classes qui supportent l'héritage multiple</text:span>. Si vous connaissez plutôt la POO par prototypage (comme en Javascript par exemple), c'est un peu différent. Pour les autres (C++, C#, Java, etc), vous allez vous sentir à la maison.</text:p>
      <text:p text:style-name="Standard"/>
      <text:p text:style-name="Standard"><text:span text:style-name="filename_20_and_20_line_20_number">Ligne 12</text:span> on déclare donc la classe, c'est à dire on commence à écrire la description de comment va fonctionner notre objet. La syntaxe est :</text:p>
      <text:p text:style-name="Standard"/>
      <text:p text:style-name="Standard"><text:span text:style-name="Code">class NomDeClasseEnCamelCase(parent) :</text:span></text:p>
      <text:p text:style-name="Standard"/>
      <text:p text:style-name="Standard">Notez bien le nom en camel case, c'est à dire avec des majuscules pour identifier les différents mots, contrairement aux noms de variables et de fonctions. Ce n'est pas imposé, mais c'est une convention forte. </text:p>
      <text:p text:style-name="Standard"/>
      <text:p text:style-name="Standard">Votre première question sera probablement : pourquoi <text:span text:style-name="Code">objet </text:span>?</text:p>
      <text:p text:style-name="Standard"/>
      <text:p text:style-name="Standard"><text:soft-page-break/>Ce n'est pas obligatoire, mais <text:span text:style-name="T1">il est recommandé d'hériter d'</text:span><text:span text:style-name="Code"><text:span text:style-name="T1">objet</text:span></text:span><text:span text:style-name="T1"> pour toute classe de <text:s/>base</text:span> pour bénéficier de certaines fonctionnalités. </text:p>
      <text:p text:style-name="Standard"/>
      <text:p text:style-name="Standard"><text:span text:style-name="filename_20_and_20_line_20_number">Ligne 13</text:span> vous pouvez constater que, comme pour les autres blocs, tout se fait par indentation. Et qu'on peut mettre une docstring pour documenter la classe. J'ai d'ailleurs été paresseux en omettant celle du script, ce n'est bien entendu pas une bonne stratégie sur le long terme.</text:p>
      <text:p text:style-name="Standard"/>
      <text:p text:style-name="Standard">À partir de la <text:span text:style-name="filename_20_and_20_line_20_number">ligne 23</text:span>, on déclare des variables de classe. C'est à dire des variables qui seront accessibles pour toutes les instances. Les amateurs d'encapsulation auront probablement tiqué sur l'absence de mot clés tels que <text:span text:style-name="Code">public</text:span>, <text:span text:style-name="Code">static</text:span>, ou <text:span text:style-name="Code">final</text:span>. Il n'y en a pas en Python. <text:span text:style-name="T1">Tous les attributs, à tous les niveaux, sont publiques,</text:span> dynamiquement typés, accessibles en lecture et en écrire.</text:p>
      <text:p text:style-name="Standard"/>
      <text:p text:style-name="Standard"><text:span text:style-name="filename_20_and_20_line_20_number">Ligne 34</text:span>, nous utilisons un <text:span text:style-name="Code">set</text:span>. C'est une collections similaires à une liste, mais non ordonnées. Par contre, le <text:span text:style-name="Code">set</text:span> est beaucoup plus rapide qu'une liste pour vérifier si un élément est dedans, on va donc y mettre la collection des mots vides (ou stop words en anglais), c'est à dire les mots qui ne sont pas significatifs pour notre analyse.</text:p>
      <text:p text:style-name="Standard"/>
      <text:list xml:id="list731282027" text:continue-numbering="true" text:style-name="Colored_20_code_20_numerotation">
        <text:list-item>
          <text:p text:style-name="Colored_20_code"/>
        </text:list-item>
        <text:list-item>
          <text:p text:style-name="Colored_20_code"><text:s text:c="4"/><text:span text:style-name="comment0_5f_python"># initialisation de notre classe</text:span></text:p>
        </text:list-item>
        <text:list-item>
          <text:p text:style-name="Colored_20_code"><text:s text:c="4"/><text:span text:style-name="comment0_5f_python"># essentiellement le passage en argument de la langue et</text:span></text:p>
        </text:list-item>
        <text:list-item>
          <text:p text:style-name="Colored_20_code"><text:s text:c="4"/><text:span text:style-name="comment0_5f_python"># la création du compteur</text:span></text:p>
        </text:list-item>
        <text:list-item>
          <text:p text:style-name="Colored_20_code"><text:s text:c="4"/><text:span text:style-name="keyword0_5f_python">def</text:span> <text:span text:style-name="keyword3_5f_python">__init__</text:span><text:span text:style-name="symbol0_5f_python">(</text:span><text:span text:style-name="keyword1_5f_python">self</text:span>, langue<text:span text:style-name="symbol0_5f_python">)</text:span>:</text:p>
        </text:list-item>
        <text:list-item>
          <text:p text:style-name="Colored_20_code"><text:s text:c="8"/><text:span text:style-name="keyword1_5f_python">self</text:span>.<text:span text:style-name="member0_5f_python">langue</text:span> = langue</text:p>
        </text:list-item>
        <text:list-item>
          <text:p text:style-name="Colored_20_code"><text:s text:c="8"/><text:span text:style-name="keyword1_5f_python">self</text:span>.<text:span text:style-name="member0_5f_python">compteur</text:span> = Counter<text:span text:style-name="symbol0_5f_python">()</text:span></text:p>
        </text:list-item>
        <text:list-item>
          <text:p text:style-name="Colored_20_code"><text:span text:style-name="symbol0_5f_python"/></text:p>
        </text:list-item>
      </text:list>
      <text:p text:style-name="P13"/>
      <text:p text:style-name="Standard">La définition d'une méthode en Python se fait comme une fonction à l'intérieur de la classe. Les underscores sont des caractères tout à faire ordinaires dans les noms en Python, le nom <text:span text:style-name="Code"><text:span text:style-name="T10">__init__ </text:span></text:span><text:span text:style-name="T10">n'a donc rien de particulier </text:span>si ce n'est que <text:span text:style-name="T1">c'est le nom de la méthode que Python cherchera a appeler automatiquement à la création d'objet</text:span>. On va mettre dedans donc le code d'initialisation de l'objet.</text:p>
      <text:p text:style-name="Standard"/>
      <text:p text:style-name="Standard"><text:span text:style-name="T1">Le premier paramètre d'une méthode est </text:span><text:span text:style-name="Code"><text:span text:style-name="T1">self</text:span></text:span><text:span text:style-name="T1">. Toujours.</text:span> C'est le <text:span text:style-name="Code">this</text:span> de Python, <text:s/>il est automatiquement passé en paramètre par Python à toutes les méthodes, de manière invisible, et il faut explicitement dire qu'on l'accepte.</text:p>
      <text:p text:style-name="Standard"/>
      <text:p text:style-name="Standard">Le reste fonctionne exactement comme une fonction normale.</text:p>
      <text:p text:style-name="Standard"/>
      <text:p text:style-name="Standard"><text:span text:style-name="Code">self</text:span> <text:s/>étant l'instance en cours, comme <text:span text:style-name="Code">this</text:span> en Java our <text:span text:style-name="Code">$this</text:span> en PHP, on peut modifier ses attributs. Pas besoin de les déclarer avant, on ajoute directement les attributs à la volée. Ici on attache juste le paramètre <text:span text:style-name="Code">langue</text:span> à l'objet, ainsi qu'un compteur.</text:p>
      <text:p text:style-name="Standard"/>
      <text:p text:style-name="Standard">Le compteur est une collection spéciale, issue du module <text:span text:style-name="Code">collections</text:span>, qui attend en paramètre un itérable, et compte le nombre de fois que chaque élément apparaît, automatiquement. Il se comporte comme un dictionnaire : chaque élément est une clé et la valeur associée est le nombre d’occurrences. Nous verrons comment fonctionne globalement les dictionnaires dans la partie théorique.</text:p>
      <text:p text:style-name="Standard"/>
      <text:list xml:id="list59957484" text:continue-numbering="true" text:style-name="Colored_20_code_20_numerotation">
        <text:list-item>
          <text:p text:style-name="Colored_20_code"/>
        </text:list-item>
        <text:list-item>
          <text:p text:style-name="Colored_20_code"><text:s text:c="4"/><text:span text:style-name="keyword0_5f_python">def</text:span> telecharger_tweets<text:span text:style-name="symbol0_5f_python">(</text:span><text:span text:style-name="keyword1_5f_python">self</text:span><text:span text:style-name="symbol0_5f_python">)</text:span>:</text:p>
        </text:list-item>
        <text:list-item>
          <text:p text:style-name="Colored_20_code"><text:s text:c="8"/><text:span text:style-name="string_5f_python">"""</text:span></text:p>
        </text:list-item>
        <text:list-item>
          <text:p text:style-name="Colored_20_code"><text:span text:style-name="string_5f_python"><text:s text:c="12"/>Télécharge les tweets, et permet d'itérer sur chaque</text:span></text:p>
        </text:list-item>
        <text:list-item>
          <text:p text:style-name="Colored_20_code"><text:span text:style-name="string_5f_python"><text:s text:c="12"/>tweet.</text:span></text:p>
        </text:list-item>
        <text:list-item>
          <text:p text:style-name="Colored_20_code"><text:span text:style-name="string_5f_python"><text:s text:c="8"/>"""</text:span></text:p>
        </text:list-item>
        <text:list-item>
          <text:p text:style-name="Colored_20_code"/>
        </text:list-item>
        <text:list-item>
          <text:p text:style-name="Colored_20_code"><text:s text:c="8"/><text:span text:style-name="comment0_5f_python"># on créé la première url avec le source, la requete GET</text:span></text:p>
        </text:list-item>
        <text:list-item>
          <text:p text:style-name="Colored_20_code"><text:s text:c="8"/><text:span text:style-name="comment0_5f_python"># et la lanque</text:span></text:p>
        </text:list-item>
        <text:list-item>
          <text:p text:style-name="Colored_20_code"><text:s text:c="8"/>url_suivante = <text:span text:style-name="keyword1_5f_python">self</text:span>.<text:span text:style-name="member0_5f_python">url_source</text:span> + <text:span text:style-name="symbol0_5f_python">(</text:span><text:span text:style-name="keyword1_5f_python">self</text:span>.<text:span text:style-name="member0_5f_python">requete</text:span> <text:span text:style-name="symbol0_5f_python">%</text:span> <text:span text:style-name="keyword1_5f_python">self</text:span>.<text:span text:style-name="member0_5f_python">langue</text:span><text:span text:style-name="symbol0_5f_python">)</text:span></text:p>
        </text:list-item>
        <text:list-item>
          <text:p text:style-name="Colored_20_code"><text:s text:c="8"/>essais = <text:span text:style-name="number_5f_python">0</text:span></text:p>
        </text:list-item>
        <text:list-item>
          <text:p text:style-name="Colored_20_code"><text:soft-page-break/><text:span text:style-name="number_5f_python"/></text:p>
        </text:list-item>
      </text:list>
      <text:p text:style-name="P13"/>
      <text:p text:style-name="Standard">Une autre méthode, sans paramètres, à part <text:span text:style-name="Code">self</text:span>, toujours obligatoire. Comme les fonctions, les méthodes peuvent être documentées avec des docstrings.</text:p>
      <text:p text:style-name="Standard"/>
      <text:p text:style-name="Standard"><text:span text:style-name="filename_20_and_20_line_20_number">Ligne 55,</text:span> on fait juste du formatage et de la concaténation de chaîne de caractères, rien de bien méchant, et on initialise nombre d'essais.</text:p>
      <text:p text:style-name="P13"/>
      <text:list xml:id="list1761993752" text:continue-numbering="true" text:style-name="Colored_20_code_20_numerotation">
        <text:list-item>
          <text:p text:style-name="Colored_20_code"><text:s text:c="8"/><text:span text:style-name="comment0_5f_python"># tant qu'il y a encore une page de lire, on continue</text:span></text:p>
        </text:list-item>
        <text:list-item>
          <text:p text:style-name="Colored_20_code"><text:s text:c="8"/><text:span text:style-name="comment0_5f_python"># c'est presque une boucle infinie, car il est peut probable</text:span></text:p>
        </text:list-item>
        <text:list-item>
          <text:p text:style-name="Colored_20_code"><text:s text:c="8"/><text:span text:style-name="comment0_5f_python"># que vous arriviez au bout de tweeter avec votre laptop</text:span></text:p>
        </text:list-item>
        <text:list-item>
          <text:p text:style-name="Colored_20_code"><text:s text:c="8"/><text:span text:style-name="keyword0_5f_python">while</text:span> url_suivante:</text:p>
        </text:list-item>
        <text:list-item>
          <text:p text:style-name="Colored_20_code"/>
        </text:list-item>
        <text:list-item>
          <text:p text:style-name="Colored_20_code"><text:s text:c="12"/><text:span text:style-name="comment0_5f_python"># on ouvre une connexion sur l'url comme on ouvrirait</text:span></text:p>
        </text:list-item>
        <text:list-item>
          <text:p text:style-name="Colored_20_code"><text:s text:c="12"/><text:span text:style-name="comment0_5f_python"># un fichier. l'utilisation du context manager "closing"</text:span></text:p>
        </text:list-item>
        <text:list-item>
          <text:p text:style-name="Colored_20_code"><text:s text:c="12"/><text:span text:style-name="comment0_5f_python"># nous permet d'utiliser le mot clé with</text:span></text:p>
        </text:list-item>
        <text:list-item>
          <text:p text:style-name="Colored_20_code"><text:s text:c="12"/>with closing<text:span text:style-name="symbol0_5f_python">(</text:span><text:span text:style-name="keyword2_5f_python">urllib2</text:span>.<text:span text:style-name="member0_5f_python">urlopen</text:span><text:span text:style-name="symbol0_5f_python">(</text:span>url_suivante<text:span text:style-name="symbol0_5f_python">))</text:span> as connection:</text:p>
        </text:list-item>
        <text:list-item>
          <text:p text:style-name="Colored_20_code"/>
        </text:list-item>
      </text:list>
      <text:p text:style-name="P13"/>
      <text:p text:style-name="P1">Un boucle <text:span text:style-name="Code">while</text:span> qui va nous permettre de toujours télécharger des tweets, tant qu'il y a une source de téléchargement. </text:p>
      <text:p text:style-name="P1"/>
      <text:p text:style-name="Standard"><text:span text:style-name="filename_20_and_20_line_20_number"><text:span text:style-name="T4">Ligne 66</text:span></text:span><text:span text:style-name="T4">, on ouvre l'url avec </text:span><text:span text:style-name="Code"><text:span text:style-name="T4">urllib2.urlopen(),</text:span></text:span><text:span text:style-name="symbol0_5f_python"><text:span text:style-name="T4"> qui va nous retourner un « file like object », c'est à dire un objet similaire à un fichier et qui se manipule de la même manière. On l'ouvre, on le lit, on le ferme.</text:span></text:span></text:p>
      <text:p text:style-name="Standard"><text:span text:style-name="symbol0_5f_python"><text:span text:style-name="T4"/></text:span></text:p>
      <text:p text:style-name="Standard"><text:span text:style-name="symbol0_5f_python"><text:span text:style-name="T4">Ici, on ouvre la connection, mais </text:span></text:span><text:span text:style-name="Code"><text:span text:style-name="T4">urllib2.urlopen</text:span></text:span><text:span text:style-name="symbol0_5f_python"><text:span text:style-name="T4"> ne retourne pas un context manager. Pour cette raison, on utilise une astuce : </text:span></text:span><text:span text:style-name="Code"><text:span text:style-name="T4">closing()</text:span></text:span><text:span text:style-name="symbol0_5f_python"><text:span text:style-name="T4">. </text:span></text:span><text:span text:style-name="Code"><text:span text:style-name="T4">Closing()</text:span></text:span><text:span text:style-name="symbol0_5f_python"><text:span text:style-name="T4"> prend un « file like object », et retourne un context manager utilisable avec </text:span></text:span><text:span text:style-name="Code"><text:span text:style-name="T4">with</text:span></text:span><text:span text:style-name="symbol0_5f_python"><text:span text:style-name="T4">, qui le fermera automatiquement. Cela nous évitera un double </text:span></text:span><text:span text:style-name="Code"><text:span text:style-name="T4">try</text:span></text:span><text:span text:style-name="symbol0_5f_python"><text:span text:style-name="T4">/</text:span></text:span><text:span text:style-name="Code"><text:span text:style-name="T4">except</text:span></text:span><text:span text:style-name="symbol0_5f_python"><text:span text:style-name="T4">, et un </text:span></text:span><text:span text:style-name="Code"><text:span text:style-name="T4">connexion.close()</text:span></text:span><text:span text:style-name="symbol0_5f_python"><text:span text:style-name="T4">.</text:span></text:span></text:p>
      <text:p text:style-name="Standard"><text:span text:style-name="symbol0_5f_python"><text:span text:style-name="T4"/></text:span></text:p>
      <text:p text:style-name="Standard"><text:span text:style-name="Code"><text:span text:style-name="T4">connexion</text:span></text:span><text:span text:style-name="symbol0_5f_python"><text:span text:style-name="T4"> est donc notre « file like object », et on va pouvoir lire le contenu qui existe à cet URL grâce à lui.</text:span></text:span></text:p>
      <text:p text:style-name="P13"><text:span text:style-name="comment0_5f_python"/></text:p>
      <text:list xml:id="list1602787585" text:continue-numbering="true" text:style-name="Colored_20_code_20_numerotation">
        <text:list-item>
          <text:p text:style-name="P14"><text:s text:c="16"/><text:span text:style-name="comment0_5f_python"># le mot clé with ne nous dispense pas de gérer</text:span></text:p>
        </text:list-item>
        <text:list-item>
          <text:p text:style-name="Colored_20_code"><text:s text:c="16"/><text:span text:style-name="comment0_5f_python"># les erreurs, et il y en un a un paquets possibles</text:span></text:p>
        </text:list-item>
        <text:list-item>
          <text:p text:style-name="Colored_20_code"><text:s text:c="16"/><text:span text:style-name="comment0_5f_python"># quand on travail en réseau, tout le code</text:span></text:p>
        </text:list-item>
        <text:list-item>
          <text:p text:style-name="Colored_20_code"><text:s text:c="16"/><text:span text:style-name="comment0_5f_python"># est donc enrobé dans un try / except</text:span></text:p>
        </text:list-item>
        <text:list-item>
          <text:p text:style-name="Colored_20_code"><text:s text:c="16"/><text:span text:style-name="keyword0_5f_python">try</text:span>:</text:p>
        </text:list-item>
        <text:list-item>
          <text:p text:style-name="Colored_20_code"><text:s text:c="20"/><text:span text:style-name="comment0_5f_python"># on essaye de récupérer le contenu situé à l'url</text:span></text:p>
        </text:list-item>
        <text:list-item>
          <text:p text:style-name="Colored_20_code"><text:s text:c="20"/>reponse = connection.<text:span text:style-name="member0_5f_python">read</text:span><text:span text:style-name="symbol0_5f_python">(</text:span><text:span text:style-name="number_5f_python">20000</text:span><text:span text:style-name="symbol0_5f_python">)</text:span></text:p>
        </text:list-item>
        <text:list-item>
          <text:p text:style-name="Colored_20_code"><text:s text:c="20"/><text:span text:style-name="comment0_5f_python"># les données sont normalement au format JSON</text:span></text:p>
        </text:list-item>
        <text:list-item>
          <text:p text:style-name="Colored_20_code"><text:s text:c="20"/><text:span text:style-name="comment0_5f_python"># que Python sait parser nativement</text:span></text:p>
        </text:list-item>
        <text:list-item>
          <text:p text:style-name="Colored_20_code"><text:s text:c="20"/><text:span text:style-name="comment0_5f_python"># on transforme donc le JSON en une imbrications</text:span></text:p>
        </text:list-item>
        <text:list-item>
          <text:p text:style-name="Colored_20_code"><text:s text:c="20"/><text:span text:style-name="comment0_5f_python"># de listes et de dictionnaires</text:span></text:p>
        </text:list-item>
        <text:list-item>
          <text:p text:style-name="Colored_20_code"><text:s text:c="20"/>donnees_json = json.<text:span text:style-name="member0_5f_python">loads</text:span><text:span text:style-name="symbol0_5f_python">(</text:span>reponse<text:span text:style-name="symbol0_5f_python">)</text:span></text:p>
        </text:list-item>
        <text:list-item>
          <text:p text:style-name="Colored_20_code"><text:s text:c="20"/><text:span text:style-name="comment0_5f_python"># twitter renvoit toujours la page suivante si</text:span></text:p>
        </text:list-item>
        <text:list-item>
          <text:p text:style-name="Colored_20_code"><text:s text:c="20"/><text:span text:style-name="comment0_5f_python"># elle existe car il expose une API REST</text:span></text:p>
        </text:list-item>
        <text:list-item>
          <text:p text:style-name="Colored_20_code"><text:s text:c="20"/><text:span text:style-name="comment0_5f_python"># donc on fabrique l'url suivante grace à la valeur</text:span></text:p>
        </text:list-item>
        <text:list-item>
          <text:p text:style-name="Colored_20_code"><text:s text:c="20"/><text:span text:style-name="comment0_5f_python"># qu'il nous donne</text:span></text:p>
        </text:list-item>
        <text:list-item>
          <text:p text:style-name="Colored_20_code"><text:s text:c="20"/>url_suivante = <text:span text:style-name="keyword1_5f_python">self</text:span>.<text:span text:style-name="member0_5f_python">url_source</text:span> + donnees_json<text:span text:style-name="symbol0_5f_python">[</text:span><text:span text:style-name="string_5f_python">'next_page'</text:span><text:span text:style-name="symbol0_5f_python">]</text:span></text:p>
        </text:list-item>
        <text:list-item>
          <text:p text:style-name="P14"><text:s text:c="20"/>essais = <text:span text:style-name="number_5f_python">0</text:span></text:p>
        </text:list-item>
      </text:list>
      <text:p text:style-name="P13"><text:s text:c="16"/></text:p>
      <text:p text:style-name="Standard">Travailler avec une ressource en ligne est un casse-tête : le réseau peut vous lâcher à tout moment, les ressources et adresses changent, le format également, sans compter les droits d'accès. Il n'y a aucune garantie de succès.</text:p>
      <text:p text:style-name="Standard"/>
      <text:p text:style-name="Standard">Il est donc bien avisé de tout enrober dans un <text:span text:style-name="Code">try</text:span>/<text:span text:style-name="Code">except</text:span>. Mais ne vous leurrez pas, il y aura bien des essais qui vont rater avant d'obtenir une version qui gère tous les cas de figure. Ce script est loin de gérer toutes les erreurs possibles.</text:p>
      <text:p text:style-name="Standard"><text:soft-page-break/></text:p>
      <text:p text:style-name="Standard">Et c'est typiquement le cas où vous ne voulez pas une gestion générique des erreurs, mais un traitement pour chaque type. En effet, parfois vous voudrez que le programme continue normalement (la ressource n'existe plus mais il y en a d'autres), parfois vous voudrez réessayer (erreures temporaires), parfois vous voudrez que le programme plante (pour détecter un bug de votre part), parfois on demande une action à l'utilisateur (problème de droits, demande de mot de passe)...</text:p>
      <text:p text:style-name="Standard"/>
      <text:p text:style-name="Standard"><text:span text:style-name="filename_20_and_20_line_20_number">Ligne 73,</text:span> on lit le contenu de la ressource. Le paramètre passé à <text:span text:style-name="Code">read() </text:span>nous permet de spécifier combien de caractères nous souhaitons lire. Il est facultatif, mais c'est une bonne idée de le mettre car on ne sait pas comment va se comporter le serveur d'en face. Les tweets faisant 140 caractères au plus, une page a une taille maximum, j'en ai téléchargé une à la main, et en ai déduit une marge haute.</text:p>
      <text:p text:style-name="Standard"/>
      <text:p text:style-name="Standard"><text:span text:style-name="Code">reponse</text:span> contient donc le contenu de la ressource, qui est au format JSON, un format de données texte compatible Javascript, et très facile à manipuler.</text:p>
      <text:p text:style-name="Standard"/>
      <text:p text:style-name="Standard">Il ressemble à ceci<text:note text:id="ftn1" text:note-class="footnote"><text:note-citation>1</text:note-citation><text:note-body><text:p text:style-name="Footnote">Oui, le tweet est authentique.</text:p></text:note-body></text:note> :</text:p>
      <text:p text:style-name="Standard"/>
      <text:p text:style-name="P16">{</text:p>
      <text:p text:style-name="P16"><text:s text:c="4"/>"completed_in": 0.073,</text:p>
      <text:p text:style-name="P16"><text:s text:c="4"/>"max_id": 250886458729193470,</text:p>
      <text:p text:style-name="P16"><text:s text:c="4"/>"max_id_str": "250886458729193472",</text:p>
      <text:p text:style-name="P16"><text:s text:c="4"/>"next_page": "?page=959121&amp;max_id=250886458729193472&amp;q=*&amp;lang=fr&amp;result_type=recent%22",</text:p>
      <text:p text:style-name="P16"><text:s text:c="4"/>"previous_page": "?page=959119&amp;max_id=250886458729193472&amp;q=*&amp;lang=fr&amp;result_type=recent%22",</text:p>
      <text:p text:style-name="P16"><text:s text:c="4"/>"page": 959120,</text:p>
      <text:p text:style-name="P16"><text:s text:c="4"/>"query": "*",</text:p>
      <text:p text:style-name="P16"><text:s text:c="4"/>"refresh_url": "?since_id=250886458729193472&amp;q=*&amp;lang=fr&amp;result_type=recent%22",</text:p>
      <text:p text:style-name="P16"><text:s text:c="4"/>"results": [</text:p>
      <text:p text:style-name="P16"><text:s text:c="8"/>{</text:p>
      <text:p text:style-name="P16"><text:s text:c="12"/>"created_at": "Wed, 26 Sep 2012 09:16:07 +0000",</text:p>
      <text:p text:style-name="P16"><text:s text:c="12"/>"from_user": "NOBO_DIT",</text:p>
      <text:p text:style-name="P16"><text:s text:c="12"/>"from_user_id": 269217230,</text:p>
      <text:p text:style-name="P16"><text:s text:c="12"/>"from_user_id_str": "269217230",</text:p>
      <text:p text:style-name="P16"><text:s text:c="12"/>"from_user_name": "ΛURORΣ",</text:p>
      <text:p text:style-name="P16"><text:s text:c="12"/>"geo": null,</text:p>
      <text:p text:style-name="P16"><text:s text:c="12"/>"id": 250886458729193470,</text:p>
      <text:p text:style-name="P16"><text:s text:c="12"/>"id_str": "250886458729193472",</text:p>
      <text:p text:style-name="P16"><text:s text:c="12"/>"iso_language_code": "fr",</text:p>
      <text:p text:style-name="P16"><text:s text:c="12"/>"metadata": {</text:p>
      <text:p text:style-name="P16"><text:s text:c="16"/>"result_type": "recent"</text:p>
      <text:p text:style-name="P16"><text:s text:c="12"/>},</text:p>
      <text:p text:style-name="P16"><text:s text:c="12"/>"profile_image_url": "http://a0.twimg.com/profile_images/2437760568/ygqo2awmlnnlhilqabmo_normal.jpeg",</text:p>
      <text:p text:style-name="P16"><text:s text:c="12"/>"profile_image_url_https": "https://si0.twimg.com/profile_images/2437760568/ygqo2awmlnnlhilqabmo_normal.jpeg",</text:p>
      <text:p text:style-name="P16"><text:s text:c="12"/>"source": "&amp;lt;a href=&amp;quot;http://twitter.com/&amp;quot;&amp;gt;web&amp;lt;/a&amp;gt;",</text:p>
      <text:p text:style-name="P16"><text:s text:c="12"/>"text": "RT @AMEN_TES_FESSES: Des fournitures scolaires 1D, des accessoires 1D, des Uggs 1D... C'est pour ça que je ne supporte pas qu'on dise que Justin = commercial.",</text:p>
      <text:p text:style-name="P16"><text:s text:c="12"/>"to_user": null,</text:p>
      <text:p text:style-name="P16"><text:s text:c="12"/>"to_user_id": 0,</text:p>
      <text:p text:style-name="P16"><text:s text:c="12"/>"to_user_id_str": "0",</text:p>
      <text:p text:style-name="P16"><text:s text:c="12"/>"to_user_name": null</text:p>
      <text:p text:style-name="P16"><text:s text:c="8"/>},</text:p>
      <text:p text:style-name="P16">… d'autres tweets </text:p>
      <text:p text:style-name="P16">}</text:p>
      <text:p text:style-name="Preformatted_20_Text"/>
      <text:p text:style-name="Standard">Bien entendu on ne va pas analyser tout ça à la main, alors que Python peut le faire pour nous. <text:span text:style-name="filename_20_and_20_line_20_number">Ligne 78</text:span>, un simple <text:span text:style-name="Code">json.loads</text:span> nous transforme ce texte en Python.</text:p>
      <text:p text:style-name="Standard"/>
      <text:p text:style-name="Standard">Cela marche très simplement :</text:p>
      <text:p text:style-name="Code_20_block"><text:span text:style-name="T11">&gt;&gt;&gt;</text:span> import json<text:line-break/><text:span text:style-name="T11">&gt;&gt;&gt;</text:span> json.loads("""[1, 2, 3]""")<text:line-break/>[1, 2, 3]<text:line-break/><text:span text:style-name="T11">&gt;&gt;&gt;</text:span> dct = json.loads("""{"PSG":0, "OM": 0, "Coca": 10000000}""")<text:line-break/><text:soft-page-break/><text:span text:style-name="T11">&gt;&gt;&gt;</text:span> dct<text:line-break/>{u'OM': 0, u'PSG': 0, u'Coca': 10000000}<text:line-break/><text:span text:style-name="T11">&gt;&gt;&gt;</text:span> dct['OM']<text:line-break/>0</text:p>
      <text:p text:style-name="Standard"/>
      <text:p text:style-name="Standard"><text:span text:style-name="T16">Dans cet exemple, on</text:span> récupère un dictionnaire, c'est à dire l'équivalent un <text:span text:style-name="Code">HashMap</text:span> en Java ou de la classe <text:span text:style-name="Code">Dictionary</text:span> en C#. C'est une structure de données qui associe une clé à une valeur, et il est très rapide de retrouver la valeur si on possède la clé. On peut mettre en valeur n'importe quel objet, y compris une liste ou un dictionnaire, et les imbriquer à l'infini.</text:p>
      <text:p text:style-name="Standard"/>
      <text:p text:style-name="Standard">Pour les utilisateurs de PHP, c'est un peu confus. Le type <text:span text:style-name="Code">Array</text:span> se comporte comme un set, une liste et un dictionnaire à la fois. En Python, on a 4 types pour 3 usages différents :</text:p>
      <text:p text:style-name="Standard"/>
      <text:list xml:id="list2076758867" text:style-name="L21">
        <text:list-item>
          <text:p text:style-name="P3">Des éléments ordonnées : on utilise une liste ou un tuple.</text:p>
        </text:list-item>
        <text:list-item>
          <text:p text:style-name="P3">Des éléments associés à des clés : on utilise un dictionnaire.</text:p>
        </text:list-item>
        <text:list-item>
          <text:p text:style-name="P3">Des éléments non ordonnées, mais donc il est facile de vérifier la présence : on utilise un set.</text:p>
        </text:list-item>
      </text:list>
      <text:p text:style-name="Standard"/>
      <text:p text:style-name="Standard">Le JSON sera lui toujours transformé en une imbrications de listes et de dictionnaires.</text:p>
      <text:p text:style-name="Standard"/>
      <text:p text:style-name="Standard">Ensuite <text:span text:style-name="filename_20_and_20_line_20_number">ligne 83</text:span>, on récupère dans la réponse l'url suivante. En effet Twitter expose ses ressources au travers d'une API REST, et met en œuvre des bonnes pratiques, comme toujours indiquer la page suivante et précédente dans la réponse. En téléchargeant une réponse à la main, on peut voir que la clé est <text:s/><text:span text:style-name="Code">next_page</text:span><text:span text:style-name="string_5f_python">, et on l'utilise donc ici pour récupérer la valeur dans le dictionnaire, et créer l'url qu'on utilisera au prochain tour de boucle :</text:span></text:p>
      <text:p text:style-name="Standard"/>
      <text:p text:style-name="Standard"><text:span text:style-name="Code">url_suivante = self.url_source + donnees_json['next_page']</text:span></text:p>
      <text:p text:style-name="Standard"><text:span text:style-name="Code"/></text:p>
      <text:p text:style-name="Standard">On a ensuite un code typiquement Python, qui utilise la gestion des exceptions plutôt que de vérifier si quelque chose marche avant de le faire :</text:p>
      <text:p text:style-name="Standard"><text:span text:style-name="Code"/></text:p>
      <text:list xml:id="list675480944" text:continue-list="list1602787585" text:style-name="Colored_20_code_20_numerotation">
        <text:list-item>
          <text:p text:style-name="Colored_20_code"><text:s text:c="16"/><text:span text:style-name="keyword0_5f_python">except</text:span> <text:span text:style-name="symbol0_5f_python">(</text:span><text:span text:style-name="keyword1_5f_python">KeyError</text:span>, <text:span text:style-name="keyword1_5f_python">TypeError</text:span><text:span text:style-name="symbol0_5f_python">)</text:span>:</text:p>
        </text:list-item>
        <text:list-item>
          <text:p text:style-name="Colored_20_code"><text:s text:c="20"/><text:span text:style-name="comment0_5f_python"># Si la ligne créant "url_suivante" n'a pas marché</text:span></text:p>
        </text:list-item>
        <text:list-item>
          <text:p text:style-name="Colored_20_code"><text:s text:c="20"/><text:span text:style-name="comment0_5f_python"># c'est qu'on arrive à la fin du flux</text:span></text:p>
        </text:list-item>
        <text:list-item>
          <text:p text:style-name="Colored_20_code"><text:s text:c="20"/><text:span text:style-name="comment0_5f_python"># donc on sort de la boucle</text:span></text:p>
        </text:list-item>
        <text:list-item>
          <text:p text:style-name="Colored_20_code"><text:s text:c="20"/>url_suivante = <text:span text:style-name="keyword1_5f_python">None</text:span></text:p>
        </text:list-item>
      </text:list>
      <text:p text:style-name="P13"><text:span text:style-name="keyword1_5f_python"/></text:p>
      <text:p text:style-name="Standard"><text:span text:style-name="keyword1_5f_python"><text:span text:style-name="T4">Créer l'url suivante va lever une exception si la clé n'existe pas dans le dictionnaire (</text:span></text:span><text:span text:style-name="Code"><text:span text:style-name="T4">KeyError</text:span></text:span><text:span text:style-name="keyword1_5f_python"><text:span text:style-name="T4">) ou si le contenu n'est pas une chaîne de caractère (</text:span></text:span><text:span text:style-name="Code"><text:span text:style-name="T4">TypeError</text:span></text:span><text:span text:style-name="keyword1_5f_python"><text:span text:style-name="T4">). Dans ce cas : pas de page suivante, c'est la fin (improbable) des tweets.</text:span></text:span></text:p>
      <text:p text:style-name="P13"><text:span text:style-name="keyword1_5f_python"/></text:p>
      <text:list xml:id="list1472622174" text:continue-numbering="true" text:style-name="Colored_20_code_20_numerotation">
        <text:list-item>
          <text:p text:style-name="Colored_20_code"><text:s text:c="16"/><text:span text:style-name="keyword0_5f_python">except</text:span> <text:span text:style-name="keyword2_5f_python">urllib2</text:span>.<text:span text:style-name="member0_5f_python">URLError</text:span>:</text:p>
        </text:list-item>
        <text:list-item>
          <text:p text:style-name="Colored_20_code"><text:s text:c="20"/><text:span text:style-name="comment0_5f_python"># url invalide, pas de connexion internet, etc</text:span></text:p>
        </text:list-item>
        <text:list-item>
          <text:p text:style-name="Colored_20_code"><text:s text:c="20"/><text:span text:style-name="comment0_5f_python"># on sort du programme</text:span></text:p>
        </text:list-item>
        <text:list-item>
          <text:p text:style-name="Colored_20_code"><text:s text:c="20"/><text:span text:style-name="keyword2_5f_python">sys</text:span>.<text:span text:style-name="member0_5f_python">exit</text:span><text:span text:style-name="symbol0_5f_python">(</text:span><text:span text:style-name="string_5f_python">"Impossible d'accéder à l'url : %s. "</text:span></text:p>
        </text:list-item>
        <text:list-item>
          <text:p text:style-name="Colored_20_code"><text:s text:c="29"/><text:span text:style-name="string_5f_python">"Verifiez l'adresse et votre connection"</text:span></text:p>
        </text:list-item>
        <text:list-item>
          <text:p text:style-name="Colored_20_code"><text:s text:c="29"/><text:span text:style-name="string_5f_python">" internet."</text:span> <text:span text:style-name="symbol0_5f_python">%</text:span> url_suivante<text:span text:style-name="symbol0_5f_python">)</text:span></text:p>
        </text:list-item>
      </text:list>
      <text:p text:style-name="P13"><text:span text:style-name="symbol0_5f_python"/></text:p>
      <text:p text:style-name="P8"><text:span text:style-name="symbol0_5f_python"><text:span text:style-name="T4">On gère ici une erreur habituelle de l'accès à une ressource Internet : l'ordinateur n'est pas connecté au wifi, l'adresse est mal tapée, bref, on ne peut tout simplement pas accéder à la ressource. Dans ce cas on sort du script, il n'y a rien à faire à part prévenir l'utilisateur.</text:span></text:span></text:p>
      <text:p text:style-name="P13"><text:span text:style-name="symbol0_5f_python"/></text:p>
      <text:list xml:id="list1503125250" text:continue-numbering="true" text:style-name="Colored_20_code_20_numerotation">
        <text:list-item>
          <text:p text:style-name="Colored_20_code"><text:s text:c="16"/><text:span text:style-name="keyword0_5f_python">except</text:span> <text:span text:style-name="keyword2_5f_python">urllib2</text:span>.<text:span text:style-name="member0_5f_python">HTTPError</text:span> as e:</text:p>
        </text:list-item>
        <text:list-item>
          <text:p text:style-name="Colored_20_code"><text:s text:c="20"/><text:span text:style-name="comment0_5f_python"># le server en face répond un erreur</text:span></text:p>
        </text:list-item>
        <text:list-item>
          <text:p text:style-name="Colored_20_code"><text:s text:c="20"/><text:span text:style-name="comment0_5f_python"># c'est peut être temporaire, on réessaye</text:span></text:p>
        </text:list-item>
        <text:list-item>
          <text:p text:style-name="Colored_20_code"><text:s text:c="20"/><text:span text:style-name="keyword0_5f_python">if</text:span> essais <text:span text:style-name="symbol0_5f_python">&gt;</text:span>= <text:span text:style-name="keyword1_5f_python">self</text:span>.<text:span text:style-name="member0_5f_python">essais_max</text:span>:</text:p>
        </text:list-item>
        <text:list-item>
          <text:p text:style-name="Colored_20_code"><text:s text:c="24"/><text:span text:style-name="keyword2_5f_python">sys</text:span>.<text:span text:style-name="member0_5f_python">exit</text:span><text:span text:style-name="symbol0_5f_python">(</text:span><text:span text:style-name="string_5f_python">"Echec à la récupération de "</text:span></text:p>
        </text:list-item>
        <text:list-item>
          <text:p text:style-name="Colored_20_code"><text:soft-page-break/><text:s text:c="33"/><text:span text:style-name="string_5f_python">"l'url : %s"</text:span> <text:span text:style-name="symbol0_5f_python">%</text:span> url_suivante<text:span text:style-name="symbol0_5f_python">)</text:span></text:p>
        </text:list-item>
        <text:list-item>
          <text:p text:style-name="Colored_20_code"><text:s text:c="20"/>essais += <text:span text:style-name="number_5f_python">1</text:span></text:p>
        </text:list-item>
        <text:list-item>
          <text:p text:style-name="Colored_20_code"><text:s text:c="20"/><text:span text:style-name="keyword0_5f_python">print</text:span> <text:span text:style-name="string_5f_python">"Http Error (%s) for URL: %s"</text:span> <text:span text:style-name="symbol0_5f_python">%</text:span> <text:span text:style-name="symbol0_5f_python">(</text:span></text:p>
        </text:list-item>
        <text:list-item>
          <text:p text:style-name="Colored_20_code"><text:s text:c="27"/>e.<text:span text:style-name="member0_5f_python">code</text:span>, url_suivante<text:span text:style-name="symbol0_5f_python">)</text:span></text:p>
        </text:list-item>
        <text:list-item>
          <text:p text:style-name="Colored_20_code"><text:s text:c="20"/><text:span text:style-name="keyword0_5f_python">print</text:span> <text:span text:style-name="string_5f_python">"Server answered: %s"</text:span> <text:span text:style-name="symbol0_5f_python">%</text:span> e.<text:span text:style-name="member0_5f_python">msg</text:span></text:p>
        </text:list-item>
        <text:list-item>
          <text:p text:style-name="Colored_20_code"><text:s text:c="20"/><text:span text:style-name="keyword0_5f_python">print</text:span> <text:span text:style-name="string_5f_python">"Retry..."</text:span></text:p>
        </text:list-item>
        <text:list-item>
          <text:p text:style-name="Colored_20_code"><text:span text:style-name="string_5f_python"/></text:p>
        </text:list-item>
      </text:list>
      <text:p text:style-name="P13"/>
      <text:p text:style-name="Standard">Cas classique d'une erreur temporaire : le serveur renvoi une erreur. <text:span text:style-name="Code">HttpError</text:span> est une exception plus sophistiquée que celles que vous avez précédemment rencontrées : elle possède des informations renvoyées par le serveur distant, comme le code d'erreur HTTP, très utile pour débugger.</text:p>
      <text:p text:style-name="Standard"/>
      <text:p text:style-name="Standard">On affiche tout ça à l'utilisateur, et on essaye à nouveau quelques fois, au cas où...</text:p>
      <text:p text:style-name="Standard"/>
      <text:p text:style-name="Standard">Notez qu'<text:span text:style-name="Code">url_suivante </text:span>ici est toujours notre url actuelle, car cette erreur ne peut avoir lieu que avant la <text:span text:style-name="filename_20_and_20_line_20_number">ligne 83</text:span> où cette variable est mise à jour, provoquant un saut immédiat vers le bloc <text:span text:style-name="Code">except</text:span>. Au prochain tour de boucle, l'url sera donc la même.</text:p>
      <text:p text:style-name="P13"/>
      <text:list xml:id="list279935178" text:continue-numbering="true" text:style-name="Colored_20_code_20_numerotation">
        <text:list-item>
          <text:p text:style-name="Colored_20_code"><text:s text:c="16"/><text:span text:style-name="keyword0_5f_python">else</text:span>:</text:p>
        </text:list-item>
        <text:list-item>
          <text:p text:style-name="Colored_20_code"><text:s text:c="20"/><text:span text:style-name="comment0_5f_python"># si tout s'est bien passé, on retourne le</text:span></text:p>
        </text:list-item>
        <text:list-item>
          <text:p text:style-name="Colored_20_code"><text:s text:c="20"/><text:span text:style-name="comment0_5f_python"># texte des tweets avec yield pour donner</text:span></text:p>
        </text:list-item>
        <text:list-item>
          <text:p text:style-name="Colored_20_code"><text:s text:c="20"/><text:span text:style-name="comment0_5f_python"># une l'impression de simplement itérer sur</text:span></text:p>
        </text:list-item>
        <text:list-item>
          <text:p text:style-name="Colored_20_code"><text:s text:c="20"/><text:span text:style-name="comment0_5f_python"># une collection de tweets</text:span></text:p>
        </text:list-item>
        <text:list-item>
          <text:p text:style-name="Colored_20_code"><text:s text:c="20"/><text:span text:style-name="keyword0_5f_python">for</text:span> tweet <text:span text:style-name="keyword0_5f_python">in</text:span> donnees_json<text:span text:style-name="symbol0_5f_python">[</text:span><text:span text:style-name="string_5f_python">'results'</text:span><text:span text:style-name="symbol0_5f_python">]</text:span>:</text:p>
        </text:list-item>
        <text:list-item>
          <text:p text:style-name="Colored_20_code"><text:s text:c="24"/><text:span text:style-name="keyword0_5f_python">yield</text:span> tweet<text:span text:style-name="symbol0_5f_python">[</text:span><text:span text:style-name="string_5f_python">'text'</text:span><text:span text:style-name="symbol0_5f_python">]</text:span></text:p>
        </text:list-item>
        <text:list-item>
          <text:p text:style-name="Colored_20_code"><text:span text:style-name="Code"/></text:p>
        </text:list-item>
      </text:list>
      <text:p text:style-name="P13"/>
      <text:p text:style-name="Standard">Enfin on rentre dans la condition <text:span text:style-name="Code">else</text:span>, <text:span text:style-name="T1">exécutée uniquement si il n'y a eu aucune exception</text:span>. Dans ce cas on récupère tous les tweets qui sont présents dans la clé <text:span text:style-name="Code">results</text:span> sous forme d'une liste de dictionnaires.</text:p>
      <text:p text:style-name="Standard"/>
      <text:p text:style-name="Standard">En résumé : </text:p>
      <text:p text:style-name="Standard"/>
      <text:p text:style-name="Standard"><text:span text:style-name="Code">donnees_json</text:span> est un dictionnaire. La clé <text:span text:style-name="Code">results</text:span> de ce dictionnaire contient une liste. Cette liste contient des dictionnaires. Chaque dictionnaire représente un tweet.</text:p>
      <text:p text:style-name="Standard"/>
      <text:p text:style-name="Standard">Chacun de ces dictionnaires contiennent donc une clé <text:span text:style-name="Code">text</text:span> dont la valeur associée est le texte du tweet.</text:p>
      <text:p text:style-name="Standard"/>
      <text:p text:style-name="Standard"><text:span text:style-name="filename_20_and_20_line_20_number">Ligne 113</text:span>, on itère donc sur la valeur située à la clé <text:span text:style-name="Code">result</text:span>, et pour chaque tweet, on <text:span text:style-name="Code">yield</text:span> sont texte. </text:p>
      <text:p text:style-name="P13"/>
      <text:p text:style-name="Standard">Ceci a un énorme effet bénéfique : cette énorme algo va être encapsulé dans un générateur itérable et on manipulera ce flux de tweets comme si c'était une simple liste.</text:p>
      <text:p text:style-name="Standard"/>
      <text:p text:style-name="Standard"/>
      <text:list xml:id="list1682195783" text:continue-numbering="true" text:style-name="Colored_20_code_20_numerotation">
        <text:list-item>
          <text:p text:style-name="Colored_20_code"/>
        </text:list-item>
        <text:list-item>
          <text:p text:style-name="Colored_20_code"><text:s text:c="4"/><text:span text:style-name="keyword0_5f_python">def</text:span> lister_les_mots<text:span text:style-name="symbol0_5f_python">(</text:span><text:span text:style-name="keyword1_5f_python">self</text:span>, tweets, mots_max<text:span text:style-name="symbol0_5f_python">)</text:span>:</text:p>
        </text:list-item>
        <text:list-item>
          <text:p text:style-name="Colored_20_code"><text:s text:c="8"/><text:span text:style-name="string_5f_python">"""</text:span></text:p>
        </text:list-item>
        <text:list-item>
          <text:p text:style-name="Colored_20_code"><text:span text:style-name="string_5f_python"><text:s text:c="12"/>Prend un itérable de tweets en paramètre et</text:span></text:p>
        </text:list-item>
        <text:list-item>
          <text:p text:style-name="Colored_20_code"><text:span text:style-name="string_5f_python"><text:s text:c="12"/>le transforme en un itérable de mots, limités en nombre par</text:span></text:p>
        </text:list-item>
        <text:list-item>
          <text:p text:style-name="Colored_20_code"><text:span text:style-name="string_5f_python"><text:s text:c="12"/>mots_max.</text:span></text:p>
        </text:list-item>
        <text:list-item>
          <text:p text:style-name="Colored_20_code"><text:span text:style-name="string_5f_python"><text:s text:c="8"/>"""</text:span></text:p>
        </text:list-item>
        <text:list-item>
          <text:p text:style-name="Colored_20_code"/>
        </text:list-item>
        <text:list-item>
          <text:p text:style-name="Colored_20_code"><text:s text:c="8"/><text:span text:style-name="comment0_5f_python"># on split juste le tweet et on yield chaque mot</text:span></text:p>
        </text:list-item>
        <text:list-item>
          <text:p text:style-name="Colored_20_code"><text:s text:c="8"/><text:span text:style-name="comment0_5f_python"># avec un limite</text:span></text:p>
        </text:list-item>
        <text:list-item>
          <text:p text:style-name="Colored_20_code"><text:s text:c="8"/><text:span text:style-name="comment0_5f_python"># ça va permettre de s'arrêter à un certains nombre de mots</text:span></text:p>
        </text:list-item>
        <text:list-item>
          <text:p text:style-name="Colored_20_code"><text:s text:c="8"/><text:span text:style-name="comment0_5f_python"># malgré le fait que telecharger_tweets est une source</text:span></text:p>
        </text:list-item>
        <text:list-item>
          <text:p text:style-name="Colored_20_code"><text:s text:c="8"/><text:span text:style-name="comment0_5f_python"># presque infinie de tweets</text:span></text:p>
        </text:list-item>
        <text:list-item>
          <text:p text:style-name="Colored_20_code"><text:s text:c="8"/>i = <text:span text:style-name="number_5f_python">0</text:span></text:p>
        </text:list-item>
        <text:list-item>
          <text:p text:style-name="Colored_20_code"><text:s text:c="8"/><text:span text:style-name="keyword0_5f_python">while</text:span> i <text:span text:style-name="symbol0_5f_python">&lt;</text:span> mots_max:</text:p>
        </text:list-item>
        <text:list-item>
          <text:p text:style-name="Colored_20_code"><text:s text:c="12"/><text:span text:style-name="keyword0_5f_python">for</text:span> x <text:span text:style-name="keyword0_5f_python">in</text:span> tweets.<text:span text:style-name="member0_5f_python">next</text:span><text:span text:style-name="symbol0_5f_python">()</text:span>.<text:span text:style-name="member0_5f_python">split</text:span><text:span text:style-name="symbol0_5f_python">()</text:span>:</text:p>
        </text:list-item>
        <text:list-item>
          <text:p text:style-name="Colored_20_code"><text:soft-page-break/><text:s text:c="16"/><text:span text:style-name="keyword0_5f_python">yield</text:span> x</text:p>
        </text:list-item>
        <text:list-item>
          <text:p text:style-name="Colored_20_code"/>
        </text:list-item>
      </text:list>
      <text:p text:style-name="P13"/>
      <text:p text:style-name="Standard">Une autre méthode, vraiment très simple cette fois. On itère sur les tweets, et on fait un split pour chaque tweet :</text:p>
      <text:p text:style-name="Code_20_block"><text:span text:style-name="T11">&gt;&gt;&gt;</text:span> "Ceci est un phrase du plus long monologue collectif du monde".split()<text:line-break/>['Ceci', 'est', 'un', 'phrase', 'du', 'plus', 'long', 'monologue', 'collectif', 'du', 'monde']</text:p>
      <text:p text:style-name="Standard">Et on <text:span text:style-name="Code">yield</text:span> chaque mot. On va donc partir d'un parcours de fichiers JSON, pour le transformer en itérable de tweets, puis en itérable de mots. A la fin, on aura juste l'impression d'térer sur des mots.</text:p>
      <text:p text:style-name="Standard"/>
      <text:list xml:id="list1804804752" text:continue-numbering="true" text:style-name="Colored_20_code_20_numerotation">
        <text:list-item>
          <text:p text:style-name="Colored_20_code"/>
        </text:list-item>
        <text:list-item>
          <text:p text:style-name="Colored_20_code"><text:s text:c="4"/><text:span text:style-name="keyword0_5f_python">def</text:span> nettoyer_tweet<text:span text:style-name="symbol0_5f_python">(</text:span><text:span text:style-name="keyword1_5f_python">self</text:span>, text<text:span text:style-name="symbol0_5f_python">)</text:span>:</text:p>
        </text:list-item>
        <text:list-item>
          <text:p text:style-name="Colored_20_code"><text:s text:c="8"/><text:span text:style-name="string_5f_python">"""</text:span></text:p>
        </text:list-item>
        <text:list-item>
          <text:p text:style-name="Colored_20_code"><text:span text:style-name="string_5f_python"><text:s text:c="12"/>Prends un tweet et retire tout ce qui n'est pas intéressant</text:span></text:p>
        </text:list-item>
        <text:list-item>
          <text:p text:style-name="Colored_20_code"><text:span text:style-name="string_5f_python"><text:s text:c="12"/>à compter, comme les mentions, les tags ou les urls.</text:span></text:p>
        </text:list-item>
        <text:list-item>
          <text:p text:style-name="Colored_20_code"><text:span text:style-name="string_5f_python"/></text:p>
        </text:list-item>
        <text:list-item>
          <text:p text:style-name="Colored_20_code"><text:span text:style-name="string_5f_python"><text:s text:c="12"/>On retire aussi la ponctuation et les chiffres arabes.</text:span></text:p>
        </text:list-item>
        <text:list-item>
          <text:p text:style-name="Colored_20_code"><text:span text:style-name="string_5f_python"><text:s text:c="8"/>"""</text:span></text:p>
        </text:list-item>
        <text:list-item>
          <text:p text:style-name="Colored_20_code"/>
        </text:list-item>
        <text:list-item>
          <text:p text:style-name="Colored_20_code"><text:s text:c="8"/>text = text.decode('utf8').<text:span text:style-name="member0_5f_python">strip</text:span><text:span text:style-name="symbol0_5f_python">()</text:span>.<text:span text:style-name="member0_5f_python">lower</text:span><text:span text:style-name="symbol0_5f_python">()</text:span></text:p>
        </text:list-item>
        <text:list-item>
          <text:p text:style-name="Colored_20_code"><text:s text:c="8"/><text:span text:style-name="comment0_5f_python"># retirer les @user, $company et #tags</text:span></text:p>
        </text:list-item>
        <text:list-item>
          <text:p text:style-name="Colored_20_code"><text:s text:c="8"/>text = <text:span text:style-name="keyword2_5f_python">re</text:span>.<text:span text:style-name="member0_5f_python">sub</text:span><text:span text:style-name="symbol0_5f_python">(</text:span>r<text:span text:style-name="string_5f_python">'(?:^|</text:span><text:span text:style-name="escaped_5f_python">\s</text:span><text:span text:style-name="string_5f_python">)(?:@|#|</text:span><text:span text:style-name="escaped_5f_python">\$</text:span><text:span text:style-name="string_5f_python">)[^</text:span><text:span text:style-name="escaped_5f_python">\s</text:span><text:span text:style-name="string_5f_python">]+(?:</text:span><text:span text:style-name="escaped_5f_python">\s</text:span><text:span text:style-name="string_5f_python">|$)'</text:span>, <text:span text:style-name="string_5f_python">' '</text:span>, text<text:span text:style-name="symbol0_5f_python">)</text:span></text:p>
        </text:list-item>
        <text:list-item>
          <text:p text:style-name="Colored_20_code"><text:s text:c="8"/><text:span text:style-name="comment0_5f_python"># returer les http//:truc</text:span></text:p>
        </text:list-item>
        <text:list-item>
          <text:p text:style-name="Colored_20_code"><text:s text:c="8"/>text = <text:span text:style-name="keyword2_5f_python">re</text:span>.<text:span text:style-name="member0_5f_python">sub</text:span><text:span text:style-name="symbol0_5f_python">(</text:span>r<text:span text:style-name="string_5f_python">'(?:^|</text:span><text:span text:style-name="escaped_5f_python">\s</text:span><text:span text:style-name="string_5f_python">)http://[^</text:span><text:span text:style-name="escaped_5f_python">\s</text:span><text:span text:style-name="string_5f_python">]+(?:</text:span><text:span text:style-name="escaped_5f_python">\s</text:span><text:span text:style-name="string_5f_python">|$)'</text:span>, <text:span text:style-name="string_5f_python">' '</text:span>, text<text:span text:style-name="symbol0_5f_python">)</text:span></text:p>
        </text:list-item>
        <text:list-item>
          <text:p text:style-name="Colored_20_code"><text:s text:c="8"/><text:span text:style-name="comment0_5f_python"># retirer les !, ?, 1-9, /, :, etc</text:span></text:p>
        </text:list-item>
        <text:list-item>
          <text:p text:style-name="Colored_20_code"><text:s text:c="8"/><text:span text:style-name="keyword0_5f_python">return</text:span> <text:span text:style-name="keyword2_5f_python">re</text:span>.<text:span text:style-name="member0_5f_python">sub</text:span><text:span text:style-name="symbol0_5f_python">(</text:span>r<text:span text:style-name="string_5f_python">'[^a-z</text:span><text:span text:style-name="escaped_5f_python">\-</text:span><text:span text:style-name="string_5f_python">]'</text:span>, <text:span text:style-name="string_5f_python">' '</text:span>, text<text:span text:style-name="symbol0_5f_python">)</text:span></text:p>
        </text:list-item>
        <text:list-item>
          <text:p text:style-name="Colored_20_code"><text:span text:style-name="symbol0_5f_python"/></text:p>
        </text:list-item>
      </text:list>
      <text:p text:style-name="P13"/>
      <text:p text:style-name="Text_20_body">Encore une méthode simple, qu'on va utiliser pour nettoyer chaque tweet de tout ce qui n'est pas un mot. On s'en servira comme callback plus tard.</text:p>
      <text:p text:style-name="Text_20_body">Etape par étape :</text:p>
      <text:p text:style-name="Code_20_block"><text:span text:style-name="T11">&gt;&gt;&gt;</text:span> import re<text:line-break/><text:span text:style-name="T11">&gt;&gt;&gt;</text:span> text = "Aujourd'hui g mangé 1 pomme LOL @MyBFFL Photo de ma pomme: <text:a xlink:type="simple" xlink:href="http://imgur.com/pommetroplol">http://imgur.com/pommetroplol</text:a>"<text:line-break/><text:span text:style-name="T11">&gt;&gt;&gt;</text:span> text = text.strip().lower() <text:line-break/><text:span text:style-name="T11">&gt;&gt;&gt;</text:span> text<text:line-break/>"aujourd'hui g mang\xc3\xa9 1 pomme lol @mybffl photo de ma pomme: <text:a xlink:type="simple" xlink:href="http://imgur.com/pommetroplol">http://imgur.com/pommetroplol</text:a>"<text:line-break/><text:span text:style-name="T11">&gt;&gt;&gt;</text:span> text = re.sub(r'(?:^|\s)(?:@|#|\$)[^\s]+(?:\s|$)', ' ', text)<text:line-break/><text:span text:style-name="T11">&gt;&gt;&gt;</text:span> text<text:line-break/>"aujourd'hui g mang\xc3\xa9 1 pomme lol photo de ma pomme: <text:a xlink:type="simple" xlink:href="http://imgur.com/pommetroplol">http://imgur.com/pommetroplol</text:a>"<text:line-break/><text:span text:style-name="T11">&gt;&gt;&gt;</text:span> text = re.sub(r'(?:^|\s)http://[^\s]+(?:\s|$)', ' ', text)<text:line-break/><text:span text:style-name="T11">&gt;&gt;&gt;</text:span> text<text:line-break/>"aujourd'hui g mang\xc3\xa9 1 pomme lol photo de ma pomme: "<text:line-break/><text:span text:style-name="T11">&gt;&gt;&gt;</text:span> text = re.sub(r'[^a-z\-]', ' ', text)<text:line-break/><text:span text:style-name="T11">&gt;&gt;&gt;</text:span> text<text:line-break/>'aujourd hui g mang <text:s text:c="4"/>pomme lol photo de ma pomme <text:s/>'<text:line-break/><text:span text:style-name="T11">&gt;&gt;&gt;</text:span> text.split() # dans une autre méthode...<text:line-break/>['aujourd', 'hui', 'g', 'mang', 'pomme', 'lol', 'photo', 'de', 'ma', 'pomme'] </text:p>
      <text:p text:style-name="Text_20_body">Mais ? On travaille ici sans tout décoder en unicode ! N'est-ce pas exactement le cas où l'on doit décoder, puisque la donnée vient de l'extérieur ?</text:p>
      <text:p text:style-name="Text_20_body">Tout à fait, mais dans notre cas, nous avons une source UTF8 (Twitter encode tout en UTF8), un fichier Python en UTF8, donc nous n'aurons pas d'erreur. En revanche vous allez voir qu'en agissant ainsi, nous ignorons les mots avec accents. Ce n'est pas idéal, il nous faudra le corriger plus tard en rajoutant le décodage, <text:soft-page-break/>de toute façon</text:p>
      <text:p text:style-name="Text_20_body">Notre méthode détruit aussi les mots composés. Intuitivement, il y a peu de chance qu'un mot composé soit dans le top 100, donc c'est acceptable. </text:p>
      <text:p text:style-name="Text_20_body"/>
      <text:list xml:id="list1410538128" text:continue-numbering="true" text:style-name="Colored_20_code_20_numerotation">
        <text:list-item>
          <text:p text:style-name="Colored_20_code"/>
        </text:list-item>
        <text:list-item>
          <text:p text:style-name="Colored_20_code"><text:s text:c="4"/><text:span text:style-name="keyword0_5f_python">def</text:span> filtrer_un_mot<text:span text:style-name="symbol0_5f_python">(</text:span><text:span text:style-name="keyword1_5f_python">self</text:span>, word<text:span text:style-name="symbol0_5f_python">)</text:span>:</text:p>
        </text:list-item>
        <text:list-item>
          <text:p text:style-name="Colored_20_code"><text:s text:c="8"/><text:span text:style-name="string_5f_python">"""</text:span></text:p>
        </text:list-item>
        <text:list-item>
          <text:p text:style-name="Colored_20_code"><text:span text:style-name="string_5f_python"><text:s text:c="12"/>Retourne True si le mot doit être compté, False</text:span></text:p>
        </text:list-item>
        <text:list-item>
          <text:p text:style-name="Colored_20_code"><text:span text:style-name="string_5f_python"><text:s text:c="12"/>sinon. Pour le moment, vérifie la taille minimale et</text:span></text:p>
        </text:list-item>
        <text:list-item>
          <text:p text:style-name="Colored_20_code"><text:span text:style-name="string_5f_python"><text:s text:c="12"/>si il fait parti de la liste de mots vides.</text:span></text:p>
        </text:list-item>
        <text:list-item>
          <text:p text:style-name="Colored_20_code"><text:span text:style-name="string_5f_python"><text:s text:c="8"/>"""</text:span></text:p>
        </text:list-item>
        <text:list-item>
          <text:p text:style-name="Colored_20_code"><text:s text:c="8"/><text:span text:style-name="keyword0_5f_python">return</text:span> <text:span text:style-name="keyword1_5f_python">len</text:span><text:span text:style-name="symbol0_5f_python">(</text:span>word<text:span text:style-name="symbol0_5f_python">)</text:span> <text:span text:style-name="symbol0_5f_python">&gt;</text:span>= <text:span text:style-name="keyword1_5f_python">self</text:span>.<text:span text:style-name="member0_5f_python">taille_mot_min</text:span> <text:span text:style-name="keyword0_5f_python">and</text:span> word <text:span text:style-name="keyword0_5f_python">not</text:span> <text:span text:style-name="keyword0_5f_python">in</text:span> <text:span text:style-name="keyword1_5f_python">self</text:span>.<text:span text:style-name="member0_5f_python">mots_vides</text:span></text:p>
        </text:list-item>
        <text:list-item>
          <text:p text:style-name="Colored_20_code"><text:span text:style-name="member0_5f_python"/></text:p>
        </text:list-item>
      </text:list>
      <text:p text:style-name="P13"/>
      <text:p text:style-name="Standard">On retourne juste si un mot fait la bonne taille est n'est pas un stop words. C'est ici qu'utiliser un set est pratique, car <text:span text:style-name="Code">in</text:span> dans un <text:span text:style-name="Code">set</text:span> est une opération rapide, même si dans un si petit ensemble, ça n'aurait pas vraiment d'impact, la latence réseau est notre goulot d'étranglement.</text:p>
      <text:p text:style-name="P13"/>
      <text:list xml:id="list1877481074" text:continue-numbering="true" text:style-name="Colored_20_code_20_numerotation">
        <text:list-item>
          <text:p text:style-name="Colored_20_code"/>
        </text:list-item>
        <text:list-item>
          <text:p text:style-name="Colored_20_code"><text:s text:c="4"/><text:span text:style-name="keyword0_5f_python">def</text:span> count<text:span text:style-name="symbol0_5f_python">(</text:span><text:span text:style-name="keyword1_5f_python">self</text:span>, mots_max=<text:span text:style-name="keyword1_5f_python">None</text:span><text:span text:style-name="symbol0_5f_python">)</text:span>:</text:p>
        </text:list-item>
        <text:list-item>
          <text:p text:style-name="Colored_20_code"><text:s text:c="8"/><text:span text:style-name="string_5f_python">"""</text:span></text:p>
        </text:list-item>
        <text:list-item>
          <text:p text:style-name="Colored_20_code"><text:span text:style-name="string_5f_python"><text:s text:c="12"/>Lance le téléchargement et le comptage des mots,</text:span></text:p>
        </text:list-item>
        <text:list-item>
          <text:p text:style-name="Colored_20_code"><text:span text:style-name="string_5f_python"><text:s text:c="12"/>et retourne le résultat.</text:span></text:p>
        </text:list-item>
        <text:list-item>
          <text:p text:style-name="Colored_20_code"><text:span text:style-name="string_5f_python"><text:s text:c="8"/>"""</text:span></text:p>
        </text:list-item>
        <text:list-item>
          <text:p text:style-name="Colored_20_code"/>
        </text:list-item>
        <text:list-item>
          <text:p text:style-name="Colored_20_code"><text:s text:c="8"/><text:span text:style-name="comment0_5f_python"># on créé un générateur (donc un itérable) qui prend les</text:span></text:p>
        </text:list-item>
        <text:list-item>
          <text:p text:style-name="Colored_20_code"><text:s text:c="8"/><text:span text:style-name="comment0_5f_python"># tweets et les nettoient</text:span></text:p>
        </text:list-item>
        <text:list-item>
          <text:p text:style-name="Colored_20_code"><text:s text:c="8"/>tweets = <text:span text:style-name="symbol0_5f_python">(</text:span><text:span text:style-name="keyword1_5f_python">self</text:span>.<text:span text:style-name="member0_5f_python">nettoyer_tweet</text:span><text:span text:style-name="symbol0_5f_python">(</text:span><text:span text:style-name="keyword2_5f_python">tweet</text:span><text:span text:style-name="symbol0_5f_python">)</text:span> <text:span text:style-name="keyword0_5f_python">for</text:span> <text:span text:style-name="keyword2_5f_python">tweet</text:span> <text:span text:style-name="keyword0_5f_python">in</text:span> <text:span text:style-name="keyword1_5f_python">self</text:span>.<text:span text:style-name="member0_5f_python">telecharger_tweets</text:span><text:span text:style-name="symbol0_5f_python">())</text:span></text:p>
        </text:list-item>
        <text:list-item>
          <text:p text:style-name="Colored_20_code"><text:s text:c="8"/><text:span text:style-name="comment0_5f_python"># on passe cet itérable au listeur de mot, en lui passant</text:span></text:p>
        </text:list-item>
        <text:list-item>
          <text:p text:style-name="Colored_20_code"><text:s text:c="8"/><text:span text:style-name="comment0_5f_python"># une limite de mots</text:span></text:p>
        </text:list-item>
        <text:list-item>
          <text:p text:style-name="Colored_20_code"><text:s text:c="8"/>words = <text:span text:style-name="keyword1_5f_python">self</text:span>.<text:span text:style-name="member0_5f_python">lister_les_mots</text:span><text:span text:style-name="symbol0_5f_python">(</text:span>tweets, mots_max <text:span text:style-name="keyword0_5f_python">or</text:span> <text:span text:style-name="keyword1_5f_python">self</text:span>.<text:span text:style-name="member0_5f_python">mots_max</text:span><text:span text:style-name="symbol0_5f_python">)</text:span></text:p>
        </text:list-item>
        <text:list-item>
          <text:p text:style-name="Colored_20_code"><text:s text:c="8"/><text:span text:style-name="comment0_5f_python"># lister_les_mots retourne aussi un générateurs, que l'on</text:span></text:p>
        </text:list-item>
        <text:list-item>
          <text:p text:style-name="Colored_20_code"><text:s text:c="8"/><text:span text:style-name="comment0_5f_python"># filtre pour récupérer uniquement les mots utiles</text:span></text:p>
        </text:list-item>
        <text:list-item>
          <text:p text:style-name="Colored_20_code"><text:s text:c="8"/>filtered_words = <text:span text:style-name="symbol0_5f_python">(</text:span>word <text:span text:style-name="keyword0_5f_python">for</text:span> word <text:span text:style-name="keyword0_5f_python">in</text:span> words <text:span text:style-name="keyword0_5f_python">if</text:span> <text:span text:style-name="keyword1_5f_python">self</text:span>.<text:span text:style-name="member0_5f_python">filtrer_un_mot</text:span><text:span text:style-name="symbol0_5f_python">(</text:span>word<text:span text:style-name="symbol0_5f_python">))</text:span></text:p>
        </text:list-item>
        <text:list-item>
          <text:p text:style-name="Colored_20_code"><text:s text:c="8"/><text:span text:style-name="comment0_5f_python"># enfin on passe cet itérable au compteur, qui fait sont travail</text:span></text:p>
        </text:list-item>
        <text:list-item>
          <text:p text:style-name="Colored_20_code"><text:s text:c="8"/><text:span text:style-name="comment0_5f_python"># en compteur l'occurence de chaque élément</text:span></text:p>
        </text:list-item>
        <text:list-item>
          <text:p text:style-name="Colored_20_code"><text:s text:c="8"/><text:span text:style-name="keyword1_5f_python">self</text:span>.<text:span text:style-name="member0_5f_python">compteur</text:span>.<text:span text:style-name="member0_5f_python">update</text:span><text:span text:style-name="symbol0_5f_python">(</text:span>filtered_words<text:span text:style-name="symbol0_5f_python">)</text:span></text:p>
        </text:list-item>
        <text:list-item>
          <text:p text:style-name="Colored_20_code"><text:s text:c="8"/><text:span text:style-name="comment0_5f_python"># et on retourne le compteur</text:span></text:p>
        </text:list-item>
        <text:list-item>
          <text:p text:style-name="Colored_20_code"><text:s text:c="8"/><text:span text:style-name="keyword0_5f_python">return</text:span> <text:span text:style-name="keyword1_5f_python">self</text:span>.<text:span text:style-name="member0_5f_python">compteur</text:span></text:p>
        </text:list-item>
        <text:list-item>
          <text:p text:style-name="Colored_20_code"><text:span text:style-name="member0_5f_python"/></text:p>
        </text:list-item>
      </text:list>
      <text:p text:style-name="P13"/>
      <text:p text:style-name="P1">Voici un bout de code typiquement dans le style de la programmation Python : un enchaînement de générateurs.</text:p>
      <text:p text:style-name="P1"/>
      <text:p text:style-name="Standard"><text:span text:style-name="filename_20_and_20_line_20_number"><text:span text:style-name="T4">Ligne 169</text:span></text:span><text:span text:style-name="T4">, </text:span><text:span text:style-name="Code"><text:span text:style-name="T4">telecharger_tweets() </text:span></text:span><text:span text:style-name="symbol0_5f_python"><text:span text:style-name="T4">retourne un générateur car on a utilisé </text:span></text:span><text:span text:style-name="Code"><text:span text:style-name="T4">yield</text:span></text:span><text:span text:style-name="symbol0_5f_python"><text:span text:style-name="T4">. Les tweets ne sont donc pas encore téléchargés à ce stade. Et ce générateur est mis dans une expression génératrice, qui va prendre les tweets un par un depuis le générateurs, et les nettoyer.</text:span></text:span></text:p>
      <text:p text:style-name="Standard"><text:span text:style-name="symbol0_5f_python"><text:span text:style-name="T4"/></text:span></text:p>
      <text:p text:style-name="Standard"><text:span text:style-name="symbol0_5f_python"><text:span text:style-name="T4">Oui mais, une expression génératrice n’exécute pas le code non plus : elle retourne un générateur ! A ce stade les tweets ne sont donc pas téléchargés, on a juste déclaré ce qu'on voulait en faire.</text:span></text:span></text:p>
      <text:p text:style-name="Standard"><text:span text:style-name="symbol0_5f_python"><text:span text:style-name="T4"/></text:span></text:p>
      <text:p text:style-name="Standard"><text:span text:style-name="filename_20_and_20_line_20_number"><text:span text:style-name="T4">Ligne 172</text:span></text:span><text:span text:style-name="symbol0_5f_python"><text:span text:style-name="T4">, on passe le générateurs à une méthode qui va décortiquer chaque tweet, et en extraire les mots. Comme Python se fiche des types des paramètres, </text:span></text:span><text:span text:style-name="Code"><text:span text:style-name="T4">lister_les_mots()</text:span></text:span><text:span text:style-name="symbol0_5f_python"><text:span text:style-name="T4"> accepte n'importe quel type pourvu qu'il soit itérable.</text:span></text:span></text:p>
      <text:p text:style-name="Standard"><text:span text:style-name="symbol0_5f_python"><text:span text:style-name="T4"/></text:span></text:p>
      <text:p text:style-name="Standard"><text:span text:style-name="symbol0_5f_python"><text:span text:style-name="T4">Ça tombe bien, notre générateur est itérable. </text:span></text:span><text:span text:style-name="T4">D'ailleurs, <text:s/></text:span><text:span text:style-name="Code"><text:span text:style-name="T4">lister_les_mots()</text:span></text:span><text:span text:style-name="member0_5f_python"><text:span text:style-name="T4"> utilise </text:span></text:span><text:span text:style-name="Code"><text:span text:style-name="T4">yield</text:span></text:span><text:span text:style-name="member0_5f_python"><text:span text:style-name="T4">, et va donc retourner lui-même un générateur. Ainsi, à cette ligne, le téléchargement des tweets n'est toujours pas déclenché.</text:span></text:span></text:p>
      <text:p text:style-name="Standard"><text:soft-page-break/><text:span text:style-name="member0_5f_python"><text:span text:style-name="T4"/></text:span></text:p>
      <text:p text:style-name="Standard"><text:span text:style-name="filename_20_and_20_line_20_number"><text:span text:style-name="T4">Ligne 175</text:span></text:span><text:span text:style-name="member0_5f_python"><text:span text:style-name="T4">, on créé une expression génératrice qui filtre le générateur précédent selon que la méthode </text:span></text:span><text:span text:style-name="Code"><text:span text:style-name="T4">filtrer_un_mot()</text:span></text:span><text:span text:style-name="member0_5f_python"><text:span text:style-name="T4"> retourne </text:span></text:span><text:span text:style-name="Code"><text:span text:style-name="T4">True</text:span></text:span><text:span text:style-name="member0_5f_python"><text:span text:style-name="T4"> ou </text:span></text:span><text:span text:style-name="Code"><text:span text:style-name="T4">False</text:span></text:span><text:span text:style-name="member0_5f_python"><text:span text:style-name="T4">.</text:span></text:span></text:p>
      <text:p text:style-name="Standard"><text:span text:style-name="member0_5f_python"><text:span text:style-name="T4"/></text:span></text:p>
      <text:p text:style-name="Standard"><text:span text:style-name="member0_5f_python"><text:span text:style-name="T4">Enfin, </text:span></text:span><text:span text:style-name="filename_20_and_20_line_20_number"><text:span text:style-name="T4">ligne 178</text:span></text:span><text:span text:style-name="member0_5f_python"><text:span text:style-name="T4">, on met à jour le compteur en lui passant le générateur final.</text:span></text:span></text:p>
      <text:p text:style-name="Standard"><text:span text:style-name="member0_5f_python"><text:span text:style-name="T4"/></text:span></text:p>
      <text:p text:style-name="Standard"><text:span text:style-name="member0_5f_python"><text:span text:style-name="T4">Le compteur accepte n'importe quel itérable, donc il accepte une générateur. Il va faire un </text:span></text:span><text:span text:style-name="Code"><text:span text:style-name="T4">for</text:span></text:span><text:span text:style-name="member0_5f_python"><text:span text:style-name="T4"> dessus, et va compter les mots un par un, car pour lui, cela ressemble juste à une liste de mots, il se moque complètement qu'on aille les chercher sur Internet.</text:span></text:span></text:p>
      <text:p text:style-name="Standard"><text:span text:style-name="member0_5f_python"><text:span text:style-name="T4"/></text:span></text:p>
      <text:p text:style-name="Standard"><text:span text:style-name="member0_5f_python"><text:span text:style-name="T4">Toute l'astuce est là :</text:span></text:span></text:p>
      <text:p text:style-name="Standard"><text:span text:style-name="member0_5f_python"><text:span text:style-name="T4"/></text:span></text:p>
      <text:p text:style-name="Standard"><text:span text:style-name="member0_5f_python"><text:span text:style-name="T4">Au moment où le compteur va faire la boucle, il va enclencher le générateur, qui va lire depuis le générateur précédent, et ainsi de suite, remontant la chaîne de traitement, déclenchant le téléchargement des tweets.</text:span></text:span></text:p>
      <text:p text:style-name="Standard"><text:span text:style-name="member0_5f_python"><text:span text:style-name="T4"/></text:span></text:p>
      <text:p text:style-name="Standard"><text:span text:style-name="member0_5f_python"><text:span text:style-name="T4">Chaîner des générateurs est très pratique:</text:span></text:span></text:p>
      <text:p text:style-name="Standard"><text:span text:style-name="member0_5f_python"><text:span text:style-name="T4"/></text:span></text:p>
      <text:list xml:id="list400410124" text:style-name="L24">
        <text:list-item>
          <text:p text:style-name="P4"><text:span text:style-name="member0_5f_python"><text:span text:style-name="T4">On à l'impression de traiter un flux : on ne fait qu'itérer, quelque soit la complexité du traitement derrière.</text:span></text:span></text:p>
        </text:list-item>
        <text:list-item>
          <text:p text:style-name="P4"><text:span text:style-name="member0_5f_python"><text:span text:style-name="T4">On économise de la mémoire : il n'y a jamais plus d'un fichier JSON en mémoire à la fois</text:span></text:span><text:span text:style-name="member0_5f_python"><text:span text:style-name="T4"><text:note text:id="ftn0" text:note-class="footnote"><text:note-citation>2</text:note-citation><text:note-body><text:p text:style-name="Footnote">Dans notre cas précis, on a deux fois le fichier JSON en mémoire, mais j'ai préféré faire ainsi pour la lisibilité. Il suffit de fusionner la ligne de parsing avec la ligne de lecteur pour que le GC de Python évite ce problème.</text:p></text:note-body></text:note></text:span></text:span><text:span text:style-name="member0_5f_python"><text:span text:style-name="T4"> , plus un tweet que l'on est en train de traiter. Aucune liste de tous les tweets ou de tous les mots n'est gardée en mémoire en dehors du compteur, malgré l'impression de manipuler des listes.</text:span></text:span></text:p>
        </text:list-item>
        <text:list-item>
          <text:p text:style-name="P4"><text:span text:style-name="member0_5f_python"><text:span text:style-name="T4">On peut facilement ajouter, retirer ou déplacer un traitement, car ce sont tous des itérations, comme des pipes en Bash.</text:span></text:span></text:p>
        </text:list-item>
      </text:list>
      <text:p text:style-name="P15"><text:span text:style-name="symbol0_5f_python"/></text:p>
      <text:p text:style-name="P13"/>
      <text:list xml:id="list1438115133" text:continue-list="list1877481074" text:style-name="Colored_20_code_20_numerotation">
        <text:list-item>
          <text:p text:style-name="Colored_20_code"/>
        </text:list-item>
        <text:list-item>
          <text:p text:style-name="Colored_20_code"><text:span text:style-name="keyword0_5f_python">if</text:span> __name__ == <text:span text:style-name="string_5f_python">"__main__"</text:span>:</text:p>
        </text:list-item>
        <text:list-item>
          <text:p text:style-name="Colored_20_code"><text:s text:c="4"/>resultats = ParseurTwitter<text:span text:style-name="symbol0_5f_python">(</text:span><text:span text:style-name="string_5f_python">'fr'</text:span><text:span text:style-name="symbol0_5f_python">)</text:span>.<text:span text:style-name="member0_5f_python">count</text:span><text:span text:style-name="symbol0_5f_python">()</text:span></text:p>
        </text:list-item>
        <text:list-item>
          <text:p text:style-name="Colored_20_code"><text:s text:c="4"/><text:span text:style-name="comment0_5f_python"># on affiche les 100 mots les plus communs</text:span></text:p>
        </text:list-item>
        <text:list-item>
          <text:p text:style-name="P14"><text:s text:c="4"/><text:span text:style-name="keyword0_5f_python">for</text:span> word, score <text:span text:style-name="keyword0_5f_python">in</text:span> resultats.<text:span text:style-name="member0_5f_python">most_common</text:span><text:span text:style-name="symbol0_5f_python">(</text:span><text:span text:style-name="number_5f_python">100</text:span><text:span text:style-name="symbol0_5f_python">)</text:span>:</text:p>
        </text:list-item>
        <text:list-item>
          <text:p text:style-name="Colored_20_code"><text:s text:c="8"/><text:span text:style-name="keyword0_5f_python">print</text:span> <text:span text:style-name="string_5f_python">"%s: %s"</text:span> <text:span text:style-name="symbol0_5f_python">%</text:span> <text:span text:style-name="symbol0_5f_python">(</text:span>word, score<text:span text:style-name="symbol0_5f_python">)</text:span></text:p>
        </text:list-item>
      </text:list>
      <text:p text:style-name="P13"/>
      <text:p text:style-name="Standard"><text:span text:style-name="T1"/></text:p>
      <text:p text:style-name="P5">Petit test du script : <text:span text:style-name="filename_20_and_20_line_20_number">ligne 184</text:span> on instancie notre classe <text:span text:style-name="Code">ParseurTwitter</text:span> et on appelle sa méthode <text:span text:style-name="Code">count()</text:span>, qui va faire tout le boulot.</text:p>
      <text:p text:style-name="P5"/>
      <text:p text:style-name="P5"><text:span text:style-name="Code">resultats</text:span> est alors un objet de type <text:span text:style-name="Code">Counter</text:span>, qui contient toutes les informations donc nous avons besoin, et sa méthode <text:span text:style-name="Code">most_common()</text:span> va nous renvoyer les 100 mots les plus utilisés. Le compteur marche simplement :</text:p>
      <text:p text:style-name="P5"/>
      <text:p text:style-name="Code_20_block"><text:span text:style-name="T11">&gt;&gt;&gt;</text:span> from collections import Counter<text:line-break/><text:span text:style-name="T11">&gt;&gt;&gt;</text:span> list('aaaaaaaaaaaazzzzzzzzzzeeeerrrtty')<text:line-break/>['a', 'a', 'a', 'a', 'a', 'a', 'a', 'a', 'a', 'a', 'a', 'a', 'z', 'z', 'z', 'z', 'z', 'z', 'z', 'z', 'z', 'z', 'e', 'e', 'e', 'e', 'r', 'r', 'r', 't', 't', 'y']<text:line-break/><text:span text:style-name="T11">&gt;&gt;&gt;</text:span> from collections import Counter<text:line-break/><text:span text:style-name="T11">&gt;&gt;&gt;</text:span> c = Counter(['a', 'a', 'a', 'a', 'a', 'a', 'a', 'a', 'a', 'a', 'a', 'a', 'z', 'z', 'z', 'z', 'z', 'z', 'z', 'z', 'z', 'z', 'e', 'e', 'e', 'e', 'r', 'r', 'r', 't', 't', 'y'])<text:line-break/><text:span text:style-name="T11">&gt;&gt;&gt;</text:span> c.most_common(5)<text:line-break/>[('a', 12), ('z', 10), ('e', 4), ('r', 3), ('t', 2)]</text:p>
      <text:p text:style-name="Code_20_block">Un brin d'unpacking, et ça s'affiche tout seul.</text:p>
      <text:h text:style-name="Heading_20_2" text:outline-level="2"><text:soft-page-break/>Un peu de théorie</text:h>
      <text:h text:style-name="Heading_20_3" text:outline-level="3"><text:span text:style-name="symbol0_5f_python"><text:span text:style-name="T5">Rappel sur la programmation orientée objet</text:span></text:span></text:h>
      <text:p text:style-name="Text_20_body"><text:span text:style-name="symbol0_5f_python"><text:span text:style-name="T5">Si vous venez d'un langage avec une forte culture POO, vous pouvez sauter cette partie. Pour les autres, voici une explication des concepts de base que nous venons de voir.</text:span></text:span></text:p>
      <text:h text:style-name="Heading_20_4" text:outline-level="4"><text:span text:style-name="symbol0_5f_python"><text:span text:style-name="T5">Objet</text:span></text:span></text:h>
      <text:p text:style-name="Text_20_body"><text:span text:style-name="symbol0_5f_python"><text:span text:style-name="T5">Un objet n'a rien à voir avec un objet réel, c'est juste </text:span></text:span><text:span text:style-name="symbol0_5f_python"><text:span text:style-name="T6">une structure informatique qui regroupe à la fois des données (les attributs), et le code pour traiter ces données (les méthodes)</text:span></text:span><text:span text:style-name="symbol0_5f_python"><text:span text:style-name="T5">.</text:span></text:span></text:p>
      <text:p text:style-name="Text_20_body"><text:span text:style-name="symbol0_5f_python"><text:span text:style-name="T5">Il n'y a rien qu'on puisse faire avec un objet qu'on ne puisse faire sans. C'est une question de style.</text:span></text:span></text:p>
      <text:p text:style-name="Text_20_body"><text:span text:style-name="symbol0_5f_python"><text:span text:style-name="T5">Les objets sont particulièrement pratiques car ils permettent de faire facilement ce qu'on appelle « l'encapsulation », c'est à dire de regrouper dans un seul élément, tout ce qui concerne le même sujet : le monde extérieur n'a pas à savoir comment un objet fonctionne, juste ce qu'il fait.</text:span></text:span></text:p>
      <text:p text:style-name="Text_20_body"><text:span text:style-name="symbol0_5f_python"><text:span text:style-name="T5">En Python, tout est objet. Une chaîne de caractère est un objet :</text:span></text:span></text:p>
      <text:p text:style-name="Code_20_block"><text:span text:style-name="symbol0_5f_python"><text:span text:style-name="T12">&gt;&gt;&gt;</text:span></text:span><text:span text:style-name="symbol0_5f_python"><text:span text:style-name="T5"> s = "Je suis un objet"<text:line-break/></text:span></text:span><text:span text:style-name="symbol0_5f_python"><text:span text:style-name="T12">&gt;&gt;&gt;</text:span></text:span><text:span text:style-name="symbol0_5f_python"><text:span text:style-name="T5"> s.upper()<text:line-break/>'JE SUIS UN OBJET'<text:line-break/></text:span></text:span><text:span text:style-name="symbol0_5f_python"><text:span text:style-name="T12">&gt;&gt;&gt;</text:span></text:span><text:span text:style-name="symbol0_5f_python"><text:span text:style-name="T5"> s.upper<text:line-break/>&lt;built-in method upper of str object at 0x23edc38&gt;</text:span></text:span></text:p>
      <text:p text:style-name="Text_20_body"><text:span text:style-name="symbol0_5f_python"><text:span text:style-name="T5">Il regroupe les données (les lettres), et le code pour les traiter (les méthodes </text:span></text:span><text:span text:style-name="Code"><text:span text:style-name="T5">upper</text:span></text:span><text:span text:style-name="symbol0_5f_python"><text:span text:style-name="T5">, </text:span></text:span><text:span text:style-name="Code"><text:span text:style-name="T5">lower</text:span></text:span><text:span text:style-name="symbol0_5f_python"><text:span text:style-name="T5">, etc).</text:span></text:span></text:p>
      <text:p text:style-name="Text_20_body"><text:span text:style-name="symbol0_5f_python"><text:span text:style-name="T5">Utiliser des objets revient à utiliser des fonctions et des variables, regroupées dans un seul conteneur et avec des noms différents : les attributs et les méthodes.</text:span></text:span></text:p>
      <text:h text:style-name="Heading_20_4" text:outline-level="4"><text:span text:style-name="symbol0_5f_python"><text:span text:style-name="T5">Classe</text:span></text:span></text:h>
      <text:p text:style-name="Text_20_body"><text:span text:style-name="symbol0_5f_python"><text:span text:style-name="T6">Une classe est la description d'un objet</text:span></text:span><text:span text:style-name="symbol0_5f_python"><text:span text:style-name="T5">. C'est en quelques sortes le plan et la machine de construction. On a besoin d'une seule classe, à partir de laquelle on peut crée une multitude d'objets.</text:span></text:span></text:p>
      <text:p text:style-name="Text_20_body"><text:span text:style-name="symbol0_5f_python"><text:span text:style-name="T5">Dans la classe, on va précisément dire quels attributs et méthodes seront disponibles pour cet objet. C'est ce qui va vous permettre de choisir ce que vont faire vos propres objets.</text:span></text:span></text:p>
      <text:p text:style-name="Text_20_body"><text:span text:style-name="symbol0_5f_python"><text:span text:style-name="T5">Utiliser une classe pour créer un objet s'appelle l'instanciation. Pour instancier un objet, il suffit d'appeler la classe, comme une fonction:</text:span></text:span></text:p>
      <text:p text:style-name="Code_20_block"><text:span text:style-name="symbol0_5f_python"><text:span text:style-name="T12">&gt;&gt;&gt;</text:span></text:span><text:span text:style-name="symbol0_5f_python"><text:span text:style-name="T5"> class LaSuperClasse:<text:line-break/> <text:s text:c="3"/>pass<text:line-break/>... <text:line-break/></text:span></text:span><text:span text:style-name="symbol0_5f_python"><text:span text:style-name="T12">&gt;&gt;&gt;</text:span></text:span><text:span text:style-name="symbol0_5f_python"><text:span text:style-name="T5"> objet_bien_classe = LaSuperClasse() # on instancie<text:line-break/></text:span></text:span><text:span text:style-name="symbol0_5f_python"><text:span text:style-name="T12">&gt;&gt;&gt;</text:span></text:span><text:span text:style-name="symbol0_5f_python"><text:span text:style-name="T5"> objet_bien_classe<text:line-break/>&lt;__main__.LaSuperClasse instance at 0x23faab8&gt;</text:span></text:span></text:p>
      <text:p text:style-name="Text_20_body"><text:span text:style-name="symbol0_5f_python"><text:span text:style-name="T5">Un objet est donc l'instance d'une classe. </text:span></text:span></text:p>
      <text:h text:style-name="Heading_20_4" text:outline-level="4"><text:span text:style-name="symbol0_5f_python"><text:span text:style-name="T5">Attribut</text:span></text:span></text:h>
      <text:p text:style-name="Standard"><text:span text:style-name="symbol0_5f_python"><text:span text:style-name="T6">Les attributs sont des variables qui sont spécifiques à la classe</text:span></text:span><text:span text:style-name="symbol0_5f_python"><text:span text:style-name="T5">. Ce sont des variables normales, mais elles sont liées à cette classe, et il faut passer par la classe ou l'objet pour les modifier, ou les lire. Le but est de mettre dans ces variables les données qui sont liées entre elles.</text:span></text:span></text:p>
      <text:p text:style-name="Standard"><text:soft-page-break/><text:span text:style-name="symbol0_5f_python"><text:span text:style-name="T5"/></text:span></text:p>
      <text:p text:style-name="Standard"><text:span text:style-name="symbol0_5f_python"><text:span text:style-name="T5">Par exemple, si on fait une classe </text:span></text:span><text:span text:style-name="Code"><text:span text:style-name="T5">Personne</text:span></text:span><text:span text:style-name="symbol0_5f_python"><text:span text:style-name="T5">, on va lui mettre un attribut </text:span></text:span><text:span text:style-name="Code"><text:span text:style-name="T5">nom</text:span></text:span><text:span text:style-name="symbol0_5f_python"><text:span text:style-name="T5">, et chaque instance de Personne aura ainsi un attribut </text:span></text:span><text:span text:style-name="Code"><text:span text:style-name="T5">nom</text:span></text:span><text:span text:style-name="symbol0_5f_python"><text:span text:style-name="T5"> qui lui sera propre.</text:span></text:span></text:p>
      <text:h text:style-name="Heading_20_4" text:outline-level="4"><text:span text:style-name="symbol0_5f_python"><text:span text:style-name="T5">Méthode</text:span></text:span></text:h>
      <text:p text:style-name="Text_20_body"><text:span text:style-name="symbol0_5f_python"><text:span text:style-name="T6">Une méthode est comme une fonction, mais à l'intérieur d'une classe</text:span></text:span><text:span text:style-name="symbol0_5f_python"><text:span text:style-name="T5">. La plupart du temps, elle sert uniquement à modifier les attributs des instances de la classe, ou à les retourner.</text:span></text:span></text:p>
      <text:h text:style-name="Heading_20_2" text:outline-level="2"><text:span text:style-name="symbol0_5f_python"><text:span text:style-name="T8">Les classes en Python</text:span></text:span></text:h>
      <text:p text:style-name="Text_20_body"><text:span text:style-name="symbol0_5f_python"><text:span text:style-name="T8">Les classes en Python sont très simples à déclarer :</text:span></text:span></text:p>
      <text:p text:style-name="Text_20_body"><text:span text:style-name="symbol0_5f_python"><text:span text:style-name="T8"/></text:span></text:p>
      <text:p text:style-name="Text_20_body"><text:span text:style-name="keyword0_5f_python"><text:span text:style-name="T3">class</text:span></text:span><text:span text:style-name="symbol0_5f_python"><text:span text:style-name="T8"> NomDeClasse</text:span></text:span><text:span text:style-name="symbol0_5f_python"><text:span text:style-name="T3">(</text:span></text:span><text:span text:style-name="keyword1_5f_python"><text:span text:style-name="T3">object</text:span></text:span><text:span text:style-name="symbol0_5f_python"><text:span text:style-name="T3">)</text:span></text:span><text:span text:style-name="symbol0_5f_python"><text:span text:style-name="T8"> :<text:line-break/><text:line-break/><text:tab/>attribut_de_classe = </text:span></text:span><text:span text:style-name="string_5f_python"><text:span text:style-name="T3">'valeur'</text:span></text:span><text:span text:style-name="symbol0_5f_python"><text:span text:style-name="T8"><text:line-break/><text:line-break/><text:tab/></text:span></text:span><text:span text:style-name="keyword0_5f_python"><text:span text:style-name="T3">def</text:span></text:span><text:span text:style-name="symbol0_5f_python"><text:span text:style-name="T8"> nom_de_method</text:span></text:span><text:span text:style-name="symbol0_5f_python"><text:span text:style-name="T3">(</text:span></text:span><text:span text:style-name="keyword1_5f_python"><text:span text:style-name="T3">self</text:span></text:span><text:span text:style-name="symbol0_5f_python"><text:span text:style-name="T8">, param1, param2</text:span></text:span><text:span text:style-name="symbol0_5f_python"><text:span text:style-name="T3">)</text:span></text:span><text:span text:style-name="symbol0_5f_python"><text:span text:style-name="T8"> <text:line-break/> <text:s text:c="15"/>...</text:span></text:span></text:p>
      <text:p text:style-name="Text_20_body"><text:span text:style-name="symbol0_5f_python"><text:span text:style-name="T8"/></text:span></text:p>
      <text:p text:style-name="Text_20_body"><text:span text:style-name="symbol0_5f_python"><text:span text:style-name="T8">Si vous venez d'un monde POO pur et dur, par exemple d'un langage avec une tasse de café pour logo, vous avez du avoir le hoquet. Comment ? Tout est publique ? </text:span></text:span></text:p>
      <text:p text:style-name="Text_20_body"><text:span text:style-name="symbol0_5f_python"><text:span text:style-name="T8">Eh oui, tout est accessible depuis l'extérieur. En fait en Python, on n'utilise presque jamais de getter et de setter. Faites-vous à cette idée, car si vous écrivez des méthodes </text:span></text:span><text:span text:style-name="Code"><text:span text:style-name="T8">get_*</text:span></text:span><text:span text:style-name="symbol0_5f_python"><text:span text:style-name="T8"> et </text:span></text:span><text:span text:style-name="Code"><text:span text:style-name="T8">set_*</text:span></text:span><text:span text:style-name="symbol0_5f_python"><text:span text:style-name="T8">, il fera dépareillé dans n'importe quel projet. </text:span></text:span></text:p>
      <text:p text:style-name="Text_20_body"><text:span text:style-name="symbol0_5f_python"><text:span text:style-name="T8">Tout comme un programmeur Python devrait écrire des getters et des setters dans son code Java, il faut adapter son style à la philosophie du langage et donc ne pas en écrire en Python. Si vous ne pouvez pas vivre avec ça, fermez ce livre, le langage n'est pas pour vous.</text:span></text:span></text:p>
      <text:p text:style-name="Text_20_body"><text:span text:style-name="symbol0_5f_python"><text:span text:style-name="T8">On peut même ajouter des attributs non déclarés à la volée:</text:span></text:span></text:p>
      <text:p text:style-name="Code_20_block"><text:span text:style-name="symbol0_5f_python"><text:span text:style-name="T12">&gt;&gt;&gt; </text:span></text:span><text:span text:style-name="symbol0_5f_python"><text:span text:style-name="T7">class Americaine:<text:line-break/>... <text:s text:c="4"/>pass<text:line-break/>...</text:span></text:span><text:span text:style-name="symbol0_5f_python"><text:span text:style-name="T12"> <text:line-break/>&gt;&gt;&gt;</text:span></text:span><text:span text:style-name="symbol0_5f_python"><text:span text:style-name="T8"> a = Americaine()<text:line-break/></text:span></text:span><text:span text:style-name="symbol0_5f_python"><text:span text:style-name="T12">&gt;&gt;&gt;</text:span></text:span><text:span text:style-name="symbol0_5f_python"><text:span text:style-name="T8"> a.sous_titre = "le grand détournement"<text:line-break/></text:span></text:span><text:span text:style-name="symbol0_5f_python"><text:span text:style-name="T12">&gt;&gt;&gt;</text:span></text:span><text:span text:style-name="symbol0_5f_python"><text:span text:style-name="T8"> print a.sous_titre<text:line-break/>le grand détournement</text:span></text:span></text:p>
      <text:h text:style-name="Heading_20_3" text:outline-level="3"><text:span text:style-name="symbol0_5f_python"><text:span text:style-name="T8">Object</text:span></text:span></text:h>
      <text:p text:style-name="Text_20_body"><text:span text:style-name="symbol0_5f_python"><text:span text:style-name="T8">Pourquoi hérite-t-on d'</text:span></text:span><text:span text:style-name="Code"><text:span text:style-name="T8">object </text:span></text:span><text:span text:style-name="symbol0_5f_python"><text:span text:style-name="T8">?</text:span></text:span></text:p>
      <text:p text:style-name="Text_20_body"><text:span text:style-name="symbol0_5f_python"><text:span text:style-name="T8">Dans le but d'unifier les types de base et les classes, les « new-style classes » ont été rajoutées en Python 2.2. Afin de rester compatible avec les anciennes versions, les développeurs de Python ont choisit de donner accès à ces celles-ci à travers l'héritage d'un objet appelé sobrement </text:span></text:span><text:span text:style-name="Code"><text:span text:style-name="T8">object</text:span></text:span><text:span text:style-name="symbol0_5f_python"><text:span text:style-name="T8">.</text:span></text:span></text:p>
      <text:p text:style-name="Text_20_body"><text:span text:style-name="symbol0_5f_python"><text:span text:style-name="T8">Il n'y a aucune bonne raison pour ne pas utiliser </text:span></text:span><text:span text:style-name="Code"><text:span text:style-name="T8">object</text:span></text:span><text:span text:style-name="symbol0_5f_python"><text:span text:style-name="T8">, à part dans le shell pour créer une classe d'exemple et économiser quelques frappes au clavier.</text:span></text:span></text:p>
      <text:p text:style-name="Text_20_body"><text:soft-page-break/><text:span text:style-name="symbol0_5f_python"><text:span text:style-name="T8">En Python 3, les « new-style classes » sont utilisés par défaut car Python 3 casse la compatibilité avec Python 2.</text:span></text:span></text:p>
      <text:h text:style-name="Heading_20_3" text:outline-level="3"><text:span text:style-name="symbol0_5f_python"><text:span text:style-name="T8">Self</text:span></text:span></text:h>
      <text:p text:style-name="Text_20_body"><text:span text:style-name="symbol0_5f_python"><text:span text:style-name="T8">Pourquoi </text:span></text:span><text:span text:style-name="Code"><text:span text:style-name="T8">self</text:span></text:span><text:span text:style-name="symbol0_5f_python"><text:span text:style-name="T8"> et pas </text:span></text:span><text:span text:style-name="Code"><text:span text:style-name="T8">this </text:span></text:span><text:span text:style-name="symbol0_5f_python"><text:span text:style-name="T8">? Pourquoi en premier paramètre ?</text:span></text:span></text:p>
      <text:p text:style-name="Text_20_body"><text:span text:style-name="symbol0_5f_python"><text:span text:style-name="T8">En fait on pourrait appeler le premier paramètre avec n'importe quel nom, </text:span></text:span><text:span text:style-name="Code"><text:span text:style-name="T8">self</text:span></text:span><text:span text:style-name="symbol0_5f_python"><text:span text:style-name="T8"> est juste une convention.</text:span></text:span></text:p>
      <text:p text:style-name="Text_20_body"><text:span text:style-name="symbol0_5f_python"><text:span text:style-name="T8">Quand vous faites :</text:span></text:span></text:p>
      <text:p text:style-name="Code_20_block"><text:span text:style-name="symbol0_5f_python"><text:span text:style-name="T12">&gt;&gt;&gt;</text:span></text:span><text:span text:style-name="symbol0_5f_python"><text:span text:style-name="T8"> class Americaine:<text:line-break/>... <text:s text:c="4"/>def dernier_soupir(self):<text:line-break/>... <text:s text:c="8"/>print "Monde de ... heu ... rosebud"<text:line-break/>... <text:s text:c="8"/><text:line-break/></text:span></text:span><text:span text:style-name="symbol0_5f_python"><text:span text:style-name="T12">&gt;&gt;&gt;</text:span></text:span><text:span text:style-name="symbol0_5f_python"><text:span text:style-name="T8"> a = Americaine()<text:line-break/></text:span></text:span><text:span text:style-name="symbol0_5f_python"><text:span text:style-name="T12">&gt;&gt;&gt;</text:span></text:span><text:span text:style-name="symbol0_5f_python"><text:span text:style-name="T8"> a.dernier_soupir()<text:line-break/>Monde de ... heu ... rosebud</text:span></text:span></text:p>
      <text:p text:style-name="Text_20_body"><text:span text:style-name="symbol0_5f_python"><text:span text:style-name="T8">A la dernière ligne, Python passe automatiquement le contenu de la variable </text:span></text:span><text:span text:style-name="Code"><text:span text:style-name="T8">a</text:span></text:span><text:span text:style-name="symbol0_5f_python"><text:span text:style-name="T8"> (l'instance) à la méthode </text:span></text:span><text:span text:style-name="Code"><text:span text:style-name="T8">dernier_soupir</text:span></text:span><text:span text:style-name="symbol0_5f_python"><text:span text:style-name="T8"> en premier paramètre. C'est complètement automatique et transparent, donc vous êtes forcés d'avoir au moins un paramètre sur les méthodes, sans quoi vous aurez une erreur :</text:span></text:span></text:p>
      <text:p text:style-name="Code_20_block"><text:span text:style-name="symbol0_5f_python"><text:span text:style-name="T12">&gt;&gt;&gt;</text:span></text:span><text:span text:style-name="symbol0_5f_python"><text:span text:style-name="T8"> class Americaine:<text:line-break/> <text:s text:c="3"/>def dernier_soupir():<text:line-break/> <text:s text:c="7"/>print "Monde de ... heu ... rosebud"<text:line-break/>... <text:s text:c="8"/><text:line-break/></text:span></text:span><text:span text:style-name="symbol0_5f_python"><text:span text:style-name="T12">&gt;&gt;&gt;</text:span></text:span><text:span text:style-name="symbol0_5f_python"><text:span text:style-name="T8"> a = Americaine()<text:line-break/></text:span></text:span><text:span text:style-name="symbol0_5f_python"><text:span text:style-name="T12">&gt;&gt;&gt;</text:span></text:span><text:span text:style-name="symbol0_5f_python"><text:span text:style-name="T8"> a.dernier_soupir()<text:line-break/>Traceback (most recent call last):<text:line-break/> <text:s/>File "&lt;ipython-input-60-66e17a6a86eb&gt;", line 1, in &lt;module&gt;<text:line-break/> <text:s text:c="3"/>a.dernier_soupir()<text:line-break/>TypeError: dernier_soupir() takes no arguments (1 given)</text:span></text:span></text:p>
      <text:p text:style-name="Text_20_body"><text:span text:style-name="Code"><text:span text:style-name="T8">self</text:span></text:span><text:span text:style-name="symbol0_5f_python"><text:span text:style-name="T8"> est donc l'objet en cours, parce que Python vous passe cet objet en paramètre. Et il est appelé </text:span></text:span><text:span text:style-name="Code"><text:span text:style-name="T8">self</text:span></text:span><text:span text:style-name="symbol0_5f_python"><text:span text:style-name="T8"> et non </text:span></text:span><text:span text:style-name="Code"><text:span text:style-name="T8">this</text:span></text:span><text:span text:style-name="symbol0_5f_python"><text:span text:style-name="T8"> car Python est un langage qui s'inspire de Smalltalk, un langage qui utilise également </text:span></text:span><text:span text:style-name="Code"><text:span text:style-name="T8">self</text:span></text:span><text:span text:style-name="symbol0_5f_python"><text:span text:style-name="T8">, alors que Java (arrivé après Python), s'est inspiré du C++.</text:span></text:span></text:p>
      <text:p text:style-name="Standard"><text:span text:style-name="symbol0_5f_python"><text:span text:style-name="T8">Rappelez-vous toujours de mettre </text:span></text:span><text:span text:style-name="Code"><text:span text:style-name="T8">self</text:span></text:span><text:span text:style-name="symbol0_5f_python"><text:span text:style-name="T8">, en premier paramètre et d'utiliser </text:span></text:span><text:span text:style-name="Code"><text:span text:style-name="T8">self.attributs</text:span></text:span><text:span text:style-name="symbol0_5f_python"><text:span text:style-name="T8"> partout (en lieu et place de </text:span></text:span><text:span text:style-name="Code"><text:span text:style-name="T8">this.attributs</text:span></text:span><text:span text:style-name="symbol0_5f_python"><text:span text:style-name="T8"> ou </text:span></text:span><text:span text:style-name="Code"><text:span text:style-name="T8">@attribute</text:span></text:span><text:span text:style-name="T8"> dans les langages comme Ruby</text:span><text:span text:style-name="Source_20_Text"><text:span text:style-name="T8">). </text:span></text:span><text:span text:style-name="T8">Si jamais vous avez une erreur du genre « TypeError: method() takes x arguments (z given) », vérifiez en premier que vous avez bien </text:span><text:span text:style-name="Code"><text:span text:style-name="T8">self</text:span></text:span><text:span text:style-name="T8"> là où il faut.</text:span></text:p>
      <text:p text:style-name="Standard"><text:span text:style-name="T8"/></text:p>
      <text:h text:style-name="Heading_20_3" text:outline-level="3"><text:span text:style-name="T8">Methodes et attributs</text:span></text:h>
      <text:p text:style-name="Standard"><text:span text:style-name="T9">Les méthodes n'ont rien d’exceptionnel</text:span><text:span text:style-name="T8">, ce sont justes des fonctions ordinaires attachées à la classe. Les arguments marchent de la même manière, les valeurs de retour également. Il n'y a pas besoin de préciser qu'elles ton retourner un type ou lever une exception.</text:span></text:p>
      <text:p text:style-name="Standard"><text:span text:style-name="T8"/></text:p>
      <text:p text:style-name="Standard"><text:span text:style-name="T8">La seule chose à savoir, c'est que Python va chercher les methodes nommées </text:span><text:span text:style-name="Code"><text:span text:style-name="T8">__nom__</text:span></text:span><text:span text:style-name="T8"> pour les appeler automatiquement dans certains contexte. </text:span><text:span text:style-name="Code"><text:span text:style-name="T8">__init__</text:span></text:span><text:span text:style-name="T8"> par exemple, est la méthode appelée automatiquement à la création de chaque objet. Mais cette syntaxe n'a rien de spécial, libre à vous d'appeler une méthode </text:span><text:span text:style-name="Code"><text:span text:style-name="T8">__toto__</text:span></text:span><text:span text:style-name="T8"> si vous voulez.</text:span></text:p>
      <text:p text:style-name="Standard"><text:span text:style-name="T8"/></text:p>
      <text:p text:style-name="Standard"><text:soft-page-break/><text:span text:style-name="T8">Les attributs, par contre, possèdent, quelques subtilités :</text:span></text:p>
      <text:p text:style-name="Standard"><text:span text:style-name="T8"/></text:p>
      <text:list xml:id="list1040835514" text:style-name="L27">
        <text:list-item>
          <text:p text:style-name="P7"><text:span text:style-name="T8">Un attribut de classe (donc déclaré en dehors d'une methode), est accesible depuis la classe, ou depuis n'importe quelle instance.</text:span></text:p>
        </text:list-item>
        <text:list-item>
          <text:p text:style-name="P7"><text:span text:style-name="T8">Mais si l'instance possède un attribut du même nom modifié, alors l'instance aura accès à cette valeur.</text:span></text:p>
        </text:list-item>
        <text:list-item>
          <text:p text:style-name="P7"><text:span text:style-name="T8">Mais on peut très bien attacher un attribut à l'instance, sans l'avoir déclaré en attribut de classe.</text:span></text:p>
        </text:list-item>
      </text:list>
      <text:p text:style-name="Code_20_block"><text:span text:style-name="symbol0_5f_python"><text:span text:style-name="T12">&gt;&gt;&gt;</text:span></text:span><text:span text:style-name="T5"> class Daedalus(object):<text:line-break/>... <text:s text:c="8"/>carburant = "zpm"<text:line-break/>... <text:s text:c="8"/>equipage = 220<text:line-break/>... <text:s text:c="8"/>def __init__(self, couleur="gris", equipage=None):<text:line-break/>... <text:s text:c="16"/>self.couleur = couleur<text:line-break/>... <text:s text:c="16"/>self.equipage = equipage or self.equipage # attribut de classe<text:line-break/>... <text:s text:c="8"/><text:line-break/></text:span><text:span text:style-name="symbol0_5f_python"><text:span text:style-name="T12">&gt;&gt;&gt;</text:span></text:span><text:span text:style-name="T5"> Daedalus.carburant # attribute de classe<text:line-break/>'zpm'<text:line-break/></text:span><text:span text:style-name="symbol0_5f_python"><text:span text:style-name="T12">&gt;&gt;&gt;</text:span></text:span><text:span text:style-name="T5"> Daedalus.equipage <text:s/># attribute de classe<text:line-break/>220<text:line-break/></text:span><text:span text:style-name="symbol0_5f_python"><text:span text:style-name="T12">&gt;&gt;&gt;</text:span></text:span><text:span text:style-name="T5"> vaisseau = Daedalus(equipage=3) # instance<text:line-break/></text:span><text:span text:style-name="symbol0_5f_python"><text:span text:style-name="T12">&gt;&gt;&gt;</text:span></text:span><text:span text:style-name="T5"> vaisseau.couleur # attribute d'instance<text:line-break/>'gris'<text:line-break/></text:span><text:span text:style-name="symbol0_5f_python"><text:span text:style-name="T12">&gt;&gt;&gt;</text:span></text:span><text:span text:style-name="T5"> vaisseau.equipage # attribut d'instance<text:line-break/>3</text:span></text:p>
      <text:p text:style-name="Code_20_block"><text:span text:style-name="T5">De plus, comme nous l'avons vu dans un chapitre précédent, Python initialise le code une seule fois, et il ne faut pas mettre de paramètres mutables en valeur par défaut. Il faut éviter cela :</text:span></text:p>
      <text:p text:style-name="Code_20_block"><text:span text:style-name="Code"><text:span text:style-name="T5">def ma_function(arg=[])</text:span></text:span></text:p>
      <text:p text:style-name="Code_20_block"><text:span text:style-name="T5">C'est valable aussi pour les méthodes, mais surtout, c'est valables pour les attributs de classe :</text:span></text:p>
      <text:p text:style-name="Code_20_block"><text:span text:style-name="symbol0_5f_python"><text:span text:style-name="T12">&gt;&gt;&gt;</text:span></text:span><text:span text:style-name="T5"> class Bug:<text:line-break/>... <text:s text:c="4"/>exemple = [] # ne PAS faire ça (ou set(), ou {}...)<text:line-break/>... <text:s text:c="4"/>def ajout(self, element):<text:line-break/>... <text:s text:c="8"/>self.exemple.append(element)<text:line-break/>... <text:s text:c="8"/><text:line-break/></text:span><text:span text:style-name="symbol0_5f_python"><text:span text:style-name="T12">&gt;&gt;&gt;</text:span></text:span><text:span text:style-name="T5"> b1 = Bug()<text:line-break/></text:span><text:span text:style-name="symbol0_5f_python"><text:span text:style-name="T12">&gt;&gt;&gt;</text:span></text:span><text:span text:style-name="T5"> b2 = Bug()<text:line-break/></text:span><text:span text:style-name="symbol0_5f_python"><text:span text:style-name="T12">&gt;&gt;&gt;</text:span></text:span><text:span text:style-name="T5"> b1.ajout('arg') # on ajoute un exemple a b1<text:line-break/></text:span><text:span text:style-name="symbol0_5f_python"><text:span text:style-name="T12">&gt;&gt;&gt;</text:span></text:span><text:span text:style-name="T5"> b2.exemple # et l'exemple de b2 le contient !<text:line-break/>['arg']</text:span></text:p>
      <text:p text:style-name="Standard"><text:span text:style-name="T5">Si vous mettez un objet modifiables en attribut d'instance, se sera le même pour toutes les instances. </text:span><text:span text:style-name="T6">Si vous voulez mettre une liste en attribut, initialisez le toujours dans </text:span><text:span text:style-name="Code"><text:span text:style-name="T6">__init__</text:span></text:span><text:span text:style-name="T6">.</text:span></text:p>
      <text:p text:style-name="Standard"><text:span text:style-name="T5"/></text:p>
      <text:p text:style-name="Standard"><text:span text:style-name="T5">Il y a des raisons pour vouloir mettre une liste dans un attribut de classe, par exemple pour créer une cache, mais c'est rare. </text:span></text:p>
      <text:p text:style-name="Standard"><text:span text:style-name="T5"/></text:p>
      <text:p text:style-name="Standard"><text:span text:style-name="T5">Enfin, j'ai menti en disant qu'il n'y avait pas de possibilité de rendre un attribut privé : </text:span></text:p>
      <text:p text:style-name="Standard"><text:span text:style-name="T5"/></text:p>
      <text:list xml:id="list710384148" text:style-name="L26">
        <text:list-item>
          <text:p text:style-name="P6"><text:span text:style-name="T5">si on préfixe une méthode ou un attribut d'un underscore, on signale qu'il sont réservés à un usage interne et ne font pas partis de l'API publique. C'est juste une convention, mais très suivie. Les gens ne </text:span><text:soft-page-break/><text:span text:style-name="T5">la documenteront pas, les complétions de code l'ignoreront, les utilisateurs sauront que l'utiliser depuis l'extérieur de l'objet implique un risque.</text:span></text:p>
        </text:list-item>
        <text:list-item>
          <text:p text:style-name="P6"><text:span text:style-name="T5">Si on préfixe une méthode ou un attribut de deux underscores, mais que l'on ne les suffixe pas, les appeler hors de l'objet déclenche un exception : Python va prétendre qu'ils n'existent pas.</text:span></text:p>
          <text:p text:style-name="P9"><text:span text:style-name="T5"/></text:p>
          <text:p text:style-name="P9"><text:span text:style-name="T5">L'usage de </text:span><text:span text:style-name="Code"><text:span text:style-name="T5">_</text:span></text:span><text:span text:style-name="T5"> est très courant, l'usage de </text:span><text:span text:style-name="Code"><text:span text:style-name="T5">__</text:span></text:span><text:span text:style-name="T5"> très rare, particulièrement parce qu'elle n'apporte aucune sécurité (c'est facilement contournable, rien n'est vraiment bloqué en Python). </text:span></text:p>
        </text:list-item>
      </text:list>
      <text:h text:style-name="Heading_20_2" text:outline-level="2"><text:span text:style-name="T5">Sets et dictionnaires</text:span></text:h>
      <text:h text:style-name="Heading_20_3" text:outline-level="3"><text:span text:style-name="T5">Les sets</text:span></text:h>
      <text:p text:style-name="Standard"><text:span text:style-name="T5">Une structure de données originale, et un ajout récent aux types built-in de Python. </text:span><text:span text:style-name="T6">On peut considérer les sets comme des collections non ordonnées et sans doublon</text:span><text:span text:style-name="T5">. Les sets supportent les opérations ensemblistes telles que l'union et l'intersection et on les utilise donc essentiellement pour :</text:span></text:p>
      <text:p text:style-name="Standard"><text:span text:style-name="T5"/></text:p>
      <text:list xml:id="list1658899235" text:style-name="L28">
        <text:list-item>
          <text:p text:style-name="P10">Éviter les doublons.</text:p>
        </text:list-item>
        <text:list-item>
          <text:p text:style-name="P10">Comparer deux ensembles.</text:p>
        </text:list-item>
        <text:list-item>
          <text:p text:style-name="P10">Vérifier qu'un élément est dans un ensemble (une opération de complexité O(1) sur les sets).</text:p>
        </text:list-item>
      </text:list>
      <text:p text:style-name="Text_20_body"/>
      <text:p text:style-name="Text_20_body">Exemples:</text:p>
      <text:p text:style-name="Code_20_block"><text:span text:style-name="T14">&gt;&gt;&gt;</text:span> elements = set() <text:line-break/><text:span text:style-name="T14">&gt;&gt;&gt;</text:span> type(elements) <text:line-break/>&lt;type 'set'&gt; <text:line-break/><text:span text:style-name="T14">&gt;&gt;&gt;</text:span> elements.add(1) <text:line-break/><text:span text:style-name="T14">&gt;&gt;&gt;</text:span> elements.add(2) <text:line-break/><text:span text:style-name="T14">&gt;&gt;&gt;</text:span> elements.add(1) # ceci ne rajoute aucun éléments<text:line-break/><text:span text:style-name="T14">&gt;&gt;&gt;</text:span> elements <text:line-break/>set([1, 2]) <text:line-break/><text:span text:style-name="T14">&gt;&gt;&gt;</text:span> 2 in elements # ceci est très rapide<text:line-break/>True <text:line-break/><text:span text:style-name="T14">&gt;&gt;&gt;</text:span> lst = [2, 3, 4, 5, 5] <text:line-break/><text:span text:style-name="T14">&gt;&gt;&gt;</text:span> elements2 = set(lst) # la conversion supprime les doublons<text:line-break/><text:span text:style-name="T14">&gt;&gt;&gt;</text:span> elements2 <text:line-break/>set([2, 3, 4, 5]) <text:line-break/><text:span text:style-name="T14">&gt;&gt;&gt;</text:span> elements &amp; elements2 # intersection<text:line-break/>set([2]) <text:line-break/><text:span text:style-name="T14">&gt;&gt;&gt;</text:span> elements | elements2 # union<text:line-break/>set([1, 2, 3, 4, 5]) <text:line-break/><text:span text:style-name="T14">&gt;&gt;&gt;</text:span> elements[0] # les sets ne sont pas ordonnés Traceback (most recent call last): <text:line-break/> <text:s/>File "&lt;stdin&gt;", line 1, in &lt;module&gt; <text:line-break/>TypeError: 'set' object does not support indexing </text:p>
      <text:p text:style-name="Standard"><text:span text:style-name="T5">Comme pour les autres structures de données, un set vide est considéré comme « faux », et un plein comme « vrai ».</text:span></text:p>
      <text:p text:style-name="Standard"><text:span text:style-name="T5"/></text:p>
      <text:h text:style-name="Heading_20_3" text:outline-level="3"><text:soft-page-break/>Les dictionnaires</text:h>
      <text:p text:style-name="Text_20_body">Le dictionnaire est une structure de données qui ressemble au HashMap en Java ou à l'Array en PHP (utilisé en accès associatif) et à l'objet en Javascript. Il associe des valeurs à des clés, de telle sorte que si on possède la clé, on accède à la valeur avec une complexité O(1), sachant que :</text:p>
      <text:list xml:id="list980429766" text:style-name="L29">
        <text:list-item>
          <text:p text:style-name="P11"><text:span text:style-name="T1">Les dictionnaires ne sont pas ordonnés</text:span>. </text:p>
        </text:list-item>
        <text:list-item>
          <text:p text:style-name="P11"><text:span text:style-name="T1">Les clés doivent être uniques et non mutables</text:span> : généralement on utilise des chaînes de caractères, des entiers ou des tuples.</text:p>
        </text:list-item>
        <text:list-item>
          <text:p text:style-name="P11"><text:span text:style-name="T1">Les données peuvent êtres de types mixes</text:span> : les dictionnaires ne sont pas typés comme en Java ou en C#.</text:p>
        </text:list-item>
        <text:list-item>
          <text:p text:style-name="P11"><text:span text:style-name="T1">Tout fonctionne par référence</text:span>. On n'hésite pas à faire des dictionnaires de listes et de tuples car ils ne prennent pas beaucoup de place en mémoire.</text:p>
        </text:list-item>
      </text:list>
      <text:p text:style-name="Text_20_body">En pratique :</text:p>
      <text:p text:style-name="Code_20_block"><text:span text:style-name="T14">&gt;&gt;&gt;</text:span> scores = {'Benoit': 4, "Damien": 15, "Alice": 9} <text:line-break/><text:span text:style-name="T14">&gt;&gt;&gt;</text:span> scores <text:line-break/>{'Damien': 15, 'Alice': 9, 'Benoit': 4} <text:line-break/><text:span text:style-name="T14">&gt;&gt;&gt;</text:span> type(scores) <text:line-break/>&lt;type 'dict'&gt; <text:line-break/><text:span text:style-name="T14">&gt;&gt;&gt;</text:span> scores['Damien'] <text:line-break/>15<text:line-break/><text:span text:style-name="T14">&gt;&gt;&gt;</text:span> scores.keys() # récupérer la liste des clés<text:line-break/>['Damien', 'Alice', 'Benoit']<text:line-break/><text:span text:style-name="T14">&gt;&gt;&gt;</text:span> scores.values() <text:s/># récupérer la liste des valeurs<text:line-break/>[15, 9, 4] <text:line-break/><text:span text:style-name="T14">&gt;&gt;&gt;</text:span> score_items = scores.items() # liste de tuples clé/valeur<text:line-break/><text:span text:style-name="T14">&gt;&gt;&gt;</text:span> score_items<text:line-break/>[('Damien', 15), ('Alice', 9), ('Benoit', 4)] <text:line-break/><text:span text:style-name="T14">&gt;&gt;&gt;</text:span> type(score_items) <text:line-break/>&lt;type 'list'&gt; <text:line-break/><text:span text:style-name="T14">&gt;&gt;&gt;</text:span> <text:s/>score_items[0]<text:line-break/>('Damien', 15) <text:line-break/><text:span text:style-name="T14">&gt;&gt;&gt;</text:span> type(score_items[0]) <text:line-break/>&lt;type 'tuple'&gt; <text:line-break/><text:span text:style-name="T14">&gt;&gt;&gt;</text:span> dict(a=1, b=2) # notation non littérale<text:line-break/>{'a': 1, 'b': 2}<text:line-break/><text:span text:style-name="T14">&gt;&gt;&gt;</text:span> del scores['Benoit'] # supprimer un élément<text:line-break/><text:span text:style-name="T14">&gt;&gt;&gt;</text:span> scores <text:line-break/>{'Damien': 15, 'Alice': 9}<text:line-break/><text:span text:style-name="T14">&gt;&gt;&gt;</text:span> scores['Damien'] = 0<text:line-break/><text:span text:style-name="T14">&gt;&gt;&gt;</text:span> scores<text:line-break/>{'Damien': 15, 'Alice': 9}</text:p>
      <text:p text:style-name="P18">Attention !</text:p>
      <text:p text:style-name="Attention">Comme les dictionnaires ne sont pas ordonnés, deux appels à <text:span text:style-name="Code">values()</text:span>, <text:span text:style-name="Code">keys()</text:span> ou <text:span text:style-name="Code">items()</text:span> peuvent donner des résultats distincts: mêmes éléments, ordre différent.</text:p>
      <text:p text:style-name="Text_20_body"><text:span text:style-name="T1"/></text:p>
      <text:p text:style-name="Text_20_body"><text:span text:style-name="T1">Deux dictionnaires sont égaux si ils contiennent les mêmes clés associées aux mêmes valeurs</text:span> :</text:p>
      <text:p text:style-name="Code_20_block"><text:soft-page-break/><text:span text:style-name="T14">&gt;&gt;&gt;</text:span> {"a": 1, "b": 2, "c": 3} == {"b":2, "c":3, "a":1} <text:line-break/>True <text:line-break/><text:span text:style-name="T14">&gt;&gt;&gt;</text:span> {"a": 1, "b": 2} == {"b":2, "c":3, "a":1} <text:line-break/>False</text:p>
      <text:p text:style-name="Text_20_body"><text:span text:style-name="Code"><text:span text:style-name="T1">in</text:span></text:span><text:span text:style-name="T1"> fonctionne sur les dictionnaires, mais vérifie que l'élément est parmi les clés</text:span>, et non les valeurs :</text:p>
      <text:p text:style-name="Code_20_block"><text:span text:style-name="T14">&gt;&gt;&gt;</text:span> scores = {'Damien': 15, 'Alice': 9, 'Benoit': 4} <text:line-break/><text:span text:style-name="T14">&gt;&gt;&gt;</text:span> 'Damien' in scores<text:line-break/>True <text:line-break/><text:span text:style-name="T14">&gt;&gt;&gt;</text:span> 'damien' in scores # les clés sont sensibles à la casse<text:line-break/>False <text:line-break/><text:span text:style-name="T14">&gt;&gt;&gt;</text:span> 15 in scores <text:line-break/>False </text:p>
      <text:p text:style-name="Text_20_body">Néanmoins on utilise rarement '<text:span text:style-name="Code">in</text:span>' avant d'opérer sur un dictionnaire. Encore une fois : « <text:span text:style-name="T10">Il est plus facile de demander pardon que la permission</text:span> ». Là où les autres styles testent si une opération est possible avant de l'effectuer, le style dit « pythonique »<text:note text:id="ftn14" text:note-class="footnote"><text:note-citation>3</text:note-citation><text:note-body><text:p text:style-name="Footnote">Si, si, le terme est bel est bien utilisé dans la communauté</text:p></text:note-body></text:note> effectue l'opération et gère l'exception si il y a lieu :</text:p>
      <text:p text:style-name="Code_20_block"><text:span text:style-name="T14">&gt;&gt;&gt;</text:span> scores['Sophie'] <text:s/># on souhaite éviter cela<text:line-break/>Traceback (most recent call last): <text:line-break/> <text:s/>File "&lt;stdin&gt;", line 1, in &lt;module&gt; <text:line-break/>KeyError: 'Sophie' <text:line-break/><text:span text:style-name="T14">&gt;&gt;&gt;</text:span> try: # mais pas trop réfléchir à la cause<text:line-break/>... <text:s text:c="4"/>scores['Sophie'] <text:line-break/>... except KeyError: <text:line-break/>... <text:s text:c="4"/>print "Sophie n'a pas de score" <text:line-break/>... <text:line-break/>Sophie n'a pas de score </text:p>
      <text:p text:style-name="Text_20_body">Comme d'habitude, un dictionnaire vide est considéré comme « faux », un dictionnaire contenant des éléments comme « vrai ».</text:p>
      <text:h text:style-name="Heading_20_2" text:outline-level="2"><text:span text:style-name="symbol0_5f_python"><text:span text:style-name="T5">Aller plus loin</text:span></text:span></text:h>
      <text:p text:style-name="Text_20_body">Quand une opération est très courante, il existe généralement un raccourci en Python.</text:p>
      <text:p text:style-name="Text_20_body">Par exemple, « récupérer une valeur dans le dictionnaire et si elle n'existe pas prendre une valeur par défaut », devrait ressembler à ça :</text:p>
      <text:p text:style-name="Code_20_block"><text:span text:style-name="T14">&gt;&gt;&gt;</text:span> scores = {'Damien': 15, 'Alice': 9, 'Benoit': 4} <text:line-break/><text:span text:style-name="T14">&gt;&gt;&gt;</text:span> try: <text:line-break/>... <text:s text:c="4"/>score = <text:s/>scores['Sophie'] <text:line-break/>... except KeyError: <text:line-break/>... <text:s text:c="4"/>score = 0 <text:line-break/>...</text:p>
      <text:p text:style-name="Text_20_body">Mais dans la pratique on utilise la méthode <text:span text:style-name="Code">get()</text:span> :</text:p>
      <text:p text:style-name="Code_20_block"><text:span text:style-name="T14">&gt;&gt;&gt;</text:span> scores.get('Sophie', 0) <text:line-break/><text:soft-page-break/>0<text:line-break/><text:span text:style-name="T14">&gt;&gt;&gt;</text:span> scores.get('Damien', 0) <text:line-break/>15 </text:p>
      <text:p text:style-name="Text_20_body">Parfois, on veut en plus rajouter une valeur dans le dictionnaire si elle n'existe pas :</text:p>
      <text:p text:style-name="Code_20_block"><text:span text:style-name="T14">&gt;&gt;&gt;</text:span> scores = {'Damien': 15, 'Alice': 9, 'Benoit': 4}<text:line-break/><text:span text:style-name="T14">&gt;&gt;&gt;</text:span> try: <text:line-break/>... <text:s text:c="4"/>score = scores['Sophie'] <text:line-break/>... except KeyError: <text:line-break/>... <text:s text:c="4"/>scores['Sophie'] = 0 <text:line-break/>... <text:s text:c="4"/>score = 0 <text:line-break/><text:span text:style-name="T14">&gt;&gt;&gt;</text:span> scores <text:line-break/>{'Damien': 15, 'Sophie': 0, 'Alice': 9, 'Benoit': 4}</text:p>
      <text:p text:style-name="Text_20_body">Ici on utilisera plutôt <text:span text:style-name="Code">setdefault()</text:span> :</text:p>
      <text:p text:style-name="Code_20_block"><text:span text:style-name="T14">&gt;&gt;&gt;</text:span> scores = {'Damien': 15, 'Alice': 9, 'Benoit': 4} <text:line-break/><text:span text:style-name="T14">&gt;&gt;&gt;</text:span> score = scores.setdefault('Damien', 0)<text:line-break/><text:span text:style-name="T14">&gt;&gt;&gt;</text:span> score <text:line-break/>15 <text:line-break/><text:span text:style-name="T14">&gt;&gt;&gt;</text:span> scores <text:line-break/>{'Damien': 15, 'Alice': 9, 'Benoit': 4} <text:line-break/><text:span text:style-name="T14">&gt;&gt;&gt;</text:span> score = scores.setdefault('Sophie', 0) <text:line-break/><text:span text:style-name="T14">&gt;&gt;&gt;</text:span> score<text:line-break/>0 <text:line-break/><text:span text:style-name="T14">&gt;&gt;&gt;</text:span> scores <text:line-break/>{'Damien': 15, 'Sophie': 0, 'Alice': 9, 'Benoit': 4} </text:p>
      <text:p text:style-name="Text_20_body">A l'inverse, on peut vouloir supprimer une clé et récupérer sa valeur :</text:p>
      <text:p text:style-name="Code_20_block"><text:span text:style-name="T14">&gt;&gt;&gt;</text:span> try: <text:line-break/>... <text:s text:c="4"/>score = scores['Michelle'] <text:line-break/>... <text:s text:c="4"/>del scores['Michelle'] <text:line-break/>... except KeyError: <text:line-break/>... <text:s text:c="4"/>score = 0<text:line-break/>...</text:p>
      <text:p text:style-name="Text_20_body">Ici intervient la méthode <text:span text:style-name="Code">pop()</text:span>, dont le second paramètre est optionnel :</text:p>
      <text:p text:style-name="Code_20_block"><text:span text:style-name="T14">&gt;&gt;&gt;</text:span> scores.pop('Michelle', 0) <text:line-break/>0 <text:line-break/><text:span text:style-name="T14">&gt;&gt;&gt;</text:span> scores.pop('Damien') <text:line-break/>15 <text:line-break/><text:span text:style-name="T14">&gt;&gt;&gt;</text:span> scores <text:line-break/>{'Sophie': 0, 'Alice': 9, 'Benoit': 4} </text:p>
      <text:p text:style-name="Text_20_body">Enfin il n'est pas rare de vouloir fusionner deux dictionnaires, et de manière frustrante, <text:span text:style-name="Code">+</text:span> <text:s/>ne fonctionne pas :</text:p>
      <text:p text:style-name="Code_20_block"><text:span text:style-name="T14">&gt;&gt;&gt;</text:span> scores + {'Tom': 2} <text:line-break/>Traceback (most recent call last): <text:line-break/> <text:s/>File "&lt;stdin&gt;", line 1, in &lt;module&gt; <text:line-break/>TypeError: unsupported operand type(s) for +: 'dict' and 'dict'</text:p>
      <text:p text:style-name="Text_20_body"><text:soft-page-break/>La méthode <text:span text:style-name="Code">update()</text:span> sert à cela. Attention, <text:span text:style-name="T13">e</text:span><text:span text:style-name="T1">lle modifie le dictionnaire depuis lequel on l'appelle</text:span>, et écrase les clés de celui-ci si elles existent aussi dans le dictionnaire passé en paramètre :</text:p>
      <text:p text:style-name="Code_20_block"><text:span text:style-name="T14">&gt;&gt;&gt;</text:span> scores <text:line-break/>{'Sophie': 0, 'Alice': 9, 'Benoit': 4} <text:line-break/><text:span text:style-name="T14">&gt;&gt;&gt;</text:span> scores.update({'Tom': 2}) # udpate retourne None <text:line-break/><text:span text:style-name="T14">&gt;&gt;&gt;</text:span> scores <text:line-break/>{'Sophie': 0, 'Tom': 2, 'Alice': 9, 'Benoit': 4} <text:line-break/><text:span text:style-name="T14">&gt;&gt;&gt;</text:span> scores.update({'Sylvie': 20, 'Damien': 0}) <text:line-break/><text:span text:style-name="T14">&gt;&gt;&gt;</text:span> scores <text:line-break/>{'Tom': 2, 'Damien': 0, 'Sophie': 0, 'Benoit': 4, 'Alice': 9, 'Sylvie': 20} </text:p>
      <text:p text:style-name="Code_20_block">Comme vous avez pu le constater, les dictionnaires sont très utiles pour gérer des groupes de valeurs, pallier à l'absence d'une, gérer l'initialisation, etc. Cela le rend très pratique pour faire des compteurs.</text:p>
      <text:p text:style-name="Code_20_block">Et c'est exactement ce que <text:span text:style-name="Code">Counter</text:span>, la classe que nous utilisons, fait. <text:span text:style-name="Code">Counter()</text:span> est en fait un dictionnaire avec quelques méthodes en plus. </text:p>
      <text:h text:style-name="Heading_20_2" text:outline-level="2"><text:span text:style-name="symbol0_5f_python"><text:span text:style-name="T5"/></text:span></text:h>
      <text:p text:style-name="Text_20_body"><text:span text:style-name="symbol0_5f_pytho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itstream Vera Serif" svg:font-family="'!Bitstream Vera Serif'"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100%" fo:margin-left="0cm" fo:margin-right="2cm" fo:margin-top="4.001cm" fo:margin-bottom="4.001cm" fo:text-align="end" style:justify-single-word="false" fo:text-indent="0cm" style:auto-text-indent="false" style:page-number="auto" fo:break-before="auto" fo:break-after="auto" fo:padding="0cm" fo:border="none" style:shadow="none" fo:keep-with-next="auto" text:number-lines="false" text:line-number="0">
        <style:tab-stops/>
      </style:paragraph-properties>
      <style:text-properties fo:font-size="115%"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Prérequis_20_et_20_objectifs" style:display-name="Prérequis et objectifs" style:family="paragraph" style:parent-style-name="Salutation" style:class="text" style:master-page-name="">
      <style:paragraph-properties fo:margin="100%" fo:margin-left="0.499cm" fo:margin-right="0cm" fo:margin-top="0cm" fo:margin-bottom="0cm" fo:keep-together="always" fo:text-indent="0cm" style:auto-text-indent="false" style:page-number="auto" fo:padding="0.25cm" fo:border="0.06pt solid #000000" style:shadow="none" style:join-border="true">
        <style:tab-stops/>
      </style:paragraph-properties>
    </style:style>
    <style:style style:name="Filename" style:family="paragraph" style:parent-style-name="Standard">
      <style:text-properties fo:font-style="italic" style:font-style-asian="italic" style:font-style-complex="italic"/>
    </style:style>
    <style:style style:name="Colored_20_code" style:display-name="Colored code" style:family="paragraph" style:parent-style-name="Standard" style:list-style-name="Colored_20_code_20_numerotation">
      <style:text-properties fo:color="#007f00" style:font-name="Courier New" fo:font-size="10pt" style:font-name-asian="!Bitstream Vera Serif" style:font-size-asian="10pt" style:font-name-complex="!Bitstream Vera Serif" style:font-size-complex="10pt"/>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_20_block" style:display-name="Code block" style:family="paragraph" style:parent-style-name="Standard" style:list-style-name="">
      <style:paragraph-properties fo:margin="100%" fo:margin-left="0cm" fo:margin-right="0cm" fo:margin-top="0.4cm" fo:margin-bottom="0.4cm" fo:line-height="100%" fo:text-align="start" style:justify-single-word="false" fo:text-indent="0cm" style:auto-text-indent="false" style:shadow="none" style:writing-mode="lr-tb"/>
      <style:text-properties style:font-name="Times New Roman" fo:font-size="12pt" style:font-size-asian="12pt" style:font-size-complex="12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_20_3" style:next-style-name="Text_20_body" style:default-outline-level="4">
      <style:text-properties fo:font-size="85%" fo:font-style="italic" fo:font-weight="bold" style:font-size-asian="85%" style:font-style-asian="italic" style:font-weight-asian="bold" style:font-size-complex="85%" style:font-style-complex="italic" style:font-weight-complex="bold"/>
    </style:style>
    <style:style style:name="En_20_résumé" style:display-name="En résumé" style:family="paragraph" style:parent-style-name="Prérequis_20_et_20_objectifs" style:master-page-name="">
      <style:paragraph-properties style:page-number="auto" fo:background-color="#e6e6ff" fo:padding="0.45cm" fo:border="0.06pt solid #000000">
        <style:background-image/>
      </style:paragraph-properties>
    </style:style>
    <style:style style:name="Attention" style:family="paragraph" style:parent-style-name="Text_20_body" style:master-page-name="">
      <style:paragraph-properties style:page-number="auto" fo:background-color="#ffcc99" fo:padding="0.25cm" fo:border="0.06pt solid #000000" style:shadow="none">
        <style:background-image/>
      </style:paragraph-properties>
    </style:style>
    <style:style style:name="Bullet_20_Symbols" style:display-name="Bullet Symbols" style:family="text">
      <style:text-properties style:font-name="OpenSymbol" style:font-name-asian="OpenSymbol" style:font-name-complex="OpenSymbol"/>
    </style:style>
    <style:style style:name="comment0_5f_python" style:display-name="comment0_python" style:family="text">
      <style:text-properties fo:color="#808080" fo:font-style="italic" fo:font-weight="normal"/>
    </style:style>
    <style:style style:name="keyword0_5f_python" style:display-name="keyword0_python" style:family="text">
      <style:text-properties fo:color="#ff7700" fo:font-style="normal" fo:font-weight="bold"/>
    </style:style>
    <style:style style:name="keyword2_5f_python" style:display-name="keyword2_python" style:family="text">
      <style:text-properties fo:color="#dc143c" fo:font-style="normal" fo:font-weight="normal"/>
    </style:style>
    <style:style style:name="string_5f_python" style:display-name="string_python" style:family="text">
      <style:text-properties fo:color="#483d8b" fo:font-style="normal" fo:font-weight="normal"/>
    </style:style>
    <style:style style:name="symbol0_5f_python" style:display-name="symbol0_python" style:family="text">
      <style:text-properties fo:color="#66cc66" fo:font-style="normal" fo:font-weight="normal"/>
    </style:style>
    <style:style style:name="keyword1_5f_python" style:display-name="keyword1_python" style:family="text">
      <style:text-properties fo:color="#008000" fo:font-style="normal" fo:font-weight="normal"/>
    </style:style>
    <style:style style:name="member0_5f_python" style:display-name="member0_python" style:family="text">
      <style:text-properties fo:color="#000000" fo:font-style="normal" fo:font-weight="normal"/>
    </style:style>
    <style:style style:name="number_5f_python" style:display-name="number_python" style:family="text">
      <style:text-properties fo:color="#ff4500" fo:font-style="normal" fo:font-weight="normal"/>
    </style:style>
    <style:style style:name="escaped_5f_python" style:display-name="escaped_python" style:family="text">
      <style:text-properties fo:color="#000099" fo:font-style="normal" fo:font-weight="bold"/>
    </style:style>
    <style:style style:name="filename_20_and_20_line_20_number" style:display-name="filename and line number" style:family="text">
      <style:text-properties fo:font-style="italic" style:font-style-asian="normal" style:font-style-complex="normal"/>
    </style:style>
    <style:style style:name="Code" style:family="text">
      <style:text-properties style:font-name="Courier New1" fo:background-color="#ffffc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Page_20_Number" style:display-name="Page Number"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keyword2_5f_bash" style:display-name="keyword2_bash" style:family="text">
      <style:text-properties fo:color="#7a0874" fo:font-weight="bold"/>
    </style:style>
    <style:style style:name="keyword3_5f_python" style:display-name="keyword3_python" style:family="text">
      <style:text-properties fo:color="#0000cd"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Colored_20_code_20_numerotation" style:display-name="Colored code numerotation">
      <text:list-level-style-number text:level="1" style:num-suffix="." style:num-format="1">
        <style:list-level-properties text:list-level-position-and-space-mode="label-alignment">
          <style:list-level-label-alignment text:label-followed-by="listtab" text:list-tab-stop-position="0.85cm"/>
        </style:list-level-properties>
      </text:list-level-style-number>
      <text:list-level-style-number text:level="2" style:num-suffix="." style:num-format="1">
        <style:list-level-properties text:list-level-position-and-space-mode="label-alignment">
          <style:list-level-label-alignment text:label-followed-by="listtab" text:list-tab-stop-position="0.85cm"/>
        </style:list-level-properties>
      </text:list-level-style-number>
      <text:list-level-style-number text:level="3" style:num-suffix="." style:num-format="1">
        <style:list-level-properties text:list-level-position-and-space-mode="label-alignment">
          <style:list-level-label-alignment text:label-followed-by="listtab" text:list-tab-stop-position="0.85cm"/>
        </style:list-level-properties>
      </text:list-level-style-number>
      <text:list-level-style-number text:level="4" style:num-suffix="." style:num-format="1">
        <style:list-level-properties text:list-level-position-and-space-mode="label-alignment">
          <style:list-level-label-alignment text:label-followed-by="listtab" text:list-tab-stop-position="0.85cm"/>
        </style:list-level-properties>
      </text:list-level-style-number>
      <text:list-level-style-number text:level="5" style:num-suffix="." style:num-format="1">
        <style:list-level-properties text:list-level-position-and-space-mode="label-alignment">
          <style:list-level-label-alignment text:label-followed-by="listtab" text:list-tab-stop-position="0.85cm"/>
        </style:list-level-properties>
      </text:list-level-style-number>
      <text:list-level-style-number text:level="6" style:num-suffix="." style:num-format="1">
        <style:list-level-properties text:list-level-position-and-space-mode="label-alignment">
          <style:list-level-label-alignment text:label-followed-by="listtab" text:list-tab-stop-position="0.85cm"/>
        </style:list-level-properties>
      </text:list-level-style-number>
      <text:list-level-style-number text:level="7" style:num-suffix="." style:num-format="1">
        <style:list-level-properties text:list-level-position-and-space-mode="label-alignment">
          <style:list-level-label-alignment text:label-followed-by="listtab" text:list-tab-stop-position="0.85cm"/>
        </style:list-level-properties>
      </text:list-level-style-number>
      <text:list-level-style-number text:level="8" style:num-suffix="." style:num-format="1">
        <style:list-level-properties text:list-level-position-and-space-mode="label-alignment">
          <style:list-level-label-alignment text:label-followed-by="listtab" text:list-tab-stop-position="0.85cm"/>
        </style:list-level-properties>
      </text:list-level-style-number>
      <text:list-level-style-number text:level="9" style:num-suffix="." style:num-format="1">
        <style:list-level-properties text:list-level-position-and-space-mode="label-alignment">
          <style:list-level-label-alignment text:label-followed-by="listtab" text:list-tab-stop-position="0.85cm"/>
        </style:list-level-properties>
      </text:list-level-style-number>
      <text:list-level-style-number text:level="10" style:num-suffix="." style:num-format="1">
        <style:list-level-properties text:list-level-position-and-space-mode="label-alignment">
          <style:list-level-label-alignment text:label-followed-by="listtab" text:list-tab-stop-position="0.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155cm" fo:margin-right="1.0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kevin</meta:initial-creator>
    <meta:creation-date>2007-03-27T14:45:53</meta:creation-date>
    <dc:language>fr-FR</dc:language>
    <meta:editing-cycles>205</meta:editing-cycles>
    <meta:editing-duration>P2DT1H6M40S</meta:editing-duration>
    <dc:date>2012-09-27T20:27:32</dc:date>
    <dc:creator>kevin </dc:creator>
    <meta:document-statistic meta:table-count="0" meta:image-count="0" meta:object-count="0" meta:page-count="22" meta:paragraph-count="562" meta:word-count="7753" meta:character-count="35794" meta:non-whitespace-character-count="39321"/>
    <meta:user-defined meta:name="Info 1"/>
    <meta:user-defined meta:name="Info 2"/>
    <meta:user-defined meta:name="Info 3"/>
    <meta:user-defined meta:name="Info 4"/>
  </office:meta>
</office:document-meta>
</file>